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Mobility_Santiago</text:p>
          </table:table-cell>
          <table:table-cell office:value-type="string" calcext:value-type="string">
            <text:p>Mobility_Met</text:p>
          </table:table-cell>
          <table:table-cell office:value-type="string" calcext:value-type="string">
            <text:p>Mobility_Met_int</text:p>
          </table:table-cell>
          <table:table-cell office:value-type="string" calcext:value-type="string">
            <text:p>Mobility_Met_ext</text:p>
          </table:table-cell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 office:value-type="float" office:value="49.6176470588235" calcext:value-type="float">
            <text:p>49.617647058823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02" calcext:value-type="date">
            <text:p>2020-01-02</text:p>
          </table:table-cell>
          <table:table-cell office:value-type="float" office:value="55.4592274678112" calcext:value-type="float">
            <text:p>55.459227467811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office:value-type="float" office:value="62.5914893617021" calcext:value-type="float">
            <text:p>62.591489361702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office:value-type="float" office:value="54.7727272727273" calcext:value-type="float">
            <text:p>54.772727272727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office:value-type="float" office:value="44.5521739130435" calcext:value-type="float">
            <text:p>44.552173913043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office:value-type="float" office:value="49.8836206896552" calcext:value-type="float">
            <text:p>49.883620689655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office:value-type="float" office:value="54.2478260869565" calcext:value-type="float">
            <text:p>54.247826086956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office:value-type="float" office:value="37.4518828451883" calcext:value-type="float">
            <text:p>37.451882845188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office:value-type="float" office:value="42.6428571428571" calcext:value-type="float">
            <text:p>42.642857142857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0" calcext:value-type="date">
            <text:p>2020-01-10</text:p>
          </table:table-cell>
          <table:table-cell office:value-type="float" office:value="59.1570680628272" calcext:value-type="float">
            <text:p>59.157068062827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office:value-type="float" office:value="55.2083333333333" calcext:value-type="float">
            <text:p>55.208333333333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office:value-type="float" office:value="48.6666666666667" calcext:value-type="float">
            <text:p>48.666666666666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office:value-type="float" office:value="54.1353711790393" calcext:value-type="float">
            <text:p>54.135371179039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office:value-type="float" office:value="60.8157894736842" calcext:value-type="float">
            <text:p>60.815789473684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office:value-type="float" office:value="69.2869198312236" calcext:value-type="float">
            <text:p>69.286919831223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office:value-type="float" office:value="92.1288888888889" calcext:value-type="float">
            <text:p>92.128888888888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float" office:value="83.0909090909091" calcext:value-type="float">
            <text:p>83.090909090909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office:value-type="float" office:value="77.325" calcext:value-type="float">
            <text:p>77.32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19" calcext:value-type="date">
            <text:p>2020-01-19</text:p>
          </table:table-cell>
          <table:table-cell office:value-type="float" office:value="57.275" calcext:value-type="float">
            <text:p>57.27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office:value-type="float" office:value="63.7079646017699" calcext:value-type="float">
            <text:p>63.707964601769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office:value-type="float" office:value="71.1087866108787" calcext:value-type="float">
            <text:p>71.108786610878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office:value-type="float" office:value="61.4510638297872" calcext:value-type="float">
            <text:p>61.451063829787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office:value-type="float" office:value="51.673640167364" calcext:value-type="float">
            <text:p>51.67364016736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float" office:value="53.478672985782" calcext:value-type="float">
            <text:p>53.47867298578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office:value-type="float" office:value="55.1953488372093" calcext:value-type="float">
            <text:p>55.195348837209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office:value-type="float" office:value="48.6976744186047" calcext:value-type="float">
            <text:p>48.697674418604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office:value-type="float" office:value="56.1822429906542" calcext:value-type="float">
            <text:p>56.182242990654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office:value-type="float" office:value="77.4837209302326" calcext:value-type="float">
            <text:p>77.483720930232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office:value-type="float" office:value="40.3427230046948" calcext:value-type="float">
            <text:p>40.342723004694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office:value-type="float" office:value="62.1851851851852" calcext:value-type="float">
            <text:p>62.185185185185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68.7083333333333" calcext:value-type="float">
            <text:p>68.708333333333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office:value-type="float" office:value="57.4861111111111" calcext:value-type="float">
            <text:p>57.486111111111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office:value-type="float" office:value="49.8194444444444" calcext:value-type="float">
            <text:p>49.819444444444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office:value-type="float" office:value="46.9392523364486" calcext:value-type="float">
            <text:p>46.939252336448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office:value-type="float" office:value="43.3518518518519" calcext:value-type="float">
            <text:p>43.351851851851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office:value-type="float" office:value="48.7990654205608" calcext:value-type="float">
            <text:p>48.799065420560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office:value-type="float" office:value="48.1767441860465" calcext:value-type="float">
            <text:p>48.176744186046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60.3518518518519" calcext:value-type="float">
            <text:p>60.351851851851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office:value-type="float" office:value="59.6729857819905" calcext:value-type="float">
            <text:p>59.672985781990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office:value-type="float" office:value="52.9611650485437" calcext:value-type="float">
            <text:p>52.961165048543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office:value-type="float" office:value="69.5462962962963" calcext:value-type="float">
            <text:p>69.546296296296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office:value-type="float" office:value="73.4279069767442" calcext:value-type="float">
            <text:p>73.427906976744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office:value-type="float" office:value="65.7453703703704" calcext:value-type="float">
            <text:p>65.745370370370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office:value-type="float" office:value="63.75" calcext:value-type="float">
            <text:p>63.7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84.196261682243" calcext:value-type="float">
            <text:p>84.19626168224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office:value-type="float" office:value="70.6157407407408" calcext:value-type="float">
            <text:p>70.615740740740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50.2009345794393" calcext:value-type="float">
            <text:p>50.200934579439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float" office:value="45.7962962962963" calcext:value-type="float">
            <text:p>45.796296296296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68.2638888888889" calcext:value-type="float">
            <text:p>68.263888888888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74.7962962962963" calcext:value-type="float">
            <text:p>74.796296296296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office:value-type="float" office:value="83.0283687943262" calcext:value-type="float">
            <text:p>83.028368794326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73.7566371681416" calcext:value-type="float">
            <text:p>73.75663716814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office:value-type="float" office:value="59.1583333333333" calcext:value-type="float">
            <text:p>59.158333333333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51.0625" calcext:value-type="float">
            <text:p>51.062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office:value-type="float" office:value="62.2375" calcext:value-type="float">
            <text:p>62.237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66.9875" calcext:value-type="float">
            <text:p>66.987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76.4553191489362" calcext:value-type="float">
            <text:p>76.45531914893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11821239362" calcext:value-type="float">
            <text:p>18.1711821239362</text:p>
          </table:table-cell>
          <table:table-cell office:value-type="float" office:value="10.2531779464549" calcext:value-type="float">
            <text:p>10.2531779464549</text:p>
          </table:table-cell>
          <table:table-cell office:value-type="float" office:value="4.33388363748936" calcext:value-type="float">
            <text:p>4.33388363748936</text:p>
          </table:table-cell>
          <table:table-cell office:value-type="float" office:value="5.92324410883631" calcext:value-type="float">
            <text:p>5.92324410883631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71.0181818181818" calcext:value-type="float">
            <text:p>71.01818181818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60425781146" calcext:value-type="float">
            <text:p>18.460425781146</text:p>
          </table:table-cell>
          <table:table-cell office:value-type="float" office:value="10.4368340436455" calcext:value-type="float">
            <text:p>10.4368340436455</text:p>
          </table:table-cell>
          <table:table-cell office:value-type="float" office:value="4.40211719420357" calcext:value-type="float">
            <text:p>4.40211719420357</text:p>
          </table:table-cell>
          <table:table-cell office:value-type="float" office:value="6.03872883577545" calcext:value-type="float">
            <text:p>6.03872883577545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82.9141630901288" calcext:value-type="float">
            <text:p>82.91416309012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396966819598" calcext:value-type="float">
            <text:p>19.1396966819598</text:p>
          </table:table-cell>
          <table:table-cell office:value-type="float" office:value="10.8633243525892" calcext:value-type="float">
            <text:p>10.8633243525892</text:p>
          </table:table-cell>
          <table:table-cell office:value-type="float" office:value="4.55078504312579" calcext:value-type="float">
            <text:p>4.55078504312579</text:p>
          </table:table-cell>
          <table:table-cell office:value-type="float" office:value="6.31668678818655" calcext:value-type="float">
            <text:p>6.31668678818655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82.9708333333333" calcext:value-type="float">
            <text:p>82.97083333333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224631057709" calcext:value-type="float">
            <text:p>13.1224631057709</text:p>
          </table:table-cell>
          <table:table-cell office:value-type="float" office:value="9.21468004815399" calcext:value-type="float">
            <text:p>9.21468004815399</text:p>
          </table:table-cell>
          <table:table-cell office:value-type="float" office:value="3.90741502587772" calcext:value-type="float">
            <text:p>3.90741502587772</text:p>
          </table:table-cell>
          <table:table-cell office:value-type="float" office:value="5.31082614865972" calcext:value-type="float">
            <text:p>5.31082614865972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50.6833333333333" calcext:value-type="float">
            <text:p>50.68333333333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0747291169345" calcext:value-type="float">
            <text:p>9.70747291169345</text:p>
          </table:table-cell>
          <table:table-cell office:value-type="float" office:value="7.95616074039614" calcext:value-type="float">
            <text:p>7.95616074039614</text:p>
          </table:table-cell>
          <table:table-cell office:value-type="float" office:value="3.45594026453979" calcext:value-type="float">
            <text:p>3.45594026453979</text:p>
          </table:table-cell>
          <table:table-cell office:value-type="float" office:value="4.50337013873427" calcext:value-type="float">
            <text:p>4.50337013873427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69.4201680672269" calcext:value-type="float">
            <text:p>69.420168067226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353039836006" calcext:value-type="float">
            <text:p>19.1353039836006</text:p>
          </table:table-cell>
          <table:table-cell office:value-type="float" office:value="10.9987026463539" calcext:value-type="float">
            <text:p>10.9987026463539</text:p>
          </table:table-cell>
          <table:table-cell office:value-type="float" office:value="4.73875081954662" calcext:value-type="float">
            <text:p>4.73875081954662</text:p>
          </table:table-cell>
          <table:table-cell office:value-type="float" office:value="6.26427061312927" calcext:value-type="float">
            <text:p>6.26427061312927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74.4008438818566" calcext:value-type="float">
            <text:p>74.40084388185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12321740751" calcext:value-type="float">
            <text:p>19.4512321740751</text:p>
          </table:table-cell>
          <table:table-cell office:value-type="float" office:value="11.1714823054433" calcext:value-type="float">
            <text:p>11.1714823054433</text:p>
          </table:table-cell>
          <table:table-cell office:value-type="float" office:value="4.8401491347631" calcext:value-type="float">
            <text:p>4.8401491347631</text:p>
          </table:table-cell>
          <table:table-cell office:value-type="float" office:value="6.33574436904779" calcext:value-type="float">
            <text:p>6.33574436904779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77.25" calcext:value-type="float">
            <text:p>77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109196269312" calcext:value-type="float">
            <text:p>19.5109196269312</text:p>
          </table:table-cell>
          <table:table-cell office:value-type="float" office:value="11.4166345419427" calcext:value-type="float">
            <text:p>11.4166345419427</text:p>
          </table:table-cell>
          <table:table-cell office:value-type="float" office:value="4.97683494079332" calcext:value-type="float">
            <text:p>4.97683494079332</text:p>
          </table:table-cell>
          <table:table-cell office:value-type="float" office:value="6.44433537175383" calcext:value-type="float">
            <text:p>6.44433537175383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91.6569037656904" calcext:value-type="float">
            <text:p>91.65690376569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915846548404" calcext:value-type="float">
            <text:p>19.8915846548404</text:p>
          </table:table-cell>
          <table:table-cell office:value-type="float" office:value="11.4773715825837" calcext:value-type="float">
            <text:p>11.4773715825837</text:p>
          </table:table-cell>
          <table:table-cell office:value-type="float" office:value="4.97407796718079" calcext:value-type="float">
            <text:p>4.97407796718079</text:p>
          </table:table-cell>
          <table:table-cell office:value-type="float" office:value="6.50782687336632" calcext:value-type="float">
            <text:p>6.50782687336632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89.8973214285714" calcext:value-type="float">
            <text:p>89.89732142857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10312635885" calcext:value-type="float">
            <text:p>20.1710312635885</text:p>
          </table:table-cell>
          <table:table-cell office:value-type="float" office:value="11.8742440800443" calcext:value-type="float">
            <text:p>11.8742440800443</text:p>
          </table:table-cell>
          <table:table-cell office:value-type="float" office:value="5.05624685019101" calcext:value-type="float">
            <text:p>5.05624685019101</text:p>
          </table:table-cell>
          <table:table-cell office:value-type="float" office:value="6.82260537460891" calcext:value-type="float">
            <text:p>6.8226053746089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68.646288209607" calcext:value-type="float">
            <text:p>68.6462882096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3926717367576" calcext:value-type="float">
            <text:p>13.3926717367576</text:p>
          </table:table-cell>
          <table:table-cell office:value-type="float" office:value="9.54805960657512" calcext:value-type="float">
            <text:p>9.54805960657512</text:p>
          </table:table-cell>
          <table:table-cell office:value-type="float" office:value="4.09163917593409" calcext:value-type="float">
            <text:p>4.09163917593409</text:p>
          </table:table-cell>
          <table:table-cell office:value-type="float" office:value="5.46014945459278" calcext:value-type="float">
            <text:p>5.46014945459278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8.1375" calcext:value-type="float">
            <text:p>48.13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.497413188744" calcext:value-type="float">
            <text:p>12.497413188744</text:p>
          </table:table-cell>
          <table:table-cell office:value-type="float" office:value="8.18995916806794" calcext:value-type="float">
            <text:p>8.18995916806794</text:p>
          </table:table-cell>
          <table:table-cell office:value-type="float" office:value="3.65358165055286" calcext:value-type="float">
            <text:p>3.65358165055286</text:p>
          </table:table-cell>
          <table:table-cell office:value-type="float" office:value="4.5397073061154" calcext:value-type="float">
            <text:p>4.5397073061154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73.1782608695652" calcext:value-type="float">
            <text:p>73.17826086956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.5706159539255" calcext:value-type="float">
            <text:p>19.5706159539255</text:p>
          </table:table-cell>
          <table:table-cell office:value-type="float" office:value="11.381507114938" calcext:value-type="float">
            <text:p>11.381507114938</text:p>
          </table:table-cell>
          <table:table-cell office:value-type="float" office:value="4.94465235526992" calcext:value-type="float">
            <text:p>4.94465235526992</text:p>
          </table:table-cell>
          <table:table-cell office:value-type="float" office:value="6.44136119981913" calcext:value-type="float">
            <text:p>6.44136119981913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83.6261261261261" calcext:value-type="float">
            <text:p>83.62612612612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025495398759" calcext:value-type="float">
            <text:p>20.1025495398759</text:p>
          </table:table-cell>
          <table:table-cell office:value-type="float" office:value="11.5537557860982" calcext:value-type="float">
            <text:p>11.5537557860982</text:p>
          </table:table-cell>
          <table:table-cell office:value-type="float" office:value="5.03002333900592" calcext:value-type="float">
            <text:p>5.03002333900592</text:p>
          </table:table-cell>
          <table:table-cell office:value-type="float" office:value="6.52831669235498" calcext:value-type="float">
            <text:p>6.52831669235498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81.0502092050209" calcext:value-type="float">
            <text:p>81.05020920502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.9997870206856" calcext:value-type="float">
            <text:p>18.9997870206856</text:p>
          </table:table-cell>
          <table:table-cell office:value-type="float" office:value="11.1836574698043" calcext:value-type="float">
            <text:p>11.1836574698043</text:p>
          </table:table-cell>
          <table:table-cell office:value-type="float" office:value="4.87007608471949" calcext:value-type="float">
            <text:p>4.87007608471949</text:p>
          </table:table-cell>
          <table:table-cell office:value-type="float" office:value="6.31801985817247" calcext:value-type="float">
            <text:p>6.31801985817247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63.4177777777778" calcext:value-type="float">
            <text:p>63.417777777777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7287530948557" calcext:value-type="float">
            <text:p>20.7287530948557</text:p>
          </table:table-cell>
          <table:table-cell office:value-type="float" office:value="12.3418696814804" calcext:value-type="float">
            <text:p>12.3418696814804</text:p>
          </table:table-cell>
          <table:table-cell office:value-type="float" office:value="5.52333579005968" calcext:value-type="float">
            <text:p>5.52333579005968</text:p>
          </table:table-cell>
          <table:table-cell office:value-type="float" office:value="6.82356773007778" calcext:value-type="float">
            <text:p>6.82356773007778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57.1929824561404" calcext:value-type="float">
            <text:p>57.19298245614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.231375402664" calcext:value-type="float">
            <text:p>20.231375402664</text:p>
          </table:table-cell>
          <table:table-cell office:value-type="float" office:value="12.3294480765064" calcext:value-type="float">
            <text:p>12.3294480765064</text:p>
          </table:table-cell>
          <table:table-cell office:value-type="float" office:value="5.42761650968639" calcext:value-type="float">
            <text:p>5.42761650968639</text:p>
          </table:table-cell>
          <table:table-cell office:value-type="float" office:value="6.90677816917061" calcext:value-type="float">
            <text:p>6.90677816917061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60.3958333333333" calcext:value-type="float">
            <text:p>60.39583333333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.136501992244" calcext:value-type="float">
            <text:p>13.136501992244</text:p>
          </table:table-cell>
          <table:table-cell office:value-type="float" office:value="9.81445197000152" calcext:value-type="float">
            <text:p>9.81445197000152</text:p>
          </table:table-cell>
          <table:table-cell office:value-type="float" office:value="4.33861654332667" calcext:value-type="float">
            <text:p>4.33861654332667</text:p>
          </table:table-cell>
          <table:table-cell office:value-type="float" office:value="5.47978954000496" calcext:value-type="float">
            <text:p>5.47978954000496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57.5330396475771" calcext:value-type="float">
            <text:p>57.533039647577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.3253613992741" calcext:value-type="float">
            <text:p>9.3253613992741</text:p>
          </table:table-cell>
          <table:table-cell office:value-type="float" office:value="8.14869963975634" calcext:value-type="float">
            <text:p>8.14869963975634</text:p>
          </table:table-cell>
          <table:table-cell office:value-type="float" office:value="3.72692944335426" calcext:value-type="float">
            <text:p>3.72692944335426</text:p>
          </table:table-cell>
          <table:table-cell office:value-type="float" office:value="4.42516683245996" calcext:value-type="float">
            <text:p>4.42516683245996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67.5377358490566" calcext:value-type="float">
            <text:p>67.537735849056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7.369927320809" calcext:value-type="float">
            <text:p>17.369927320809</text:p>
          </table:table-cell>
          <table:table-cell office:value-type="float" office:value="10.5200111449799" calcext:value-type="float">
            <text:p>10.5200111449799</text:p>
          </table:table-cell>
          <table:table-cell office:value-type="float" office:value="4.69922041973852" calcext:value-type="float">
            <text:p>4.69922041973852</text:p>
          </table:table-cell>
          <table:table-cell office:value-type="float" office:value="5.82507348448439" calcext:value-type="float">
            <text:p>5.82507348448439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65.35" calcext:value-type="float">
            <text:p>65.3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.7169593653216" calcext:value-type="float">
            <text:p>14.7169593653216</text:p>
          </table:table-cell>
          <table:table-cell office:value-type="float" office:value="9.44807217445854" calcext:value-type="float">
            <text:p>9.44807217445854</text:p>
          </table:table-cell>
          <table:table-cell office:value-type="float" office:value="4.2487258514188" calcext:value-type="float">
            <text:p>4.2487258514188</text:p>
          </table:table-cell>
          <table:table-cell office:value-type="float" office:value="5.20321851210216" calcext:value-type="float">
            <text:p>5.20321851210216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70.4377682403433" calcext:value-type="float">
            <text:p>70.437768240343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.7646844800199" calcext:value-type="float">
            <text:p>13.7646844800199</text:p>
          </table:table-cell>
          <table:table-cell office:value-type="float" office:value="9.25359594665569" calcext:value-type="float">
            <text:p>9.25359594665569</text:p>
          </table:table-cell>
          <table:table-cell office:value-type="float" office:value="4.17754028460793" calcext:value-type="float">
            <text:p>4.17754028460793</text:p>
          </table:table-cell>
          <table:table-cell office:value-type="float" office:value="5.07986297425466" calcext:value-type="float">
            <text:p>5.07986297425466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69.9694323144105" calcext:value-type="float">
            <text:p>69.969432314410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.3097872869098" calcext:value-type="float">
            <text:p>12.3097872869098</text:p>
          </table:table-cell>
          <table:table-cell office:value-type="float" office:value="8.68360739078003" calcext:value-type="float">
            <text:p>8.68360739078003</text:p>
          </table:table-cell>
          <table:table-cell office:value-type="float" office:value="3.92535530781926" calcext:value-type="float">
            <text:p>3.92535530781926</text:p>
          </table:table-cell>
          <table:table-cell office:value-type="float" office:value="4.76182955969628" calcext:value-type="float">
            <text:p>4.76182955969628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79.5416666666667" calcext:value-type="float">
            <text:p>79.541666666666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.6576002555752" calcext:value-type="float">
            <text:p>11.6576002555752</text:p>
          </table:table-cell>
          <table:table-cell office:value-type="float" office:value="8.44850043896052" calcext:value-type="float">
            <text:p>8.44850043896052</text:p>
          </table:table-cell>
          <table:table-cell office:value-type="float" office:value="3.79858083474727" calcext:value-type="float">
            <text:p>3.79858083474727</text:p>
          </table:table-cell>
          <table:table-cell office:value-type="float" office:value="4.65338154166824" calcext:value-type="float">
            <text:p>4.65338154166824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45.1813953488372" calcext:value-type="float">
            <text:p>45.18139534883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.50901168723988" calcext:value-type="float">
            <text:p>7.50901168723988</text:p>
          </table:table-cell>
          <table:table-cell office:value-type="float" office:value="6.54859703116757" calcext:value-type="float">
            <text:p>6.54859703116757</text:p>
          </table:table-cell>
          <table:table-cell office:value-type="float" office:value="3.13858522530443" calcext:value-type="float">
            <text:p>3.13858522530443</text:p>
          </table:table-cell>
          <table:table-cell office:value-type="float" office:value="3.41287223880373" calcext:value-type="float">
            <text:p>3.41287223880373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3.2314814814815" calcext:value-type="float">
            <text:p>33.23148148148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.80298526005662" calcext:value-type="float">
            <text:p>5.80298526005662</text:p>
          </table:table-cell>
          <table:table-cell office:value-type="float" office:value="5.52356371460742" calcext:value-type="float">
            <text:p>5.52356371460742</text:p>
          </table:table-cell>
          <table:table-cell office:value-type="float" office:value="2.77650316762033" calcext:value-type="float">
            <text:p>2.77650316762033</text:p>
          </table:table-cell>
          <table:table-cell office:value-type="float" office:value="2.74959098683504" calcext:value-type="float">
            <text:p>2.74959098683504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48.5694444444444" calcext:value-type="float">
            <text:p>48.569444444444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.93244118664975" calcext:value-type="float">
            <text:p>9.93244118664975</text:p>
          </table:table-cell>
          <table:table-cell office:value-type="float" office:value="7.56866604393399" calcext:value-type="float">
            <text:p>7.56866604393399</text:p>
          </table:table-cell>
          <table:table-cell office:value-type="float" office:value="3.48979076221376" calcext:value-type="float">
            <text:p>3.48979076221376</text:p>
          </table:table-cell>
          <table:table-cell office:value-type="float" office:value="4.08205579514758" calcext:value-type="float">
            <text:p>4.08205579514758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52.2314814814815" calcext:value-type="float">
            <text:p>52.2314814814815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.66190421255336" calcext:value-type="float">
            <text:p>9.66190421255336</text:p>
          </table:table-cell>
          <table:table-cell office:value-type="float" office:value="7.40910599862193" calcext:value-type="float">
            <text:p>7.40910599862193</text:p>
          </table:table-cell>
          <table:table-cell office:value-type="float" office:value="3.42002394116323" calcext:value-type="float">
            <text:p>3.42002394116323</text:p>
          </table:table-cell>
          <table:table-cell office:value-type="float" office:value="3.99219898704213" calcext:value-type="float">
            <text:p>3.99219898704213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50.3148148148148" calcext:value-type="float">
            <text:p>50.3148148148148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9.86119960598827" calcext:value-type="float">
            <text:p>9.86119960598827</text:p>
          </table:table-cell>
          <table:table-cell office:value-type="float" office:value="7.59925742655805" calcext:value-type="float">
            <text:p>7.59925742655805</text:p>
          </table:table-cell>
          <table:table-cell office:value-type="float" office:value="3.51877593024862" calcext:value-type="float">
            <text:p>3.51877593024862</text:p>
          </table:table-cell>
          <table:table-cell office:value-type="float" office:value="4.08368842613892" calcext:value-type="float">
            <text:p>4.08368842613892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61.6995305164319" calcext:value-type="float">
            <text:p>61.6995305164319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1.2962808487226" calcext:value-type="float">
            <text:p>11.2962808487226</text:p>
          </table:table-cell>
          <table:table-cell office:value-type="float" office:value="8.06159585271015" calcext:value-type="float">
            <text:p>8.06159585271015</text:p>
          </table:table-cell>
          <table:table-cell office:value-type="float" office:value="3.68510977374697" calcext:value-type="float">
            <text:p>3.68510977374697</text:p>
          </table:table-cell>
          <table:table-cell office:value-type="float" office:value="4.37984460155529" calcext:value-type="float">
            <text:p>4.37984460155529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46.9142857142857" calcext:value-type="float">
            <text:p>46.9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.50559514407163" calcext:value-type="float">
            <text:p>6.50559514407163</text:p>
          </table:table-cell>
          <table:table-cell office:value-type="float" office:value="7.08029548088757" calcext:value-type="float">
            <text:p>7.08029548088757</text:p>
          </table:table-cell>
          <table:table-cell office:value-type="float" office:value="3.36130102683313" calcext:value-type="float">
            <text:p>3.36130102683313</text:p>
          </table:table-cell>
          <table:table-cell office:value-type="float" office:value="3.72205786495144" calcext:value-type="float">
            <text:p>3.72205786495144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60.5601851851852" calcext:value-type="float">
            <text:p>60.560185185185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.36068934304756" calcext:value-type="float">
            <text:p>5.36068934304756</text:p>
          </table:table-cell>
          <table:table-cell office:value-type="float" office:value="5.96306783047022" calcext:value-type="float">
            <text:p>5.96306783047022</text:p>
          </table:table-cell>
          <table:table-cell office:value-type="float" office:value="2.96815724260686" calcext:value-type="float">
            <text:p>2.96815724260686</text:p>
          </table:table-cell>
          <table:table-cell office:value-type="float" office:value="2.99761569673889" calcext:value-type="float">
            <text:p>2.99761569673889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56.1214953271028" calcext:value-type="float">
            <text:p>56.121495327102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.84619343846229" calcext:value-type="float">
            <text:p>4.84619343846229</text:p>
          </table:table-cell>
          <table:table-cell office:value-type="float" office:value="5.3280843471657" calcext:value-type="float">
            <text:p>5.3280843471657</text:p>
          </table:table-cell>
          <table:table-cell office:value-type="float" office:value="2.73925396444936" calcext:value-type="float">
            <text:p>2.73925396444936</text:p>
          </table:table-cell>
          <table:table-cell office:value-type="float" office:value="2.59132687451441" calcext:value-type="float">
            <text:p>2.59132687451441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69.7083333333333" calcext:value-type="float">
            <text:p>69.7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97404314605944" calcext:value-type="float">
            <text:p>6.97404314605944</text:p>
          </table:table-cell>
          <table:table-cell office:value-type="float" office:value="7.14304557675997" calcext:value-type="float">
            <text:p>7.14304557675997</text:p>
          </table:table-cell>
          <table:table-cell office:value-type="float" office:value="3.39789899748621" calcext:value-type="float">
            <text:p>3.39789899748621</text:p>
          </table:table-cell>
          <table:table-cell office:value-type="float" office:value="3.7482433447026" calcext:value-type="float">
            <text:p>3.7482433447026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72.2268518518519" calcext:value-type="float">
            <text:p>72.226851851851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7.29866799187129" calcext:value-type="float">
            <text:p>7.29866799187129</text:p>
          </table:table-cell>
          <table:table-cell office:value-type="float" office:value="7.48344230055733" calcext:value-type="float">
            <text:p>7.48344230055733</text:p>
          </table:table-cell>
          <table:table-cell office:value-type="float" office:value="3.55593054206546" calcext:value-type="float">
            <text:p>3.55593054206546</text:p>
          </table:table-cell>
          <table:table-cell office:value-type="float" office:value="3.93075255016288" calcext:value-type="float">
            <text:p>3.9307525501628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83.462962962963" calcext:value-type="float">
            <text:p>83.4629629629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.42988099780809" calcext:value-type="float">
            <text:p>7.42988099780809</text:p>
          </table:table-cell>
          <table:table-cell office:value-type="float" office:value="7.39526479150745" calcext:value-type="float">
            <text:p>7.39526479150745</text:p>
          </table:table-cell>
          <table:table-cell office:value-type="float" office:value="3.51100896473239" calcext:value-type="float">
            <text:p>3.51100896473239</text:p>
          </table:table-cell>
          <table:table-cell office:value-type="float" office:value="3.88745567797439" calcext:value-type="float">
            <text:p>3.88745567797439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91.1759259259259" calcext:value-type="float">
            <text:p>91.175925925925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7.26308269809295" calcext:value-type="float">
            <text:p>7.26308269809295</text:p>
          </table:table-cell>
          <table:table-cell office:value-type="float" office:value="7.19976580658341" calcext:value-type="float">
            <text:p>7.19976580658341</text:p>
          </table:table-cell>
          <table:table-cell office:value-type="float" office:value="3.42644040841907" calcext:value-type="float">
            <text:p>3.42644040841907</text:p>
          </table:table-cell>
          <table:table-cell office:value-type="float" office:value="3.77644817556548" calcext:value-type="float">
            <text:p>3.77644817556548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00.75" calcext:value-type="float">
            <text:p>100.7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.64322415185425" calcext:value-type="float">
            <text:p>7.64322415185425</text:p>
          </table:table-cell>
          <table:table-cell office:value-type="float" office:value="7.50532253408038" calcext:value-type="float">
            <text:p>7.50532253408038</text:p>
          </table:table-cell>
          <table:table-cell office:value-type="float" office:value="3.51678606533651" calcext:value-type="float">
            <text:p>3.51678606533651</text:p>
          </table:table-cell>
          <table:table-cell office:value-type="float" office:value="3.99174158505715" calcext:value-type="float">
            <text:p>3.99174158505715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87.4583333333333" calcext:value-type="float">
            <text:p>87.4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6.16724200662011" calcext:value-type="float">
            <text:p>6.16724200662011</text:p>
          </table:table-cell>
          <table:table-cell office:value-type="float" office:value="6.46118776608899" calcext:value-type="float">
            <text:p>6.46118776608899</text:p>
          </table:table-cell>
          <table:table-cell office:value-type="float" office:value="3.19710902572136" calcext:value-type="float">
            <text:p>3.19710902572136</text:p>
          </table:table-cell>
          <table:table-cell office:value-type="float" office:value="3.2669925105269" calcext:value-type="float">
            <text:p>3.266992510526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49.9953703703704" calcext:value-type="float">
            <text:p>49.995370370370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.32639079929362" calcext:value-type="float">
            <text:p>5.32639079929362</text:p>
          </table:table-cell>
          <table:table-cell office:value-type="float" office:value="5.6641587531638" calcext:value-type="float">
            <text:p>5.6641587531638</text:p>
          </table:table-cell>
          <table:table-cell office:value-type="float" office:value="2.89251801382364" calcext:value-type="float">
            <text:p>2.89251801382364</text:p>
          </table:table-cell>
          <table:table-cell office:value-type="float" office:value="2.77427691239713" calcext:value-type="float">
            <text:p>2.77427691239713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71.0138888888889" calcext:value-type="float">
            <text:p>71.0138888888889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7.64077488973883" calcext:value-type="float">
            <text:p>7.64077488973883</text:p>
          </table:table-cell>
          <table:table-cell office:value-type="float" office:value="7.3377102792371" calcext:value-type="float">
            <text:p>7.3377102792371</text:p>
          </table:table-cell>
          <table:table-cell office:value-type="float" office:value="3.47468744394969" calcext:value-type="float">
            <text:p>3.47468744394969</text:p>
          </table:table-cell>
          <table:table-cell office:value-type="float" office:value="3.86618958390483" calcext:value-type="float">
            <text:p>3.8661895839048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77.1666666666667" calcext:value-type="float">
            <text:p>77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.71250454799578" calcext:value-type="float">
            <text:p>7.71250454799578</text:p>
          </table:table-cell>
          <table:table-cell office:value-type="float" office:value="7.42412738553637" calcext:value-type="float">
            <text:p>7.42412738553637</text:p>
          </table:table-cell>
          <table:table-cell office:value-type="float" office:value="3.52207708889105" calcext:value-type="float">
            <text:p>3.52207708889105</text:p>
          </table:table-cell>
          <table:table-cell office:value-type="float" office:value="3.90526023507334" calcext:value-type="float">
            <text:p>3.90526023507334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88.5324074074074" calcext:value-type="float">
            <text:p>88.532407407407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7.396283510964" calcext:value-type="float">
            <text:p>7.396283510964</text:p>
          </table:table-cell>
          <table:table-cell office:value-type="float" office:value="7.15693883691825" calcext:value-type="float">
            <text:p>7.15693883691825</text:p>
          </table:table-cell>
          <table:table-cell office:value-type="float" office:value="3.37388578838723" calcext:value-type="float">
            <text:p>3.37388578838723</text:p>
          </table:table-cell>
          <table:table-cell office:value-type="float" office:value="3.78612792888444" calcext:value-type="float">
            <text:p>3.78612792888444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76.2037037037037" calcext:value-type="float">
            <text:p>76.2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7.59051177154419" calcext:value-type="float">
            <text:p>7.59051177154419</text:p>
          </table:table-cell>
          <table:table-cell office:value-type="float" office:value="7.48532388821052" calcext:value-type="float">
            <text:p>7.48532388821052</text:p>
          </table:table-cell>
          <table:table-cell office:value-type="float" office:value="3.48870161299452" calcext:value-type="float">
            <text:p>3.48870161299452</text:p>
          </table:table-cell>
          <table:table-cell office:value-type="float" office:value="3.9998017960183" calcext:value-type="float">
            <text:p>3.9998017960183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57.2546296296296" calcext:value-type="float">
            <text:p>57.2546296296296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5.3199215526192" calcext:value-type="float">
            <text:p>5.3199215526192</text:p>
          </table:table-cell>
          <table:table-cell office:value-type="float" office:value="5.58508190540718" calcext:value-type="float">
            <text:p>5.58508190540718</text:p>
          </table:table-cell>
          <table:table-cell office:value-type="float" office:value="2.81207400362268" calcext:value-type="float">
            <text:p>2.81207400362268</text:p>
          </table:table-cell>
          <table:table-cell office:value-type="float" office:value="2.77557076005785" calcext:value-type="float">
            <text:p>2.77557076005785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5.4511627906977" calcext:value-type="float">
            <text:p>55.45116279069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5.32765980104183" calcext:value-type="float">
            <text:p>5.32765980104183</text:p>
          </table:table-cell>
          <table:table-cell office:value-type="float" office:value="5.68968308593937" calcext:value-type="float">
            <text:p>5.68968308593937</text:p>
          </table:table-cell>
          <table:table-cell office:value-type="float" office:value="2.87789913887603" calcext:value-type="float">
            <text:p>2.87789913887603</text:p>
          </table:table-cell>
          <table:table-cell office:value-type="float" office:value="2.81440679682066" calcext:value-type="float">
            <text:p>2.81440679682066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8.5607476635514" calcext:value-type="float">
            <text:p>48.560747663551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5.01005439846655" calcext:value-type="float">
            <text:p>5.01005439846655</text:p>
          </table:table-cell>
          <table:table-cell office:value-type="float" office:value="5.52770721621971" calcext:value-type="float">
            <text:p>5.52770721621971</text:p>
          </table:table-cell>
          <table:table-cell office:value-type="float" office:value="2.86772657136014" calcext:value-type="float">
            <text:p>2.86772657136014</text:p>
          </table:table-cell>
          <table:table-cell office:value-type="float" office:value="2.66259422357751" calcext:value-type="float">
            <text:p>2.66259422357751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9.5601851851852" calcext:value-type="float">
            <text:p>59.560185185185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8.32347783" calcext:value-type="float">
            <text:p>8.32347783</text:p>
          </table:table-cell>
          <table:table-cell office:value-type="float" office:value="7.70271056542984" calcext:value-type="float">
            <text:p>7.70271056542984</text:p>
          </table:table-cell>
          <table:table-cell office:value-type="float" office:value="3.55416573054171" calcext:value-type="float">
            <text:p>3.55416573054171</text:p>
          </table:table-cell>
          <table:table-cell office:value-type="float" office:value="4.15178401812058" calcext:value-type="float">
            <text:p>4.15178401812058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72.0138888888889" calcext:value-type="float">
            <text:p>72.013888888888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8.32373493" calcext:value-type="float">
            <text:p>8.32373493</text:p>
          </table:table-cell>
          <table:table-cell office:value-type="float" office:value="7.72500620073854" calcext:value-type="float">
            <text:p>7.72500620073854</text:p>
          </table:table-cell>
          <table:table-cell office:value-type="float" office:value="3.57493140986235" calcext:value-type="float">
            <text:p>3.57493140986235</text:p>
          </table:table-cell>
          <table:table-cell office:value-type="float" office:value="4.15333289965506" calcext:value-type="float">
            <text:p>4.15333289965506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74.2777777777778" calcext:value-type="float">
            <text:p>74.2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8.501078902" calcext:value-type="float">
            <text:p>8.501078902</text:p>
          </table:table-cell>
          <table:table-cell office:value-type="float" office:value="7.70523822534958" calcext:value-type="float">
            <text:p>7.70523822534958</text:p>
          </table:table-cell>
          <table:table-cell office:value-type="float" office:value="3.54745922118454" calcext:value-type="float">
            <text:p>3.54745922118454</text:p>
          </table:table-cell>
          <table:table-cell office:value-type="float" office:value="4.16101207520675" calcext:value-type="float">
            <text:p>4.16101207520675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92.4675925925926" calcext:value-type="float">
            <text:p>92.4675925925926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8.120800316" calcext:value-type="float">
            <text:p>8.120800316</text:p>
          </table:table-cell>
          <table:table-cell office:value-type="float" office:value="7.36273696602833" calcext:value-type="float">
            <text:p>7.36273696602833</text:p>
          </table:table-cell>
          <table:table-cell office:value-type="float" office:value="3.39601183787196" calcext:value-type="float">
            <text:p>3.39601183787196</text:p>
          </table:table-cell>
          <table:table-cell office:value-type="float" office:value="3.96982017372569" calcext:value-type="float">
            <text:p>3.96982017372569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95.1121495327103" calcext:value-type="float">
            <text:p>95.112149532710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8.60592983" calcext:value-type="float">
            <text:p>8.60592983</text:p>
          </table:table-cell>
          <table:table-cell office:value-type="float" office:value="7.89344170223334" calcext:value-type="float">
            <text:p>7.89344170223334</text:p>
          </table:table-cell>
          <table:table-cell office:value-type="float" office:value="3.62489208626861" calcext:value-type="float">
            <text:p>3.62489208626861</text:p>
          </table:table-cell>
          <table:table-cell office:value-type="float" office:value="4.27185325790653" calcext:value-type="float">
            <text:p>4.27185325790653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7.6851851851852" calcext:value-type="float">
            <text:p>77.6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office:value-type="float" office:value="6.723819406" calcext:value-type="float">
            <text:p>6.723819406</text:p>
          </table:table-cell>
          <table:table-cell office:value-type="float" office:value="6.73505311454677" calcext:value-type="float">
            <text:p>6.73505311454677</text:p>
          </table:table-cell>
          <table:table-cell office:value-type="float" office:value="3.25148340813283" calcext:value-type="float">
            <text:p>3.25148340813283</text:p>
          </table:table-cell>
          <table:table-cell office:value-type="float" office:value="3.48653303206464" calcext:value-type="float">
            <text:p>3.48653303206464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50.7685185185185" calcext:value-type="float">
            <text:p>50.7685185185185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5.652960783" calcext:value-type="float">
            <text:p>5.652960783</text:p>
          </table:table-cell>
          <table:table-cell office:value-type="float" office:value="5.8661391116964" calcext:value-type="float">
            <text:p>5.8661391116964</text:p>
          </table:table-cell>
          <table:table-cell office:value-type="float" office:value="2.94790649035993" calcext:value-type="float">
            <text:p>2.94790649035993</text:p>
          </table:table-cell>
          <table:table-cell office:value-type="float" office:value="2.92091927423993" calcext:value-type="float">
            <text:p>2.92091927423993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68.7685185185185" calcext:value-type="float">
            <text:p>68.768518518518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8.765001331" calcext:value-type="float">
            <text:p>8.765001331</text:p>
          </table:table-cell>
          <table:table-cell office:value-type="float" office:value="7.84675747040372" calcext:value-type="float">
            <text:p>7.84675747040372</text:p>
          </table:table-cell>
          <table:table-cell office:value-type="float" office:value="3.62553982453623" calcext:value-type="float">
            <text:p>3.62553982453623</text:p>
          </table:table-cell>
          <table:table-cell office:value-type="float" office:value="4.22452187779791" calcext:value-type="float">
            <text:p>4.22452187779791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78.5648148148148" calcext:value-type="float">
            <text:p>78.564814814814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8.757802529" calcext:value-type="float">
            <text:p>8.757802529</text:p>
          </table:table-cell>
          <table:table-cell office:value-type="float" office:value="7.88792071011824" calcext:value-type="float">
            <text:p>7.88792071011824</text:p>
          </table:table-cell>
          <table:table-cell office:value-type="float" office:value="3.6398234793778" calcext:value-type="float">
            <text:p>3.6398234793778</text:p>
          </table:table-cell>
          <table:table-cell office:value-type="float" office:value="4.25141448047858" calcext:value-type="float">
            <text:p>4.25141448047858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84.6296296296296" calcext:value-type="float">
            <text:p>84.629629629629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8.79113372" calcext:value-type="float">
            <text:p>8.79113372</text:p>
          </table:table-cell>
          <table:table-cell office:value-type="float" office:value="7.89362089642995" calcext:value-type="float">
            <text:p>7.89362089642995</text:p>
          </table:table-cell>
          <table:table-cell office:value-type="float" office:value="3.60653806438317" calcext:value-type="float">
            <text:p>3.60653806438317</text:p>
          </table:table-cell>
          <table:table-cell office:value-type="float" office:value="4.29036974637995" calcext:value-type="float">
            <text:p>4.29036974637995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66.8287037037037" calcext:value-type="float">
            <text:p>66.8287037037037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8.897444609" calcext:value-type="float">
            <text:p>8.897444609</text:p>
          </table:table-cell>
          <table:table-cell office:value-type="float" office:value="8.19478592407489" calcext:value-type="float">
            <text:p>8.19478592407489</text:p>
          </table:table-cell>
          <table:table-cell office:value-type="float" office:value="3.72607988146561" calcext:value-type="float">
            <text:p>3.72607988146561</text:p>
          </table:table-cell>
          <table:table-cell office:value-type="float" office:value="4.47210190449756" calcext:value-type="float">
            <text:p>4.47210190449756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2.2916666666667" calcext:value-type="float">
            <text:p>52.291666666666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9.04192568" calcext:value-type="float">
            <text:p>9.04192568</text:p>
          </table:table-cell>
          <table:table-cell office:value-type="float" office:value="8.43012887489527" calcext:value-type="float">
            <text:p>8.43012887489527</text:p>
          </table:table-cell>
          <table:table-cell office:value-type="float" office:value="3.86857092117526" calcext:value-type="float">
            <text:p>3.86857092117526</text:p>
          </table:table-cell>
          <table:table-cell office:value-type="float" office:value="4.5650836786322" calcext:value-type="float">
            <text:p>4.5650836786322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.3009259259259" calcext:value-type="float">
            <text:p>52.300925925925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6.734388056" calcext:value-type="float">
            <text:p>6.734388056</text:p>
          </table:table-cell>
          <table:table-cell office:value-type="float" office:value="6.82818286491102" calcext:value-type="float">
            <text:p>6.82818286491102</text:p>
          </table:table-cell>
          <table:table-cell office:value-type="float" office:value="3.30168647912847" calcext:value-type="float">
            <text:p>3.30168647912847</text:p>
          </table:table-cell>
          <table:table-cell office:value-type="float" office:value="3.5295054654487" calcext:value-type="float">
            <text:p>3.529505465448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4.7777777777778" calcext:value-type="float">
            <text:p>34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5.521573453" calcext:value-type="float">
            <text:p>5.521573453</text:p>
          </table:table-cell>
          <table:table-cell office:value-type="float" office:value="5.82629702205077" calcext:value-type="float">
            <text:p>5.82629702205077</text:p>
          </table:table-cell>
          <table:table-cell office:value-type="float" office:value="2.91046730969983" calcext:value-type="float">
            <text:p>2.91046730969983</text:p>
          </table:table-cell>
          <table:table-cell office:value-type="float" office:value="2.91848224386214" calcext:value-type="float">
            <text:p>2.91848224386214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float" office:value="8.76867419" calcext:value-type="float">
            <text:p>8.76867419</text:p>
          </table:table-cell>
          <table:table-cell office:value-type="float" office:value="7.88858777069921" calcext:value-type="float">
            <text:p>7.88858777069921</text:p>
          </table:table-cell>
          <table:table-cell office:value-type="float" office:value="3.61213936392038" calcext:value-type="float">
            <text:p>3.61213936392038</text:p>
          </table:table-cell>
          <table:table-cell office:value-type="float" office:value="4.27974042596598" calcext:value-type="float">
            <text:p>4.27974042596598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3.6296296296296" calcext:value-type="float">
            <text:p>53.6296296296296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8.453350106" calcext:value-type="float">
            <text:p>8.453350106</text:p>
          </table:table-cell>
          <table:table-cell office:value-type="float" office:value="7.682663137105" calcext:value-type="float">
            <text:p>7.682663137105</text:p>
          </table:table-cell>
          <table:table-cell office:value-type="float" office:value="3.47713198082382" calcext:value-type="float">
            <text:p>3.47713198082382</text:p>
          </table:table-cell>
          <table:table-cell office:value-type="float" office:value="4.20870013278365" calcext:value-type="float">
            <text:p>4.20870013278365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78.3472222222222" calcext:value-type="float">
            <text:p>78.3472222222222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8.741458308" calcext:value-type="float">
            <text:p>8.741458308</text:p>
          </table:table-cell>
          <table:table-cell office:value-type="float" office:value="7.86088266850183" calcext:value-type="float">
            <text:p>7.86088266850183</text:p>
          </table:table-cell>
          <table:table-cell office:value-type="float" office:value="3.52660280200199" calcext:value-type="float">
            <text:p>3.52660280200199</text:p>
          </table:table-cell>
          <table:table-cell office:value-type="float" office:value="4.33749392943694" calcext:value-type="float">
            <text:p>4.33749392943694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97.3842592592593" calcext:value-type="float">
            <text:p>97.3842592592593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6" calcext:value-type="float">
            <text:p>6</text:p>
          </table:table-cell>
          <table:table-cell office:value-type="float" office:value="8.947744406" calcext:value-type="float">
            <text:p>8.947744406</text:p>
          </table:table-cell>
          <table:table-cell office:value-type="float" office:value="8.16781200508134" calcext:value-type="float">
            <text:p>8.16781200508134</text:p>
          </table:table-cell>
          <table:table-cell office:value-type="float" office:value="3.62180029776626" calcext:value-type="float">
            <text:p>3.62180029776626</text:p>
          </table:table-cell>
          <table:table-cell office:value-type="float" office:value="4.54931253126901" calcext:value-type="float">
            <text:p>4.54931253126901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91.9768518518518" calcext:value-type="float">
            <text:p>91.9768518518518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float" office:value="5.331365293" calcext:value-type="float">
            <text:p>5.331365293</text:p>
          </table:table-cell>
          <table:table-cell office:value-type="float" office:value="5.80924600935747" calcext:value-type="float">
            <text:p>5.80924600935747</text:p>
          </table:table-cell>
          <table:table-cell office:value-type="float" office:value="2.83344787405069" calcext:value-type="float">
            <text:p>2.83344787405069</text:p>
          </table:table-cell>
          <table:table-cell office:value-type="float" office:value="2.97838047322453" calcext:value-type="float">
            <text:p>2.978380473224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65.3564814814815" calcext:value-type="float">
            <text:p>65.3564814814815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8" calcext:value-type="float">
            <text:p>8</text:p>
          </table:table-cell>
          <table:table-cell office:value-type="float" office:value="6.480813905" calcext:value-type="float">
            <text:p>6.480813905</text:p>
          </table:table-cell>
          <table:table-cell office:value-type="float" office:value="6.85073624309728" calcext:value-type="float">
            <text:p>6.85073624309728</text:p>
          </table:table-cell>
          <table:table-cell office:value-type="float" office:value="3.27054369118038" calcext:value-type="float">
            <text:p>3.27054369118038</text:p>
          </table:table-cell>
          <table:table-cell office:value-type="float" office:value="3.58317324884305" calcext:value-type="float">
            <text:p>3.5831732488430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8.4490740740741" calcext:value-type="float">
            <text:p>58.4490740740741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13" calcext:value-type="float">
            <text:p>13</text:p>
          </table:table-cell>
          <table:table-cell office:value-type="float" office:value="5.253170136" calcext:value-type="float">
            <text:p>5.253170136</text:p>
          </table:table-cell>
          <table:table-cell office:value-type="float" office:value="5.82887830541047" calcext:value-type="float">
            <text:p>5.82887830541047</text:p>
          </table:table-cell>
          <table:table-cell office:value-type="float" office:value="2.86677330454626" calcext:value-type="float">
            <text:p>2.86677330454626</text:p>
          </table:table-cell>
          <table:table-cell office:value-type="float" office:value="2.96471771088184" calcext:value-type="float">
            <text:p>2.96471771088184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71.4" calcext:value-type="float">
            <text:p>71.4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  <table:table-cell office:value-type="float" office:value="9.043036719" calcext:value-type="float">
            <text:p>9.043036719</text:p>
          </table:table-cell>
          <table:table-cell office:value-type="float" office:value="8.24178394798348" calcext:value-type="float">
            <text:p>8.24178394798348</text:p>
          </table:table-cell>
          <table:table-cell office:value-type="float" office:value="3.72812947684996" calcext:value-type="float">
            <text:p>3.72812947684996</text:p>
          </table:table-cell>
          <table:table-cell office:value-type="float" office:value="4.51705220062337" calcext:value-type="float">
            <text:p>4.5170522006233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83.5083333333333" calcext:value-type="float">
            <text:p>83.5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  <table:table-cell office:value-type="float" office:value="9.090921612" calcext:value-type="float">
            <text:p>9.090921612</text:p>
          </table:table-cell>
          <table:table-cell office:value-type="float" office:value="8.37031860743524" calcext:value-type="float">
            <text:p>8.37031860743524</text:p>
          </table:table-cell>
          <table:table-cell office:value-type="float" office:value="3.77674146570566" calcext:value-type="float">
            <text:p>3.77674146570566</text:p>
          </table:table-cell>
          <table:table-cell office:value-type="float" office:value="4.59701917541706" calcext:value-type="float">
            <text:p>4.59701917541706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00.573221757322" calcext:value-type="float">
            <text:p>100.573221757322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  <table:table-cell office:value-type="float" office:value="8.335065698" calcext:value-type="float">
            <text:p>8.335065698</text:p>
          </table:table-cell>
          <table:table-cell office:value-type="float" office:value="8.29335346831301" calcext:value-type="float">
            <text:p>8.29335346831301</text:p>
          </table:table-cell>
          <table:table-cell office:value-type="float" office:value="3.77857430294838" calcext:value-type="float">
            <text:p>3.77857430294838</text:p>
          </table:table-cell>
          <table:table-cell office:value-type="float" office:value="4.51822286931624" calcext:value-type="float">
            <text:p>4.51822286931624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04.791666666667" calcext:value-type="float">
            <text:p>104.791666666667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office:value-type="float" office:value="5.991497333" calcext:value-type="float">
            <text:p>5.991497333</text:p>
          </table:table-cell>
          <table:table-cell office:value-type="float" office:value="6.24130498941417" calcext:value-type="float">
            <text:p>6.24130498941417</text:p>
          </table:table-cell>
          <table:table-cell office:value-type="float" office:value="2.72636760336591" calcext:value-type="float">
            <text:p>2.72636760336591</text:p>
          </table:table-cell>
          <table:table-cell office:value-type="float" office:value="3.51742213357081" calcext:value-type="float">
            <text:p>3.51742213357081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12.393305439331" calcext:value-type="float">
            <text:p>112.393305439331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5" calcext:value-type="float">
            <text:p>5</text:p>
          </table:table-cell>
          <table:table-cell office:value-type="float" office:value="8.58873167" calcext:value-type="float">
            <text:p>8.58873167</text:p>
          </table:table-cell>
          <table:table-cell office:value-type="float" office:value="8.75915346385541" calcext:value-type="float">
            <text:p>8.75915346385541</text:p>
          </table:table-cell>
          <table:table-cell office:value-type="float" office:value="3.90608796125096" calcext:value-type="float">
            <text:p>3.90608796125096</text:p>
          </table:table-cell>
          <table:table-cell office:value-type="float" office:value="4.85662541958933" calcext:value-type="float">
            <text:p>4.85662541958933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84.6583333333333" calcext:value-type="float">
            <text:p>84.6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6" calcext:value-type="float">
            <text:p>6</text:p>
          </table:table-cell>
          <table:table-cell office:value-type="float" office:value="6.100259855" calcext:value-type="float">
            <text:p>6.100259855</text:p>
          </table:table-cell>
          <table:table-cell office:value-type="float" office:value="6.67316524867228" calcext:value-type="float">
            <text:p>6.67316524867228</text:p>
          </table:table-cell>
          <table:table-cell office:value-type="float" office:value="3.23950016725801" calcext:value-type="float">
            <text:p>3.23950016725801</text:p>
          </table:table-cell>
          <table:table-cell office:value-type="float" office:value="3.4366174859562" calcext:value-type="float">
            <text:p>3.4366174859562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2.3625" calcext:value-type="float">
            <text:p>52.3625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office:value-type="float" office:value="3" calcext:value-type="float">
            <text:p>3</text:p>
          </table:table-cell>
          <table:table-cell office:value-type="float" office:value="5.254088351" calcext:value-type="float">
            <text:p>5.254088351</text:p>
          </table:table-cell>
          <table:table-cell office:value-type="float" office:value="6.06367216730086" calcext:value-type="float">
            <text:p>6.06367216730086</text:p>
          </table:table-cell>
          <table:table-cell office:value-type="float" office:value="3.03281410073342" calcext:value-type="float">
            <text:p>3.03281410073342</text:p>
          </table:table-cell>
          <table:table-cell office:value-type="float" office:value="3.03362210199079" calcext:value-type="float">
            <text:p>3.03362210199079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2.7029288702929" calcext:value-type="float">
            <text:p>62.7029288702929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6" calcext:value-type="float">
            <text:p>6</text:p>
          </table:table-cell>
          <table:table-cell office:value-type="float" office:value="7.789738033" calcext:value-type="float">
            <text:p>7.789738033</text:p>
          </table:table-cell>
          <table:table-cell office:value-type="float" office:value="7.32901151380765" calcext:value-type="float">
            <text:p>7.32901151380765</text:p>
          </table:table-cell>
          <table:table-cell office:value-type="float" office:value="3.40439886823981" calcext:value-type="float">
            <text:p>3.40439886823981</text:p>
          </table:table-cell>
          <table:table-cell office:value-type="float" office:value="3.92771533458607" calcext:value-type="float">
            <text:p>3.9277153345860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83.6041666666667" calcext:value-type="float">
            <text:p>83.604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6" calcext:value-type="float">
            <text:p>6</text:p>
          </table:table-cell>
          <table:table-cell office:value-type="float" office:value="7.743221281" calcext:value-type="float">
            <text:p>7.743221281</text:p>
          </table:table-cell>
          <table:table-cell office:value-type="float" office:value="7.30794554668975" calcext:value-type="float">
            <text:p>7.30794554668975</text:p>
          </table:table-cell>
          <table:table-cell office:value-type="float" office:value="3.39773067432795" calcext:value-type="float">
            <text:p>3.39773067432795</text:p>
          </table:table-cell>
          <table:table-cell office:value-type="float" office:value="3.913311484535" calcext:value-type="float">
            <text:p>3.913311484535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101.958333333333" calcext:value-type="float">
            <text:p>101.958333333333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float" office:value="6" calcext:value-type="float">
            <text:p>6</text:p>
          </table:table-cell>
          <table:table-cell office:value-type="float" office:value="8.029979707" calcext:value-type="float">
            <text:p>8.029979707</text:p>
          </table:table-cell>
          <table:table-cell office:value-type="float" office:value="7.66254999864684" calcext:value-type="float">
            <text:p>7.66254999864684</text:p>
          </table:table-cell>
          <table:table-cell office:value-type="float" office:value="3.58760501665931" calcext:value-type="float">
            <text:p>3.58760501665931</text:p>
          </table:table-cell>
          <table:table-cell office:value-type="float" office:value="4.07821464137982" calcext:value-type="float">
            <text:p>4.07821464137982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92.9541666666667" calcext:value-type="float">
            <text:p>92.9541666666667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18" calcext:value-type="float">
            <text:p>18</text:p>
          </table:table-cell>
          <table:table-cell office:value-type="float" office:value="8.220187867" calcext:value-type="float">
            <text:p>8.220187867</text:p>
          </table:table-cell>
          <table:table-cell office:value-type="float" office:value="7.84106142147407" calcext:value-type="float">
            <text:p>7.84106142147407</text:p>
          </table:table-cell>
          <table:table-cell office:value-type="float" office:value="3.6176708959745" calcext:value-type="float">
            <text:p>3.6176708959745</text:p>
          </table:table-cell>
          <table:table-cell office:value-type="float" office:value="4.22668758582579" calcext:value-type="float">
            <text:p>4.226687585825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99.5232067510549" calcext:value-type="float">
            <text:p>99.5232067510549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 office:value-type="float" office:value="19" calcext:value-type="float">
            <text:p>19</text:p>
          </table:table-cell>
          <table:table-cell office:value-type="float" office:value="8.540369306" calcext:value-type="float">
            <text:p>8.540369306</text:p>
          </table:table-cell>
          <table:table-cell office:value-type="float" office:value="8.25893259906183" calcext:value-type="float">
            <text:p>8.25893259906183</text:p>
          </table:table-cell>
          <table:table-cell office:value-type="float" office:value="3.80350184925615" calcext:value-type="float">
            <text:p>3.80350184925615</text:p>
          </table:table-cell>
          <table:table-cell office:value-type="float" office:value="4.45889717249498" calcext:value-type="float">
            <text:p>4.45889717249498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9.3791666666667" calcext:value-type="float">
            <text:p>79.3791666666667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25" calcext:value-type="float">
            <text:p>25</text:p>
          </table:table-cell>
          <table:table-cell office:value-type="float" office:value="5.487470961" calcext:value-type="float">
            <text:p>5.487470961</text:p>
          </table:table-cell>
          <table:table-cell office:value-type="float" office:value="5.76890348276444" calcext:value-type="float">
            <text:p>5.76890348276444</text:p>
          </table:table-cell>
          <table:table-cell office:value-type="float" office:value="2.87240139092503" calcext:value-type="float">
            <text:p>2.87240139092503</text:p>
          </table:table-cell>
          <table:table-cell office:value-type="float" office:value="2.8991199312395" calcext:value-type="float">
            <text:p>2.8991199312395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1.4291666666667" calcext:value-type="float">
            <text:p>61.429166666666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office:value-type="float" office:value="24" calcext:value-type="float">
            <text:p>24</text:p>
          </table:table-cell>
          <table:table-cell office:value-type="float" office:value="4.763118991" calcext:value-type="float">
            <text:p>4.763118991</text:p>
          </table:table-cell>
          <table:table-cell office:value-type="float" office:value="5.0862125668146" calcext:value-type="float">
            <text:p>5.0862125668146</text:p>
          </table:table-cell>
          <table:table-cell office:value-type="float" office:value="2.60624978852825" calcext:value-type="float">
            <text:p>2.60624978852825</text:p>
          </table:table-cell>
          <table:table-cell office:value-type="float" office:value="2.48233805323065" calcext:value-type="float">
            <text:p>2.48233805323065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.1291666666667" calcext:value-type="float">
            <text:p>66.1291666666667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office:value-type="float" office:value="24" calcext:value-type="float">
            <text:p>24</text:p>
          </table:table-cell>
          <table:table-cell office:value-type="float" office:value="7.105163121" calcext:value-type="float">
            <text:p>7.105163121</text:p>
          </table:table-cell>
          <table:table-cell office:value-type="float" office:value="6.61053530162457" calcext:value-type="float">
            <text:p>6.61053530162457</text:p>
          </table:table-cell>
          <table:table-cell office:value-type="float" office:value="3.1386691676707" calcext:value-type="float">
            <text:p>3.1386691676707</text:p>
          </table:table-cell>
          <table:table-cell office:value-type="float" office:value="3.47472664339883" calcext:value-type="float">
            <text:p>3.47472664339883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7.1166666666667" calcext:value-type="float">
            <text:p>57.1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4" calcext:value-type="float">
            <text:p>24</text:p>
          </table:table-cell>
          <table:table-cell office:value-type="float" office:value="7.172817174" calcext:value-type="float">
            <text:p>7.172817174</text:p>
          </table:table-cell>
          <table:table-cell office:value-type="float" office:value="6.75491652056074" calcext:value-type="float">
            <text:p>6.75491652056074</text:p>
          </table:table-cell>
          <table:table-cell office:value-type="float" office:value="3.17864257412234" calcext:value-type="float">
            <text:p>3.17864257412234</text:p>
          </table:table-cell>
          <table:table-cell office:value-type="float" office:value="3.57917088677063" calcext:value-type="float">
            <text:p>3.57917088677063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1.8095238095238" calcext:value-type="float">
            <text:p>51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3588" calcext:value-type="float">
            <text:p>3588</text:p>
          </table:table-cell>
          <table:table-cell office:value-type="float" office:value="30" calcext:value-type="float">
            <text:p>30</text:p>
          </table:table-cell>
          <table:table-cell office:value-type="float" office:value="7.314479326" calcext:value-type="float">
            <text:p>7.314479326</text:p>
          </table:table-cell>
          <table:table-cell office:value-type="float" office:value="7.0609106000107" calcext:value-type="float">
            <text:p>7.0609106000107</text:p>
          </table:table-cell>
          <table:table-cell office:value-type="float" office:value="3.29774292030181" calcext:value-type="float">
            <text:p>3.29774292030181</text:p>
          </table:table-cell>
          <table:table-cell office:value-type="float" office:value="3.76617316514225" calcext:value-type="float">
            <text:p>3.76617316514225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4.4398148148148" calcext:value-type="float">
            <text:p>34.4398148148148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40" calcext:value-type="float">
            <text:p>40</text:p>
          </table:table-cell>
          <table:table-cell office:value-type="float" office:value="4.995739484" calcext:value-type="float">
            <text:p>4.995739484</text:p>
          </table:table-cell>
          <table:table-cell office:value-type="float" office:value="5.47278390474357" calcext:value-type="float">
            <text:p>5.47278390474357</text:p>
          </table:table-cell>
          <table:table-cell office:value-type="float" office:value="2.7363406972771" calcext:value-type="float">
            <text:p>2.7363406972771</text:p>
          </table:table-cell>
          <table:table-cell office:value-type="float" office:value="2.73893704424033" calcext:value-type="float">
            <text:p>2.738937044240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.2612612612613" calcext:value-type="float">
            <text:p>75.2612612612613</text:p>
          </table:table-cell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35" calcext:value-type="float">
            <text:p>35</text:p>
          </table:table-cell>
          <table:table-cell office:value-type="float" office:value="7.418678322" calcext:value-type="float">
            <text:p>7.418678322</text:p>
          </table:table-cell>
          <table:table-cell office:value-type="float" office:value="7.05017339892806" calcext:value-type="float">
            <text:p>7.05017339892806</text:p>
          </table:table-cell>
          <table:table-cell office:value-type="float" office:value="3.3363688504829" calcext:value-type="float">
            <text:p>3.3363688504829</text:p>
          </table:table-cell>
          <table:table-cell office:value-type="float" office:value="3.71684523670703" calcext:value-type="float">
            <text:p>3.7168452367070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1.4208333333333" calcext:value-type="float">
            <text:p>81.420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49" calcext:value-type="float">
            <text:p>3049</text:p>
          </table:table-cell>
          <table:table-cell office:value-type="float" office:value="32" calcext:value-type="float">
            <text:p>32</text:p>
          </table:table-cell>
          <table:table-cell office:value-type="float" office:value="5.701258872" calcext:value-type="float">
            <text:p>5.701258872</text:p>
          </table:table-cell>
          <table:table-cell office:value-type="float" office:value="6.04799774511479" calcext:value-type="float">
            <text:p>6.04799774511479</text:p>
          </table:table-cell>
          <table:table-cell office:value-type="float" office:value="2.95809293020827" calcext:value-type="float">
            <text:p>2.95809293020827</text:p>
          </table:table-cell>
          <table:table-cell office:value-type="float" office:value="3.09260075141356" calcext:value-type="float">
            <text:p>3.0926007514135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3.9291666666667" calcext:value-type="float">
            <text:p>63.929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39" calcext:value-type="float">
            <text:p>39</text:p>
          </table:table-cell>
          <table:table-cell office:value-type="float" office:value="4.788884094" calcext:value-type="float">
            <text:p>4.788884094</text:p>
          </table:table-cell>
          <table:table-cell office:value-type="float" office:value="5.31445839130773" calcext:value-type="float">
            <text:p>5.31445839130773</text:p>
          </table:table-cell>
          <table:table-cell office:value-type="float" office:value="2.66824657231446" calcext:value-type="float">
            <text:p>2.66824657231446</text:p>
          </table:table-cell>
          <table:table-cell office:value-type="float" office:value="2.64864359637121" calcext:value-type="float">
            <text:p>2.64864359637121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2.8708333333333" calcext:value-type="float">
            <text:p>82.870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35" calcext:value-type="float">
            <text:p>35</text:p>
          </table:table-cell>
          <table:table-cell office:value-type="float" office:value="7.625083787" calcext:value-type="float">
            <text:p>7.625083787</text:p>
          </table:table-cell>
          <table:table-cell office:value-type="float" office:value="7.12345661225029" calcext:value-type="float">
            <text:p>7.12345661225029</text:p>
          </table:table-cell>
          <table:table-cell office:value-type="float" office:value="3.32699487432313" calcext:value-type="float">
            <text:p>3.32699487432313</text:p>
          </table:table-cell>
          <table:table-cell office:value-type="float" office:value="3.7994938830976" calcext:value-type="float">
            <text:p>3.7994938830976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75.125" calcext:value-type="float">
            <text:p>75.125</text:p>
          </table:table-cell>
          <table:table-cell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38" calcext:value-type="float">
            <text:p>38</text:p>
          </table:table-cell>
          <table:table-cell office:value-type="float" office:value="7.575077819" calcext:value-type="float">
            <text:p>7.575077819</text:p>
          </table:table-cell>
          <table:table-cell office:value-type="float" office:value="7.12292678420495" calcext:value-type="float">
            <text:p>7.12292678420495</text:p>
          </table:table-cell>
          <table:table-cell office:value-type="float" office:value="3.3274830800291" calcext:value-type="float">
            <text:p>3.3274830800291</text:p>
          </table:table-cell>
          <table:table-cell office:value-type="float" office:value="3.79847629397735" calcext:value-type="float">
            <text:p>3.79847629397735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3.6583333333333" calcext:value-type="float">
            <text:p>63.6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26" calcext:value-type="float">
            <text:p>3726</text:p>
          </table:table-cell>
          <table:table-cell office:value-type="float" office:value="28" calcext:value-type="float">
            <text:p>28</text:p>
          </table:table-cell>
          <table:table-cell office:value-type="float" office:value="7.533666339" calcext:value-type="float">
            <text:p>7.533666339</text:p>
          </table:table-cell>
          <table:table-cell office:value-type="float" office:value="7.16166124216764" calcext:value-type="float">
            <text:p>7.16166124216764</text:p>
          </table:table-cell>
          <table:table-cell office:value-type="float" office:value="3.33206771154213" calcext:value-type="float">
            <text:p>3.33206771154213</text:p>
          </table:table-cell>
          <table:table-cell office:value-type="float" office:value="3.83263029894412" calcext:value-type="float">
            <text:p>3.83263029894412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79.6125" calcext:value-type="float">
            <text:p>79.6125</text:p>
          </table:table-cell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43" calcext:value-type="float">
            <text:p>43</text:p>
          </table:table-cell>
          <table:table-cell office:value-type="float" office:value="7.421313598" calcext:value-type="float">
            <text:p>7.421313598</text:p>
          </table:table-cell>
          <table:table-cell office:value-type="float" office:value="6.9608667420182" calcext:value-type="float">
            <text:p>6.9608667420182</text:p>
          </table:table-cell>
          <table:table-cell office:value-type="float" office:value="3.24344844384167" calcext:value-type="float">
            <text:p>3.24344844384167</text:p>
          </table:table-cell>
          <table:table-cell office:value-type="float" office:value="3.72037430104182" calcext:value-type="float">
            <text:p>3.72037430104182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3.4549356223176" calcext:value-type="float">
            <text:p>83.4549356223176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47" calcext:value-type="float">
            <text:p>47</text:p>
          </table:table-cell>
          <table:table-cell office:value-type="float" office:value="7.763945385" calcext:value-type="float">
            <text:p>7.763945385</text:p>
          </table:table-cell>
          <table:table-cell office:value-type="float" office:value="7.23530247361871" calcext:value-type="float">
            <text:p>7.23530247361871</text:p>
          </table:table-cell>
          <table:table-cell office:value-type="float" office:value="3.35262448373281" calcext:value-type="float">
            <text:p>3.35262448373281</text:p>
          </table:table-cell>
          <table:table-cell office:value-type="float" office:value="3.88573349316051" calcext:value-type="float">
            <text:p>3.885733493160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6.6833333333333" calcext:value-type="float">
            <text:p>86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float" office:value="43" calcext:value-type="float">
            <text:p>43</text:p>
          </table:table-cell>
          <table:table-cell office:value-type="float" office:value="6.049601954" calcext:value-type="float">
            <text:p>6.049601954</text:p>
          </table:table-cell>
          <table:table-cell office:value-type="float" office:value="6.25010098368438" calcext:value-type="float">
            <text:p>6.25010098368438</text:p>
          </table:table-cell>
          <table:table-cell office:value-type="float" office:value="3.02619196480286" calcext:value-type="float">
            <text:p>3.02619196480286</text:p>
          </table:table-cell>
          <table:table-cell office:value-type="float" office:value="3.22666701927414" calcext:value-type="float">
            <text:p>3.22666701927414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9.25" calcext:value-type="float">
            <text:p>79.25</text:p>
          </table:table-cell>
          <table:table-cell office:value-type="float" office:value="0" calcext:value-type="float">
            <text:p>0</text:p>
          </table:table-cell>
          <table:table-cell office:value-type="float" office:value="4253" calcext:value-type="float">
            <text:p>4253</text:p>
          </table:table-cell>
          <table:table-cell office:value-type="float" office:value="47" calcext:value-type="float">
            <text:p>47</text:p>
          </table:table-cell>
          <table:table-cell office:value-type="float" office:value="5.035461449" calcext:value-type="float">
            <text:p>5.035461449</text:p>
          </table:table-cell>
          <table:table-cell office:value-type="float" office:value="5.50145759156631" calcext:value-type="float">
            <text:p>5.50145759156631</text:p>
          </table:table-cell>
          <table:table-cell office:value-type="float" office:value="2.74020705893819" calcext:value-type="float">
            <text:p>2.74020705893819</text:p>
          </table:table-cell>
          <table:table-cell office:value-type="float" office:value="2.76374789323803" calcext:value-type="float">
            <text:p>2.76374789323803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64.225" calcext:value-type="float">
            <text:p>64.225</text:p>
          </table:table-cell>
          <table:table-cell office:value-type="float" office:value="0" calcext:value-type="float">
            <text:p>0</text:p>
          </table:table-cell>
          <table:table-cell office:value-type="float" office:value="4735" calcext:value-type="float">
            <text:p>4735</text:p>
          </table:table-cell>
          <table:table-cell office:value-type="float" office:value="49" calcext:value-type="float">
            <text:p>49</text:p>
          </table:table-cell>
          <table:table-cell office:value-type="float" office:value="7.846171504" calcext:value-type="float">
            <text:p>7.846171504</text:p>
          </table:table-cell>
          <table:table-cell office:value-type="float" office:value="7.20901667907556" calcext:value-type="float">
            <text:p>7.20901667907556</text:p>
          </table:table-cell>
          <table:table-cell office:value-type="float" office:value="3.35357622002259" calcext:value-type="float">
            <text:p>3.35357622002259</text:p>
          </table:table-cell>
          <table:table-cell office:value-type="float" office:value="3.85849682963693" calcext:value-type="float">
            <text:p>3.85849682963693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2.6291666666667" calcext:value-type="float">
            <text:p>82.6291666666667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float" office:value="70" calcext:value-type="float">
            <text:p>70</text:p>
          </table:table-cell>
          <table:table-cell office:value-type="float" office:value="7.70753946" calcext:value-type="float">
            <text:p>7.70753946</text:p>
          </table:table-cell>
          <table:table-cell office:value-type="float" office:value="7.22639242358627" calcext:value-type="float">
            <text:p>7.22639242358627</text:p>
          </table:table-cell>
          <table:table-cell office:value-type="float" office:value="3.37270628287891" calcext:value-type="float">
            <text:p>3.37270628287891</text:p>
          </table:table-cell>
          <table:table-cell office:value-type="float" office:value="3.85675994619084" calcext:value-type="float">
            <text:p>3.85675994619084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0.0291666666667" calcext:value-type="float">
            <text:p>30.0291666666667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float" office:value="67" calcext:value-type="float">
            <text:p>67</text:p>
          </table:table-cell>
          <table:table-cell office:value-type="float" office:value="7.690368847" calcext:value-type="float">
            <text:p>7.690368847</text:p>
          </table:table-cell>
          <table:table-cell office:value-type="float" office:value="7.14907898821561" calcext:value-type="float">
            <text:p>7.14907898821561</text:p>
          </table:table-cell>
          <table:table-cell office:value-type="float" office:value="3.34957636779136" calcext:value-type="float">
            <text:p>3.34957636779136</text:p>
          </table:table-cell>
          <table:table-cell office:value-type="float" office:value="3.80255534567702" calcext:value-type="float">
            <text:p>3.8025553456770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54.3916666666667" calcext:value-type="float">
            <text:p>54.391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99" calcext:value-type="float">
            <text:p>3699</text:p>
          </table:table-cell>
          <table:table-cell office:value-type="float" office:value="73" calcext:value-type="float">
            <text:p>73</text:p>
          </table:table-cell>
          <table:table-cell office:value-type="float" office:value="7.719770079" calcext:value-type="float">
            <text:p>7.719770079</text:p>
          </table:table-cell>
          <table:table-cell office:value-type="float" office:value="7.13934221495525" calcext:value-type="float">
            <text:p>7.13934221495525</text:p>
          </table:table-cell>
          <table:table-cell office:value-type="float" office:value="3.32530194167063" calcext:value-type="float">
            <text:p>3.32530194167063</text:p>
          </table:table-cell>
          <table:table-cell office:value-type="float" office:value="3.81707087531224" calcext:value-type="float">
            <text:p>3.81707087531224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2.3375" calcext:value-type="float">
            <text:p>82.3375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71" calcext:value-type="float">
            <text:p>71</text:p>
          </table:table-cell>
          <table:table-cell office:value-type="float" office:value="7.954732019" calcext:value-type="float">
            <text:p>7.954732019</text:p>
          </table:table-cell>
          <table:table-cell office:value-type="float" office:value="7.32102247242728" calcext:value-type="float">
            <text:p>7.32102247242728</text:p>
          </table:table-cell>
          <table:table-cell office:value-type="float" office:value="3.37898847414676" calcext:value-type="float">
            <text:p>3.37898847414676</text:p>
          </table:table-cell>
          <table:table-cell office:value-type="float" office:value="3.94511352927033" calcext:value-type="float">
            <text:p>3.94511352927033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75.5708333333333" calcext:value-type="float">
            <text:p>75.5708333333333</text:p>
          </table:table-cell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  <table:table-cell office:value-type="float" office:value="79" calcext:value-type="float">
            <text:p>79</text:p>
          </table:table-cell>
          <table:table-cell office:value-type="float" office:value="6.098322422" calcext:value-type="float">
            <text:p>6.098322422</text:p>
          </table:table-cell>
          <table:table-cell office:value-type="float" office:value="6.26889707393976" calcext:value-type="float">
            <text:p>6.26889707393976</text:p>
          </table:table-cell>
          <table:table-cell office:value-type="float" office:value="3.02283793712552" calcext:value-type="float">
            <text:p>3.02283793712552</text:p>
          </table:table-cell>
          <table:table-cell office:value-type="float" office:value="3.24881408039906" calcext:value-type="float">
            <text:p>3.24881408039906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66.4708333333333" calcext:value-type="float">
            <text:p>66.4708333333333</text:p>
          </table:table-cell>
          <table:table-cell office:value-type="float" office:value="0" calcext:value-type="float">
            <text:p>0</text:p>
          </table:table-cell>
          <table:table-cell office:value-type="float" office:value="5268" calcext:value-type="float">
            <text:p>5268</text:p>
          </table:table-cell>
          <table:table-cell office:value-type="float" office:value="700" calcext:value-type="float">
            <text:p>700</text:p>
          </table:table-cell>
          <table:table-cell office:value-type="float" office:value="4.999788811" calcext:value-type="float">
            <text:p>4.999788811</text:p>
          </table:table-cell>
          <table:table-cell office:value-type="float" office:value="5.35625100849862" calcext:value-type="float">
            <text:p>5.35625100849862</text:p>
          </table:table-cell>
          <table:table-cell office:value-type="float" office:value="2.67103861449917" calcext:value-type="float">
            <text:p>2.67103861449917</text:p>
          </table:table-cell>
          <table:table-cell office:value-type="float" office:value="2.68764671598633" calcext:value-type="float">
            <text:p>2.68764671598633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3.2773109243697" calcext:value-type="float">
            <text:p>93.2773109243697</text:p>
          </table:table-cell>
          <table:table-cell office:value-type="float" office:value="0" calcext:value-type="float">
            <text:p>0</text:p>
          </table:table-cell>
          <table:table-cell office:value-type="float" office:value="3674" calcext:value-type="float">
            <text:p>3674</text:p>
          </table:table-cell>
          <table:table-cell office:value-type="float" office:value="66" calcext:value-type="float">
            <text:p>66</text:p>
          </table:table-cell>
          <table:table-cell office:value-type="float" office:value="7.460264262" calcext:value-type="float">
            <text:p>7.460264262</text:p>
          </table:table-cell>
          <table:table-cell office:value-type="float" office:value="6.86031395744621" calcext:value-type="float">
            <text:p>6.86031395744621</text:p>
          </table:table-cell>
          <table:table-cell office:value-type="float" office:value="3.16974883647837" calcext:value-type="float">
            <text:p>3.16974883647837</text:p>
          </table:table-cell>
          <table:table-cell office:value-type="float" office:value="3.69345395574663" calcext:value-type="float">
            <text:p>3.69345395574663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86.0541666666667" calcext:value-type="float">
            <text:p>86.0541666666667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8" calcext:value-type="float">
            <text:p>18</text:p>
          </table:table-cell>
          <table:table-cell office:value-type="float" office:value="7.570780574" calcext:value-type="float">
            <text:p>7.570780574</text:p>
          </table:table-cell>
          <table:table-cell office:value-type="float" office:value="7.04790984193233" calcext:value-type="float">
            <text:p>7.04790984193233</text:p>
          </table:table-cell>
          <table:table-cell office:value-type="float" office:value="3.2793389076989" calcext:value-type="float">
            <text:p>3.2793389076989</text:p>
          </table:table-cell>
          <table:table-cell office:value-type="float" office:value="3.77155964675368" calcext:value-type="float">
            <text:p>3.77155964675368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.1708333333333" calcext:value-type="float">
            <text:p>99.1708333333333</text:p>
          </table:table-cell>
          <table:table-cell office:value-type="float" office:value="0" calcext:value-type="float">
            <text:p>0</text:p>
          </table:table-cell>
          <table:table-cell office:value-type="float" office:value="4620" calcext:value-type="float">
            <text:p>4620</text:p>
          </table:table-cell>
          <table:table-cell office:value-type="float" office:value="147" calcext:value-type="float">
            <text:p>147</text:p>
          </table:table-cell>
          <table:table-cell office:value-type="float" office:value="7.698641961" calcext:value-type="float">
            <text:p>7.698641961</text:p>
          </table:table-cell>
          <table:table-cell office:value-type="float" office:value="7.17031003835099" calcext:value-type="float">
            <text:p>7.17031003835099</text:p>
          </table:table-cell>
          <table:table-cell office:value-type="float" office:value="3.34122678053227" calcext:value-type="float">
            <text:p>3.34122678053227</text:p>
          </table:table-cell>
          <table:table-cell office:value-type="float" office:value="3.83212837334661" calcext:value-type="float">
            <text:p>3.83212837334661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office:value-type="float" office:value="4389" calcext:value-type="float">
            <text:p>4389</text:p>
          </table:table-cell>
          <table:table-cell office:value-type="float" office:value="158" calcext:value-type="float">
            <text:p>158</text:p>
          </table:table-cell>
          <table:table-cell office:value-type="float" office:value="7.635670802" calcext:value-type="float">
            <text:p>7.635670802</text:p>
          </table:table-cell>
          <table:table-cell office:value-type="float" office:value="7.26381183306064" calcext:value-type="float">
            <text:p>7.26381183306064</text:p>
          </table:table-cell>
          <table:table-cell office:value-type="float" office:value="3.37084981706354" calcext:value-type="float">
            <text:p>3.37084981706354</text:p>
          </table:table-cell>
          <table:table-cell office:value-type="float" office:value="3.89603412933246" calcext:value-type="float">
            <text:p>3.89603412933246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33.8205128205128" calcext:value-type="float">
            <text:p>33.8205128205128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float" office:value="195" calcext:value-type="float">
            <text:p>195</text:p>
          </table:table-cell>
          <table:table-cell office:value-type="float" office:value="7.830268027" calcext:value-type="float">
            <text:p>7.830268027</text:p>
          </table:table-cell>
          <table:table-cell office:value-type="float" office:value="7.51558029428716" calcext:value-type="float">
            <text:p>7.51558029428716</text:p>
          </table:table-cell>
          <table:table-cell office:value-type="float" office:value="3.50905185322777" calcext:value-type="float">
            <text:p>3.50905185322777</text:p>
          </table:table-cell>
          <table:table-cell office:value-type="float" office:value="4.00972650858676" calcext:value-type="float">
            <text:p>4.00972650858676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80.9623430962343" calcext:value-type="float">
            <text:p>80.9623430962343</text:p>
          </table:table-cell>
          <table:table-cell office:value-type="float" office:value="0" calcext:value-type="float">
            <text:p>0</text:p>
          </table:table-cell>
          <table:table-cell office:value-type="float" office:value="5057" calcext:value-type="float">
            <text:p>5057</text:p>
          </table:table-cell>
          <table:table-cell office:value-type="float" office:value="213" calcext:value-type="float">
            <text:p>213</text:p>
          </table:table-cell>
          <table:table-cell office:value-type="float" office:value="6.22931492" calcext:value-type="float">
            <text:p>6.22931492</text:p>
          </table:table-cell>
          <table:table-cell office:value-type="float" office:value="6.50992232632635" calcext:value-type="float">
            <text:p>6.50992232632635</text:p>
          </table:table-cell>
          <table:table-cell office:value-type="float" office:value="3.14414973669155" calcext:value-type="float">
            <text:p>3.14414973669155</text:p>
          </table:table-cell>
          <table:table-cell office:value-type="float" office:value="3.36863809393253" calcext:value-type="float">
            <text:p>3.36863809393253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5.3125" calcext:value-type="float">
            <text:p>55.3125</text:p>
          </table:table-cell>
          <table:table-cell office:value-type="float" office:value="0" calcext:value-type="float">
            <text:p>0</text:p>
          </table:table-cell>
          <table:table-cell office:value-type="float" office:value="5647" calcext:value-type="float">
            <text:p>5647</text:p>
          </table:table-cell>
          <table:table-cell office:value-type="float" office:value="197" calcext:value-type="float">
            <text:p>197</text:p>
          </table:table-cell>
          <table:table-cell office:value-type="float" office:value="5.172238699" calcext:value-type="float">
            <text:p>5.172238699</text:p>
          </table:table-cell>
          <table:table-cell office:value-type="float" office:value="5.68019825189399" calcext:value-type="float">
            <text:p>5.68019825189399</text:p>
          </table:table-cell>
          <table:table-cell office:value-type="float" office:value="2.83190723783554" calcext:value-type="float">
            <text:p>2.83190723783554</text:p>
          </table:table-cell>
          <table:table-cell office:value-type="float" office:value="2.85087194795865" calcext:value-type="float">
            <text:p>2.85087194795865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5.4208333333333" calcext:value-type="float">
            <text:p>55.4208333333333</text:p>
          </table:table-cell>
          <table:table-cell office:value-type="float" office:value="0" calcext:value-type="float">
            <text:p>0</text:p>
          </table:table-cell>
          <table:table-cell office:value-type="float" office:value="3882" calcext:value-type="float">
            <text:p>3882</text:p>
          </table:table-cell>
          <table:table-cell office:value-type="float" office:value="35" calcext:value-type="float">
            <text:p>35</text:p>
          </table:table-cell>
          <table:table-cell office:value-type="float" office:value="7.744782245" calcext:value-type="float">
            <text:p>7.744782245</text:p>
          </table:table-cell>
          <table:table-cell office:value-type="float" office:value="7.11666465993365" calcext:value-type="float">
            <text:p>7.11666465993365</text:p>
          </table:table-cell>
          <table:table-cell office:value-type="float" office:value="3.31795429250623" calcext:value-type="float">
            <text:p>3.31795429250623</text:p>
          </table:table-cell>
          <table:table-cell office:value-type="float" office:value="3.80173427323544" calcext:value-type="float">
            <text:p>3.80173427323544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91.1041666666667" calcext:value-type="float">
            <text:p>91.1041666666667</text:p>
          </table:table-cell>
          <table:table-cell office:value-type="float" office:value="0" calcext:value-type="float">
            <text:p>0</text:p>
          </table:table-cell>
          <table:table-cell office:value-type="float" office:value="4022" calcext:value-type="float">
            <text:p>4022</text:p>
          </table:table-cell>
          <table:table-cell office:value-type="float" office:value="21" calcext:value-type="float">
            <text:p>21</text:p>
          </table:table-cell>
          <table:table-cell office:value-type="float" office:value="7.829239626" calcext:value-type="float">
            <text:p>7.829239626</text:p>
          </table:table-cell>
          <table:table-cell office:value-type="float" office:value="7.22632856493617" calcext:value-type="float">
            <text:p>7.22632856493617</text:p>
          </table:table-cell>
          <table:table-cell office:value-type="float" office:value="3.38711837377605" calcext:value-type="float">
            <text:p>3.38711837377605</text:p>
          </table:table-cell>
          <table:table-cell office:value-type="float" office:value="3.84229713156341" calcext:value-type="float">
            <text:p>3.842297131563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31.7" calcext:value-type="float">
            <text:p>31.7</text:p>
          </table:table-cell>
          <table:table-cell office:value-type="float" office:value="0" calcext:value-type="float">
            <text:p>0</text:p>
          </table:table-cell>
          <table:table-cell office:value-type="float" office:value="3539" calcext:value-type="float">
            <text:p>3539</text:p>
          </table:table-cell>
          <table:table-cell office:value-type="float" office:value="180" calcext:value-type="float">
            <text:p>180</text:p>
          </table:table-cell>
          <table:table-cell office:value-type="float" office:value="7.675769234" calcext:value-type="float">
            <text:p>7.675769234</text:p>
          </table:table-cell>
          <table:table-cell office:value-type="float" office:value="7.19627189614183" calcext:value-type="float">
            <text:p>7.19627189614183</text:p>
          </table:table-cell>
          <table:table-cell office:value-type="float" office:value="3.41378123750914" calcext:value-type="float">
            <text:p>3.41378123750914</text:p>
          </table:table-cell>
          <table:table-cell office:value-type="float" office:value="3.78560189895965" calcext:value-type="float">
            <text:p>3.7856018989596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84.7291666666667" calcext:value-type="float">
            <text:p>84.7291666666667</text:p>
          </table:table-cell>
          <table:table-cell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205" calcext:value-type="float">
            <text:p>205</text:p>
          </table:table-cell>
          <table:table-cell office:value-type="float" office:value="7.830470034" calcext:value-type="float">
            <text:p>7.830470034</text:p>
          </table:table-cell>
          <table:table-cell office:value-type="float" office:value="7.31791307035289" calcext:value-type="float">
            <text:p>7.31791307035289</text:p>
          </table:table-cell>
          <table:table-cell office:value-type="float" office:value="3.44667143551358" calcext:value-type="float">
            <text:p>3.44667143551358</text:p>
          </table:table-cell>
          <table:table-cell office:value-type="float" office:value="3.87438285063474" calcext:value-type="float">
            <text:p>3.87438285063474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3.075" calcext:value-type="float">
            <text:p>53.075</text:p>
          </table:table-cell>
          <table:table-cell office:value-type="float" office:value="0" calcext:value-type="float">
            <text:p>0</text:p>
          </table:table-cell>
          <table:table-cell office:value-type="float" office:value="4421" calcext:value-type="float">
            <text:p>4421</text:p>
          </table:table-cell>
          <table:table-cell office:value-type="float" office:value="226" calcext:value-type="float">
            <text:p>226</text:p>
          </table:table-cell>
          <table:table-cell office:value-type="float" office:value="8.112187463" calcext:value-type="float">
            <text:p>8.112187463</text:p>
          </table:table-cell>
          <table:table-cell office:value-type="float" office:value="7.53426614669325" calcext:value-type="float">
            <text:p>7.53426614669325</text:p>
          </table:table-cell>
          <table:table-cell office:value-type="float" office:value="3.56619221726017" calcext:value-type="float">
            <text:p>3.56619221726017</text:p>
          </table:table-cell>
          <table:table-cell office:value-type="float" office:value="3.97132407321024" calcext:value-type="float">
            <text:p>3.97132407321024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62.6791666666667" calcext:value-type="float">
            <text:p>62.6791666666667</text:p>
          </table:table-cell>
          <table:table-cell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float" office:value="170" calcext:value-type="float">
            <text:p>170</text:p>
          </table:table-cell>
          <table:table-cell office:value-type="float" office:value="6.188775744" calcext:value-type="float">
            <text:p>6.188775744</text:p>
          </table:table-cell>
          <table:table-cell office:value-type="float" office:value="6.52269605596893" calcext:value-type="float">
            <text:p>6.52269605596893</text:p>
          </table:table-cell>
          <table:table-cell office:value-type="float" office:value="3.22897242684773" calcext:value-type="float">
            <text:p>3.22897242684773</text:p>
          </table:table-cell>
          <table:table-cell office:value-type="float" office:value="3.29666643878644" calcext:value-type="float">
            <text:p>3.29666643878644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70.4958333333333" calcext:value-type="float">
            <text:p>70.495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89" calcext:value-type="float">
            <text:p>3789</text:p>
          </table:table-cell>
          <table:table-cell office:value-type="float" office:value="155" calcext:value-type="float">
            <text:p>155</text:p>
          </table:table-cell>
          <table:table-cell office:value-type="float" office:value="5.323174819" calcext:value-type="float">
            <text:p>5.323174819</text:p>
          </table:table-cell>
          <table:table-cell office:value-type="float" office:value="5.86257239309127" calcext:value-type="float">
            <text:p>5.86257239309127</text:p>
          </table:table-cell>
          <table:table-cell office:value-type="float" office:value="3.01110318766347" calcext:value-type="float">
            <text:p>3.01110318766347</text:p>
          </table:table-cell>
          <table:table-cell office:value-type="float" office:value="2.85421345429657" calcext:value-type="float">
            <text:p>2.85421345429657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56.1392405063291" calcext:value-type="float">
            <text:p>56.1392405063291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22" calcext:value-type="float">
            <text:p>22</text:p>
          </table:table-cell>
          <table:table-cell office:value-type="float" office:value="7.691140147" calcext:value-type="float">
            <text:p>7.691140147</text:p>
          </table:table-cell>
          <table:table-cell office:value-type="float" office:value="7.21977203896572" calcext:value-type="float">
            <text:p>7.21977203896572</text:p>
          </table:table-cell>
          <table:table-cell office:value-type="float" office:value="3.44303958919746" calcext:value-type="float">
            <text:p>3.44303958919746</text:p>
          </table:table-cell>
          <table:table-cell office:value-type="float" office:value="3.77987035528121" calcext:value-type="float">
            <text:p>3.77987035528121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3.2368421052632" calcext:value-type="float">
            <text:p>13.2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3" calcext:value-type="float">
            <text:p>3</text:p>
          </table:table-cell>
          <table:table-cell office:value-type="float" office:value="7.794705574" calcext:value-type="float">
            <text:p>7.794705574</text:p>
          </table:table-cell>
          <table:table-cell office:value-type="float" office:value="7.38878607434336" calcext:value-type="float">
            <text:p>7.38878607434336</text:p>
          </table:table-cell>
          <table:table-cell office:value-type="float" office:value="3.54864586342174" calcext:value-type="float">
            <text:p>3.54864586342174</text:p>
          </table:table-cell>
          <table:table-cell office:value-type="float" office:value="3.84337436372706" calcext:value-type="float">
            <text:p>3.84337436372706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.5131578947368" calcext:value-type="float">
            <text:p>16.5131578947368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8.001257954" calcext:value-type="float">
            <text:p>8.001257954</text:p>
          </table:table-cell>
          <table:table-cell office:value-type="float" office:value="7.52468020865041" calcext:value-type="float">
            <text:p>7.52468020865041</text:p>
          </table:table-cell>
          <table:table-cell office:value-type="float" office:value="3.61526116276818" calcext:value-type="float">
            <text:p>3.61526116276818</text:p>
          </table:table-cell>
          <table:table-cell office:value-type="float" office:value="3.91271390990676" calcext:value-type="float">
            <text:p>3.91271390990676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5.3347280334728" calcext:value-type="float">
            <text:p>65.3347280334728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141" calcext:value-type="float">
            <text:p>141</text:p>
          </table:table-cell>
          <table:table-cell office:value-type="float" office:value="8.008273114" calcext:value-type="float">
            <text:p>8.008273114</text:p>
          </table:table-cell>
          <table:table-cell office:value-type="float" office:value="7.56799820928406" calcext:value-type="float">
            <text:p>7.56799820928406</text:p>
          </table:table-cell>
          <table:table-cell office:value-type="float" office:value="3.60823754777542" calcext:value-type="float">
            <text:p>3.60823754777542</text:p>
          </table:table-cell>
          <table:table-cell office:value-type="float" office:value="3.96304912424133" calcext:value-type="float">
            <text:p>3.96304912424133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1.2796610169492" calcext:value-type="float">
            <text:p>61.2796610169492</text:p>
          </table:table-cell>
          <table:table-cell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  <table:table-cell office:value-type="float" office:value="136" calcext:value-type="float">
            <text:p>136</text:p>
          </table:table-cell>
          <table:table-cell office:value-type="float" office:value="8.392839762" calcext:value-type="float">
            <text:p>8.392839762</text:p>
          </table:table-cell>
          <table:table-cell office:value-type="float" office:value="7.99682817296672" calcext:value-type="float">
            <text:p>7.99682817296672</text:p>
          </table:table-cell>
          <table:table-cell office:value-type="float" office:value="3.78430063113921" calcext:value-type="float">
            <text:p>3.78430063113921</text:p>
          </table:table-cell>
          <table:table-cell office:value-type="float" office:value="4.2159764646364" calcext:value-type="float">
            <text:p>4.2159764646364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97.6666666666667" calcext:value-type="float">
            <text:p>97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957" calcext:value-type="float">
            <text:p>2957</text:p>
          </table:table-cell>
          <table:table-cell office:value-type="float" office:value="242" calcext:value-type="float">
            <text:p>242</text:p>
          </table:table-cell>
          <table:table-cell office:value-type="float" office:value="6.474046664" calcext:value-type="float">
            <text:p>6.474046664</text:p>
          </table:table-cell>
          <table:table-cell office:value-type="float" office:value="6.73304605708818" calcext:value-type="float">
            <text:p>6.73304605708818</text:p>
          </table:table-cell>
          <table:table-cell office:value-type="float" office:value="3.31919948540565" calcext:value-type="float">
            <text:p>3.31919948540565</text:p>
          </table:table-cell>
          <table:table-cell office:value-type="float" office:value="3.41687161211035" calcext:value-type="float">
            <text:p>3.41687161211035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.725" calcext:value-type="float">
            <text:p>69.725</text:p>
          </table:table-cell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office:value-type="float" office:value="127" calcext:value-type="float">
            <text:p>127</text:p>
          </table:table-cell>
          <table:table-cell office:value-type="float" office:value="5.342852158" calcext:value-type="float">
            <text:p>5.342852158</text:p>
          </table:table-cell>
          <table:table-cell office:value-type="float" office:value="5.8003018533902" calcext:value-type="float">
            <text:p>5.8003018533902</text:p>
          </table:table-cell>
          <table:table-cell office:value-type="float" office:value="2.96244772409983" calcext:value-type="float">
            <text:p>2.96244772409983</text:p>
          </table:table-cell>
          <table:table-cell office:value-type="float" office:value="2.84055403470292" calcext:value-type="float">
            <text:p>2.84055403470292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2.5063829787234" calcext:value-type="float">
            <text:p>22.5063829787234</text:p>
          </table:table-cell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float" office:value="66" calcext:value-type="float">
            <text:p>66</text:p>
          </table:table-cell>
          <table:table-cell office:value-type="float" office:value="5.343118441" calcext:value-type="float">
            <text:p>5.343118441</text:p>
          </table:table-cell>
          <table:table-cell office:value-type="float" office:value="6.07094561493344" calcext:value-type="float">
            <text:p>6.07094561493344</text:p>
          </table:table-cell>
          <table:table-cell office:value-type="float" office:value="3.10908996574861" calcext:value-type="float">
            <text:p>3.10908996574861</text:p>
          </table:table-cell>
          <table:table-cell office:value-type="float" office:value="2.96468920076144" calcext:value-type="float">
            <text:p>2.96468920076144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56.4041666666667" calcext:value-type="float">
            <text:p>56.4041666666667</text:p>
          </table:table-cell>
          <table:table-cell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 office:value-type="float" office:value="112" calcext:value-type="float">
            <text:p>112</text:p>
          </table:table-cell>
          <table:table-cell office:value-type="float" office:value="8.637479685" calcext:value-type="float">
            <text:p>8.637479685</text:p>
          </table:table-cell>
          <table:table-cell office:value-type="float" office:value="7.87837783000892" calcext:value-type="float">
            <text:p>7.87837783000892</text:p>
          </table:table-cell>
          <table:table-cell office:value-type="float" office:value="3.70423218459614" calcext:value-type="float">
            <text:p>3.70423218459614</text:p>
          </table:table-cell>
          <table:table-cell office:value-type="float" office:value="4.17752159551085" calcext:value-type="float">
            <text:p>4.17752159551085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45.3765690376569" calcext:value-type="float">
            <text:p>45.3765690376569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65" calcext:value-type="float">
            <text:p>65</text:p>
          </table:table-cell>
          <table:table-cell office:value-type="float" office:value="8.283664044" calcext:value-type="float">
            <text:p>8.283664044</text:p>
          </table:table-cell>
          <table:table-cell office:value-type="float" office:value="7.84137824642916" calcext:value-type="float">
            <text:p>7.84137824642916</text:p>
          </table:table-cell>
          <table:table-cell office:value-type="float" office:value="3.70551094510587" calcext:value-type="float">
            <text:p>3.70551094510587</text:p>
          </table:table-cell>
          <table:table-cell office:value-type="float" office:value="4.13924441718902" calcext:value-type="float">
            <text:p>4.13924441718902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2.046218487395" calcext:value-type="float">
            <text:p>72.046218487395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101" calcext:value-type="float">
            <text:p>101</text:p>
          </table:table-cell>
          <table:table-cell office:value-type="float" office:value="8.596564041" calcext:value-type="float">
            <text:p>8.596564041</text:p>
          </table:table-cell>
          <table:table-cell office:value-type="float" office:value="8.05127456175335" calcext:value-type="float">
            <text:p>8.05127456175335</text:p>
          </table:table-cell>
          <table:table-cell office:value-type="float" office:value="3.77615568594698" calcext:value-type="float">
            <text:p>3.77615568594698</text:p>
          </table:table-cell>
          <table:table-cell office:value-type="float" office:value="4.27856037566884" calcext:value-type="float">
            <text:p>4.2785603756688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6.5416666666667" calcext:value-type="float">
            <text:p>76.5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90" calcext:value-type="float">
            <text:p>90</text:p>
          </table:table-cell>
          <table:table-cell office:value-type="float" office:value="9.008245567" calcext:value-type="float">
            <text:p>9.008245567</text:p>
          </table:table-cell>
          <table:table-cell office:value-type="float" office:value="8.35987127487254" calcext:value-type="float">
            <text:p>8.35987127487254</text:p>
          </table:table-cell>
          <table:table-cell office:value-type="float" office:value="3.91107353318939" calcext:value-type="float">
            <text:p>3.91107353318939</text:p>
          </table:table-cell>
          <table:table-cell office:value-type="float" office:value="4.4523622025664" calcext:value-type="float">
            <text:p>4.4523622025664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1.9469026548673" calcext:value-type="float">
            <text:p>21.9469026548673</text:p>
          </table:table-cell>
          <table:table-cell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 office:value-type="float" office:value="106" calcext:value-type="float">
            <text:p>106</text:p>
          </table:table-cell>
          <table:table-cell office:value-type="float" office:value="6.202181678" calcext:value-type="float">
            <text:p>6.202181678</text:p>
          </table:table-cell>
          <table:table-cell office:value-type="float" office:value="6.64969628143895" calcext:value-type="float">
            <text:p>6.64969628143895</text:p>
          </table:table-cell>
          <table:table-cell office:value-type="float" office:value="3.31964355700534" calcext:value-type="float">
            <text:p>3.31964355700534</text:p>
          </table:table-cell>
          <table:table-cell office:value-type="float" office:value="3.33307816961945" calcext:value-type="float">
            <text:p>3.33307816961945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7.6858407079646" calcext:value-type="float">
            <text:p>17.6858407079646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77" calcext:value-type="float">
            <text:p>77</text:p>
          </table:table-cell>
          <table:table-cell office:value-type="float" office:value="5.869411516" calcext:value-type="float">
            <text:p>5.869411516</text:p>
          </table:table-cell>
          <table:table-cell office:value-type="float" office:value="6.25857124642755" calcext:value-type="float">
            <text:p>6.25857124642755</text:p>
          </table:table-cell>
          <table:table-cell office:value-type="float" office:value="3.15979800077418" calcext:value-type="float">
            <text:p>3.15979800077418</text:p>
          </table:table-cell>
          <table:table-cell office:value-type="float" office:value="3.10165301126276" calcext:value-type="float">
            <text:p>3.10165301126276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64.3037974683544" calcext:value-type="float">
            <text:p>64.3037974683544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73" calcext:value-type="float">
            <text:p>73</text:p>
          </table:table-cell>
          <table:table-cell office:value-type="float" office:value="9.008025196" calcext:value-type="float">
            <text:p>9.008025196</text:p>
          </table:table-cell>
          <table:table-cell office:value-type="float" office:value="8.24207767937188" calcext:value-type="float">
            <text:p>8.24207767937188</text:p>
          </table:table-cell>
          <table:table-cell office:value-type="float" office:value="3.84205524486835" calcext:value-type="float">
            <text:p>3.84205524486835</text:p>
          </table:table-cell>
          <table:table-cell office:value-type="float" office:value="4.40352399350851" calcext:value-type="float">
            <text:p>4.40352399350851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81.8625" calcext:value-type="float">
            <text:p>81.8625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50" calcext:value-type="float">
            <text:p>50</text:p>
          </table:table-cell>
          <table:table-cell office:value-type="float" office:value="8.934393565" calcext:value-type="float">
            <text:p>8.934393565</text:p>
          </table:table-cell>
          <table:table-cell office:value-type="float" office:value="8.23013195573146" calcext:value-type="float">
            <text:p>8.23013195573146</text:p>
          </table:table-cell>
          <table:table-cell office:value-type="float" office:value="3.8598438424003" calcext:value-type="float">
            <text:p>3.8598438424003</text:p>
          </table:table-cell>
          <table:table-cell office:value-type="float" office:value="4.37380588478565" calcext:value-type="float">
            <text:p>4.3738058847856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51.0375" calcext:value-type="float">
            <text:p>51.0375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82" calcext:value-type="float">
            <text:p>82</text:p>
          </table:table-cell>
          <table:table-cell office:value-type="float" office:value="8.885608822" calcext:value-type="float">
            <text:p>8.885608822</text:p>
          </table:table-cell>
          <table:table-cell office:value-type="float" office:value="8.28053630487038" calcext:value-type="float">
            <text:p>8.28053630487038</text:p>
          </table:table-cell>
          <table:table-cell office:value-type="float" office:value="3.86757266020219" calcext:value-type="float">
            <text:p>3.86757266020219</text:p>
          </table:table-cell>
          <table:table-cell office:value-type="float" office:value="4.41648845976602" calcext:value-type="float">
            <text:p>4.4164884597660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90.9416666666667" calcext:value-type="float">
            <text:p>90.9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office:value-type="float" office:value="77" calcext:value-type="float">
            <text:p>77</text:p>
          </table:table-cell>
          <table:table-cell office:value-type="float" office:value="8.805861882" calcext:value-type="float">
            <text:p>8.805861882</text:p>
          </table:table-cell>
          <table:table-cell office:value-type="float" office:value="8.17138546055588" calcext:value-type="float">
            <text:p>8.17138546055588</text:p>
          </table:table-cell>
          <table:table-cell office:value-type="float" office:value="3.82446163301372" calcext:value-type="float">
            <text:p>3.82446163301372</text:p>
          </table:table-cell>
          <table:table-cell office:value-type="float" office:value="4.3504093522628" calcext:value-type="float">
            <text:p>4.3504093522628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5.579166666667" calcext:value-type="float">
            <text:p>115.579166666667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63" calcext:value-type="float">
            <text:p>63</text:p>
          </table:table-cell>
          <table:table-cell office:value-type="float" office:value="9.039997429" calcext:value-type="float">
            <text:p>9.039997429</text:p>
          </table:table-cell>
          <table:table-cell office:value-type="float" office:value="8.33135080979861" calcext:value-type="float">
            <text:p>8.33135080979861</text:p>
          </table:table-cell>
          <table:table-cell office:value-type="float" office:value="3.86204292715465" calcext:value-type="float">
            <text:p>3.86204292715465</text:p>
          </table:table-cell>
          <table:table-cell office:value-type="float" office:value="4.47282765794452" calcext:value-type="float">
            <text:p>4.47282765794452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99.9375" calcext:value-type="float">
            <text:p>99.9375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73" calcext:value-type="float">
            <text:p>73</text:p>
          </table:table-cell>
          <table:table-cell office:value-type="float" office:value="6.832242188" calcext:value-type="float">
            <text:p>6.832242188</text:p>
          </table:table-cell>
          <table:table-cell office:value-type="float" office:value="7.06274814630451" calcext:value-type="float">
            <text:p>7.06274814630451</text:p>
          </table:table-cell>
          <table:table-cell office:value-type="float" office:value="3.44939932984548" calcext:value-type="float">
            <text:p>3.44939932984548</text:p>
          </table:table-cell>
          <table:table-cell office:value-type="float" office:value="3.61649251791061" calcext:value-type="float">
            <text:p>3.61649251791061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96.8093220338983" calcext:value-type="float">
            <text:p>96.8093220338983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68" calcext:value-type="float">
            <text:p>68</text:p>
          </table:table-cell>
          <table:table-cell office:value-type="float" office:value="5.600640914" calcext:value-type="float">
            <text:p>5.600640914</text:p>
          </table:table-cell>
          <table:table-cell office:value-type="float" office:value="6.07779062291274" calcext:value-type="float">
            <text:p>6.07779062291274</text:p>
          </table:table-cell>
          <table:table-cell office:value-type="float" office:value="3.07918988076654" calcext:value-type="float">
            <text:p>3.07918988076654</text:p>
          </table:table-cell>
          <table:table-cell office:value-type="float" office:value="3.00140704349049" calcext:value-type="float">
            <text:p>3.00140704349049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9.5625" calcext:value-type="float">
            <text:p>119.5625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44" calcext:value-type="float">
            <text:p>44</text:p>
          </table:table-cell>
          <table:table-cell office:value-type="float" office:value="9.037766167" calcext:value-type="float">
            <text:p>9.037766167</text:p>
          </table:table-cell>
          <table:table-cell office:value-type="float" office:value="8.21201832855053" calcext:value-type="float">
            <text:p>8.21201832855053</text:p>
          </table:table-cell>
          <table:table-cell office:value-type="float" office:value="3.8400263721575" calcext:value-type="float">
            <text:p>3.8400263721575</text:p>
          </table:table-cell>
          <table:table-cell office:value-type="float" office:value="4.37549166646022" calcext:value-type="float">
            <text:p>4.37549166646022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05.95670995671" calcext:value-type="float">
            <text:p>105.95670995671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40" calcext:value-type="float">
            <text:p>40</text:p>
          </table:table-cell>
          <table:table-cell office:value-type="float" office:value="9.101214798" calcext:value-type="float">
            <text:p>9.101214798</text:p>
          </table:table-cell>
          <table:table-cell office:value-type="float" office:value="8.35509971736303" calcext:value-type="float">
            <text:p>8.35509971736303</text:p>
          </table:table-cell>
          <table:table-cell office:value-type="float" office:value="3.8873094737921" calcext:value-type="float">
            <text:p>3.8873094737921</text:p>
          </table:table-cell>
          <table:table-cell office:value-type="float" office:value="4.47133304633585" calcext:value-type="float">
            <text:p>4.47133304633585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16.676855895197" calcext:value-type="float">
            <text:p>116.676855895197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59" calcext:value-type="float">
            <text:p>59</text:p>
          </table:table-cell>
          <table:table-cell office:value-type="float" office:value="9.315966834" calcext:value-type="float">
            <text:p>9.315966834</text:p>
          </table:table-cell>
          <table:table-cell office:value-type="float" office:value="8.44276758466849" calcext:value-type="float">
            <text:p>8.44276758466849</text:p>
          </table:table-cell>
          <table:table-cell office:value-type="float" office:value="3.91626442460782" calcext:value-type="float">
            <text:p>3.91626442460782</text:p>
          </table:table-cell>
          <table:table-cell office:value-type="float" office:value="4.53007235141239" calcext:value-type="float">
            <text:p>4.53007235141239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09.929166666667" calcext:value-type="float">
            <text:p>109.929166666667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70" calcext:value-type="float">
            <text:p>70</text:p>
          </table:table-cell>
          <table:table-cell office:value-type="float" office:value="6.11919344" calcext:value-type="float">
            <text:p>6.11919344</text:p>
          </table:table-cell>
          <table:table-cell office:value-type="float" office:value="6.52371302587888" calcext:value-type="float">
            <text:p>6.52371302587888</text:p>
          </table:table-cell>
          <table:table-cell office:value-type="float" office:value="3.21195593254552" calcext:value-type="float">
            <text:p>3.21195593254552</text:p>
          </table:table-cell>
          <table:table-cell office:value-type="float" office:value="3.3146843945293" calcext:value-type="float">
            <text:p>3.314684394529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06.577405857741" calcext:value-type="float">
            <text:p>106.577405857741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831" calcext:value-type="float">
            <text:p>831</text:p>
          </table:table-cell>
          <table:table-cell office:value-type="float" office:value="8.891696585" calcext:value-type="float">
            <text:p>8.891696585</text:p>
          </table:table-cell>
          <table:table-cell office:value-type="float" office:value="8.06908036533314" calcext:value-type="float">
            <text:p>8.06908036533314</text:p>
          </table:table-cell>
          <table:table-cell office:value-type="float" office:value="3.76340544905494" calcext:value-type="float">
            <text:p>3.76340544905494</text:p>
          </table:table-cell>
          <table:table-cell office:value-type="float" office:value="4.30910479581039" calcext:value-type="float">
            <text:p>4.30910479581039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78.9458333333333" calcext:value-type="float">
            <text:p>78.9458333333333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66" calcext:value-type="float">
            <text:p>66</text:p>
          </table:table-cell>
          <table:table-cell office:value-type="float" office:value="6.791638738" calcext:value-type="float">
            <text:p>6.791638738</text:p>
          </table:table-cell>
          <table:table-cell office:value-type="float" office:value="6.9112753304054" calcext:value-type="float">
            <text:p>6.9112753304054</text:p>
          </table:table-cell>
          <table:table-cell office:value-type="float" office:value="3.35916022955893" calcext:value-type="float">
            <text:p>3.35916022955893</text:p>
          </table:table-cell>
          <table:table-cell office:value-type="float" office:value="3.55517656052698" calcext:value-type="float">
            <text:p>3.55517656052698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40.8375" calcext:value-type="float">
            <text:p>40.8375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51" calcext:value-type="float">
            <text:p>51</text:p>
          </table:table-cell>
          <table:table-cell office:value-type="float" office:value="5.691332972" calcext:value-type="float">
            <text:p>5.691332972</text:p>
          </table:table-cell>
          <table:table-cell office:value-type="float" office:value="6.11835188132329" calcext:value-type="float">
            <text:p>6.11835188132329</text:p>
          </table:table-cell>
          <table:table-cell office:value-type="float" office:value="3.08505181553056" calcext:value-type="float">
            <text:p>3.08505181553056</text:p>
          </table:table-cell>
          <table:table-cell office:value-type="float" office:value="3.03611170972793" calcext:value-type="float">
            <text:p>3.03611170972793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32.5732217573222" calcext:value-type="float">
            <text:p>32.5732217573222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8" calcext:value-type="float">
            <text:p>78</text:p>
          </table:table-cell>
          <table:table-cell office:value-type="float" office:value="9.123793696" calcext:value-type="float">
            <text:p>9.123793696</text:p>
          </table:table-cell>
          <table:table-cell office:value-type="float" office:value="8.23096993685822" calcext:value-type="float">
            <text:p>8.23096993685822</text:p>
          </table:table-cell>
          <table:table-cell office:value-type="float" office:value="3.83813513787728" calcext:value-type="float">
            <text:p>3.83813513787728</text:p>
          </table:table-cell>
          <table:table-cell office:value-type="float" office:value="4.39633278503415" calcext:value-type="float">
            <text:p>4.39633278503415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6.4102564102564" calcext:value-type="float">
            <text:p>16.410256410256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43" calcext:value-type="float">
            <text:p>43</text:p>
          </table:table-cell>
          <table:table-cell office:value-type="float" office:value="8.552838661" calcext:value-type="float">
            <text:p>8.552838661</text:p>
          </table:table-cell>
          <table:table-cell office:value-type="float" office:value="7.90135255984623" calcext:value-type="float">
            <text:p>7.90135255984623</text:p>
          </table:table-cell>
          <table:table-cell office:value-type="float" office:value="3.71275310771704" calcext:value-type="float">
            <text:p>3.71275310771704</text:p>
          </table:table-cell>
          <table:table-cell office:value-type="float" office:value="4.1919831679161" calcext:value-type="float">
            <text:p>4.1919831679161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32.1651785714286" calcext:value-type="float">
            <text:p>32.1651785714286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37" calcext:value-type="float">
            <text:p>37</text:p>
          </table:table-cell>
          <table:table-cell office:value-type="float" office:value="9.243308511" calcext:value-type="float">
            <text:p>9.243308511</text:p>
          </table:table-cell>
          <table:table-cell office:value-type="float" office:value="8.34761902062972" calcext:value-type="float">
            <text:p>8.34761902062972</text:p>
          </table:table-cell>
          <table:table-cell office:value-type="float" office:value="3.91826879509325" calcext:value-type="float">
            <text:p>3.91826879509325</text:p>
          </table:table-cell>
          <table:table-cell office:value-type="float" office:value="4.43292124363179" calcext:value-type="float">
            <text:p>4.43292124363179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64.9059405940594" calcext:value-type="float">
            <text:p>64.9059405940594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9" calcext:value-type="float">
            <text:p>59</text:p>
          </table:table-cell>
          <table:table-cell office:value-type="float" office:value="9.00851185" calcext:value-type="float">
            <text:p>9.00851185</text:p>
          </table:table-cell>
          <table:table-cell office:value-type="float" office:value="8.22693951918506" calcext:value-type="float">
            <text:p>8.22693951918506</text:p>
          </table:table-cell>
          <table:table-cell office:value-type="float" office:value="3.8588996792854" calcext:value-type="float">
            <text:p>3.8588996792854</text:p>
          </table:table-cell>
          <table:table-cell office:value-type="float" office:value="4.37155675035956" calcext:value-type="float">
            <text:p>4.37155675035956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69.9018691588785" calcext:value-type="float">
            <text:p>69.9018691588785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49" calcext:value-type="float">
            <text:p>49</text:p>
          </table:table-cell>
          <table:table-cell office:value-type="float" office:value="9.348563453" calcext:value-type="float">
            <text:p>9.348563453</text:p>
          </table:table-cell>
          <table:table-cell office:value-type="float" office:value="8.51296749010861" calcext:value-type="float">
            <text:p>8.51296749010861</text:p>
          </table:table-cell>
          <table:table-cell office:value-type="float" office:value="3.97472821895967" calcext:value-type="float">
            <text:p>3.97472821895967</text:p>
          </table:table-cell>
          <table:table-cell office:value-type="float" office:value="4.54186174495669" calcext:value-type="float">
            <text:p>4.54186174495669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99.0694444444445" calcext:value-type="float">
            <text:p>99.0694444444445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62" calcext:value-type="float">
            <text:p>62</text:p>
          </table:table-cell>
          <table:table-cell office:value-type="float" office:value="7.075155867" calcext:value-type="float">
            <text:p>7.075155867</text:p>
          </table:table-cell>
          <table:table-cell office:value-type="float" office:value="7.13627690056485" calcext:value-type="float">
            <text:p>7.13627690056485</text:p>
          </table:table-cell>
          <table:table-cell office:value-type="float" office:value="3.46541676239896" calcext:value-type="float">
            <text:p>3.46541676239896</text:p>
          </table:table-cell>
          <table:table-cell office:value-type="float" office:value="3.67401843771163" calcext:value-type="float">
            <text:p>3.6740184377116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09.532407407407" calcext:value-type="float">
            <text:p>109.532407407407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50" calcext:value-type="float">
            <text:p>50</text:p>
          </table:table-cell>
          <table:table-cell office:value-type="float" office:value="5.744359867" calcext:value-type="float">
            <text:p>5.744359867</text:p>
          </table:table-cell>
          <table:table-cell office:value-type="float" office:value="6.04951611023126" calcext:value-type="float">
            <text:p>6.04951611023126</text:p>
          </table:table-cell>
          <table:table-cell office:value-type="float" office:value="3.05748812607118" calcext:value-type="float">
            <text:p>3.05748812607118</text:p>
          </table:table-cell>
          <table:table-cell office:value-type="float" office:value="2.99481450707722" calcext:value-type="float">
            <text:p>2.99481450707722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47" calcext:value-type="float">
            <text:p>47</text:p>
          </table:table-cell>
          <table:table-cell office:value-type="float" office:value="9.345753716" calcext:value-type="float">
            <text:p>9.345753716</text:p>
          </table:table-cell>
          <table:table-cell office:value-type="float" office:value="8.19467379620791" calcext:value-type="float">
            <text:p>8.19467379620791</text:p>
          </table:table-cell>
          <table:table-cell office:value-type="float" office:value="3.82795155900553" calcext:value-type="float">
            <text:p>3.82795155900553</text:p>
          </table:table-cell>
          <table:table-cell office:value-type="float" office:value="4.37021094252174" calcext:value-type="float">
            <text:p>4.37021094252174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1.5" calcext:value-type="float">
            <text:p>101.5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44" calcext:value-type="float">
            <text:p>44</text:p>
          </table:table-cell>
          <table:table-cell office:value-type="float" office:value="9.203182532" calcext:value-type="float">
            <text:p>9.203182532</text:p>
          </table:table-cell>
          <table:table-cell office:value-type="float" office:value="8.34901814039331" calcext:value-type="float">
            <text:p>8.34901814039331</text:p>
          </table:table-cell>
          <table:table-cell office:value-type="float" office:value="3.91202220372708" calcext:value-type="float">
            <text:p>3.91202220372708</text:p>
          </table:table-cell>
          <table:table-cell office:value-type="float" office:value="4.44056126204218" calcext:value-type="float">
            <text:p>4.44056126204218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13.106481481481" calcext:value-type="float">
            <text:p>113.106481481481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33" calcext:value-type="float">
            <text:p>33</text:p>
          </table:table-cell>
          <table:table-cell office:value-type="float" office:value="9.41002874" calcext:value-type="float">
            <text:p>9.41002874</text:p>
          </table:table-cell>
          <table:table-cell office:value-type="float" office:value="8.57118613981791" calcext:value-type="float">
            <text:p>8.57118613981791</text:p>
          </table:table-cell>
          <table:table-cell office:value-type="float" office:value="3.99708118579684" calcext:value-type="float">
            <text:p>3.99708118579684</text:p>
          </table:table-cell>
          <table:table-cell office:value-type="float" office:value="4.57774779991046" calcext:value-type="float">
            <text:p>4.57774779991046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64.3661971830986" calcext:value-type="float">
            <text:p>64.3661971830986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38" calcext:value-type="float">
            <text:p>38</text:p>
          </table:table-cell>
          <table:table-cell office:value-type="float" office:value="9.515412232" calcext:value-type="float">
            <text:p>9.515412232</text:p>
          </table:table-cell>
          <table:table-cell office:value-type="float" office:value="8.6424665132365" calcext:value-type="float">
            <text:p>8.6424665132365</text:p>
          </table:table-cell>
          <table:table-cell office:value-type="float" office:value="4.02382948577827" calcext:value-type="float">
            <text:p>4.02382948577827</text:p>
          </table:table-cell>
          <table:table-cell office:value-type="float" office:value="4.62230425130401" calcext:value-type="float">
            <text:p>4.6223042513040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0.120930232558" calcext:value-type="float">
            <text:p>130.120930232558</text:p>
          </table:table-cell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39" calcext:value-type="float">
            <text:p>39</text:p>
          </table:table-cell>
          <table:table-cell office:value-type="float" office:value="9.969074531" calcext:value-type="float">
            <text:p>9.969074531</text:p>
          </table:table-cell>
          <table:table-cell office:value-type="float" office:value="8.99372840321426" calcext:value-type="float">
            <text:p>8.99372840321426</text:p>
          </table:table-cell>
          <table:table-cell office:value-type="float" office:value="4.17595387206551" calcext:value-type="float">
            <text:p>4.17595387206551</text:p>
          </table:table-cell>
          <table:table-cell office:value-type="float" office:value="4.82158039777533" calcext:value-type="float">
            <text:p>4.82158039777533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3.2268518518518" calcext:value-type="float">
            <text:p>83.2268518518518</text:p>
          </table:table-cell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45" calcext:value-type="float">
            <text:p>45</text:p>
          </table:table-cell>
          <table:table-cell office:value-type="float" office:value="7.590274271" calcext:value-type="float">
            <text:p>7.590274271</text:p>
          </table:table-cell>
          <table:table-cell office:value-type="float" office:value="7.56550562348523" calcext:value-type="float">
            <text:p>7.56550562348523</text:p>
          </table:table-cell>
          <table:table-cell office:value-type="float" office:value="3.66777163791141" calcext:value-type="float">
            <text:p>3.66777163791141</text:p>
          </table:table-cell>
          <table:table-cell office:value-type="float" office:value="3.90107670650564" calcext:value-type="float">
            <text:p>3.90107670650564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4.125" calcext:value-type="float">
            <text:p>74.125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50" calcext:value-type="float">
            <text:p>50</text:p>
          </table:table-cell>
          <table:table-cell office:value-type="float" office:value="6.161798599" calcext:value-type="float">
            <text:p>6.161798599</text:p>
          </table:table-cell>
          <table:table-cell office:value-type="float" office:value="6.55402526033154" calcext:value-type="float">
            <text:p>6.55402526033154</text:p>
          </table:table-cell>
          <table:table-cell office:value-type="float" office:value="3.29396246356194" calcext:value-type="float">
            <text:p>3.29396246356194</text:p>
          </table:table-cell>
          <table:table-cell office:value-type="float" office:value="3.26306483689289" calcext:value-type="float">
            <text:p>3.2630648368928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77.412037037037" calcext:value-type="float">
            <text:p>77.412037037037</text:p>
          </table:table-cell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51" calcext:value-type="float">
            <text:p>51</text:p>
          </table:table-cell>
          <table:table-cell office:value-type="float" office:value="9.88014544519636" calcext:value-type="float">
            <text:p>9.88014544519636</text:p>
          </table:table-cell>
          <table:table-cell office:value-type="float" office:value="8.70572562538248" calcext:value-type="float">
            <text:p>8.70572562538248</text:p>
          </table:table-cell>
          <table:table-cell office:value-type="float" office:value="4.06310103706997" calcext:value-type="float">
            <text:p>4.06310103706997</text:p>
          </table:table-cell>
          <table:table-cell office:value-type="float" office:value="4.64632760327404" calcext:value-type="float">
            <text:p>4.64632760327404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88.9351851851852" calcext:value-type="float">
            <text:p>88.9351851851852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float" office:value="9.79666137162901" calcext:value-type="float">
            <text:p>9.79666137162901</text:p>
          </table:table-cell>
          <table:table-cell office:value-type="float" office:value="8.75884935266711" calcext:value-type="float">
            <text:p>8.75884935266711</text:p>
          </table:table-cell>
          <table:table-cell office:value-type="float" office:value="4.09676474742865" calcext:value-type="float">
            <text:p>4.09676474742865</text:p>
          </table:table-cell>
          <table:table-cell office:value-type="float" office:value="4.66581830051583" calcext:value-type="float">
            <text:p>4.66581830051583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38.837962962963" calcext:value-type="float">
            <text:p>38.837962962963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39" calcext:value-type="float">
            <text:p>39</text:p>
          </table:table-cell>
          <table:table-cell office:value-type="float" office:value="9.80711983619051" calcext:value-type="float">
            <text:p>9.80711983619051</text:p>
          </table:table-cell>
          <table:table-cell office:value-type="float" office:value="8.75238965697304" calcext:value-type="float">
            <text:p>8.75238965697304</text:p>
          </table:table-cell>
          <table:table-cell office:value-type="float" office:value="4.09231440438373" calcext:value-type="float">
            <text:p>4.09231440438373</text:p>
          </table:table-cell>
          <table:table-cell office:value-type="float" office:value="4.66380489192843" calcext:value-type="float">
            <text:p>4.66380489192843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6.5302325581395" calcext:value-type="float">
            <text:p>46.5302325581395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34" calcext:value-type="float">
            <text:p>34</text:p>
          </table:table-cell>
          <table:table-cell office:value-type="float" office:value="9.73275363383437" calcext:value-type="float">
            <text:p>9.73275363383437</text:p>
          </table:table-cell>
          <table:table-cell office:value-type="float" office:value="8.79901483398875" calcext:value-type="float">
            <text:p>8.79901483398875</text:p>
          </table:table-cell>
          <table:table-cell office:value-type="float" office:value="4.1133421093397" calcext:value-type="float">
            <text:p>4.1133421093397</text:p>
          </table:table-cell>
          <table:table-cell office:value-type="float" office:value="4.68942152814514" calcext:value-type="float">
            <text:p>4.6894215281451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88.3287037037037" calcext:value-type="float">
            <text:p>88.3287037037037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39" calcext:value-type="float">
            <text:p>39</text:p>
          </table:table-cell>
          <table:table-cell office:value-type="float" office:value="10.210923081161" calcext:value-type="float">
            <text:p>10.210923081161</text:p>
          </table:table-cell>
          <table:table-cell office:value-type="float" office:value="9.23201857970165" calcext:value-type="float">
            <text:p>9.23201857970165</text:p>
          </table:table-cell>
          <table:table-cell office:value-type="float" office:value="4.28621268957775" calcext:value-type="float">
            <text:p>4.28621268957775</text:p>
          </table:table-cell>
          <table:table-cell office:value-type="float" office:value="4.94971224381114" calcext:value-type="float">
            <text:p>4.94971224381114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94.1157407407408" calcext:value-type="float">
            <text:p>94.1157407407408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24" calcext:value-type="float">
            <text:p>24</text:p>
          </table:table-cell>
          <table:table-cell office:value-type="float" office:value="7.76757233235696" calcext:value-type="float">
            <text:p>7.76757233235696</text:p>
          </table:table-cell>
          <table:table-cell office:value-type="float" office:value="7.83587570355213" calcext:value-type="float">
            <text:p>7.83587570355213</text:p>
          </table:table-cell>
          <table:table-cell office:value-type="float" office:value="3.78584522012573" calcext:value-type="float">
            <text:p>3.78584522012573</text:p>
          </table:table-cell>
          <table:table-cell office:value-type="float" office:value="4.05348081394102" calcext:value-type="float">
            <text:p>4.05348081394102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59.2083333333333" calcext:value-type="float">
            <text:p>59.2083333333333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38" calcext:value-type="float">
            <text:p>38</text:p>
          </table:table-cell>
          <table:table-cell office:value-type="float" office:value="6.12204908775377" calcext:value-type="float">
            <text:p>6.12204908775377</text:p>
          </table:table-cell>
          <table:table-cell office:value-type="float" office:value="6.63165980721761" calcext:value-type="float">
            <text:p>6.63165980721761</text:p>
          </table:table-cell>
          <table:table-cell office:value-type="float" office:value="3.30148933798137" calcext:value-type="float">
            <text:p>3.30148933798137</text:p>
          </table:table-cell>
          <table:table-cell office:value-type="float" office:value="3.33317936916325" calcext:value-type="float">
            <text:p>3.3331793691632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56.1209302325581" calcext:value-type="float">
            <text:p>56.1209302325581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37" calcext:value-type="float">
            <text:p>37</text:p>
          </table:table-cell>
          <table:table-cell office:value-type="float" office:value="10.1086339721046" calcext:value-type="float">
            <text:p>10.1086339721046</text:p>
          </table:table-cell>
          <table:table-cell office:value-type="float" office:value="8.98292404344152" calcext:value-type="float">
            <text:p>8.98292404344152</text:p>
          </table:table-cell>
          <table:table-cell office:value-type="float" office:value="4.15848250163595" calcext:value-type="float">
            <text:p>4.15848250163595</text:p>
          </table:table-cell>
          <table:table-cell office:value-type="float" office:value="4.82823148519618" calcext:value-type="float">
            <text:p>4.82823148519618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60.0138888888889" calcext:value-type="float">
            <text:p>60.0138888888889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26" calcext:value-type="float">
            <text:p>26</text:p>
          </table:table-cell>
          <table:table-cell office:value-type="float" office:value="9.79196011275675" calcext:value-type="float">
            <text:p>9.79196011275675</text:p>
          </table:table-cell>
          <table:table-cell office:value-type="float" office:value="8.809474933735" calcext:value-type="float">
            <text:p>8.809474933735</text:p>
          </table:table-cell>
          <table:table-cell office:value-type="float" office:value="4.09316354933171" calcext:value-type="float">
            <text:p>4.09316354933171</text:p>
          </table:table-cell>
          <table:table-cell office:value-type="float" office:value="4.72004179763321" calcext:value-type="float">
            <text:p>4.72004179763321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71.6388888888889" calcext:value-type="float">
            <text:p>71.6388888888889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20" calcext:value-type="float">
            <text:p>20</text:p>
          </table:table-cell>
          <table:table-cell office:value-type="float" office:value="9.99050566079315" calcext:value-type="float">
            <text:p>9.99050566079315</text:p>
          </table:table-cell>
          <table:table-cell office:value-type="float" office:value="8.95491976869337" calcext:value-type="float">
            <text:p>8.95491976869337</text:p>
          </table:table-cell>
          <table:table-cell office:value-type="float" office:value="4.12247511897794" calcext:value-type="float">
            <text:p>4.12247511897794</text:p>
          </table:table-cell>
          <table:table-cell office:value-type="float" office:value="4.83620177682225" calcext:value-type="float">
            <text:p>4.83620177682225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71.5138888888889" calcext:value-type="float">
            <text:p>71.5138888888889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31" calcext:value-type="float">
            <text:p>31</text:p>
          </table:table-cell>
          <table:table-cell office:value-type="float" office:value="10.1279715720753" calcext:value-type="float">
            <text:p>10.1279715720753</text:p>
          </table:table-cell>
          <table:table-cell office:value-type="float" office:value="9.20105836014136" calcext:value-type="float">
            <text:p>9.20105836014136</text:p>
          </table:table-cell>
          <table:table-cell office:value-type="float" office:value="4.22344997997483" calcext:value-type="float">
            <text:p>4.22344997997483</text:p>
          </table:table-cell>
          <table:table-cell office:value-type="float" office:value="4.9814575333927" calcext:value-type="float">
            <text:p>4.9814575333927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57.7083333333333" calcext:value-type="float">
            <text:p>57.7083333333333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21" calcext:value-type="float">
            <text:p>21</text:p>
          </table:table-cell>
          <table:table-cell office:value-type="float" office:value="10.588630666532" calcext:value-type="float">
            <text:p>10.588630666532</text:p>
          </table:table-cell>
          <table:table-cell office:value-type="float" office:value="9.62347220768916" calcext:value-type="float">
            <text:p>9.62347220768916</text:p>
          </table:table-cell>
          <table:table-cell office:value-type="float" office:value="4.38437550148555" calcext:value-type="float">
            <text:p>4.38437550148555</text:p>
          </table:table-cell>
          <table:table-cell office:value-type="float" office:value="5.24309252317465" calcext:value-type="float">
            <text:p>5.24309252317465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66.5767195767196" calcext:value-type="float">
            <text:p>66.5767195767196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30" calcext:value-type="float">
            <text:p>30</text:p>
          </table:table-cell>
          <table:table-cell office:value-type="float" office:value="7.59461742587713" calcext:value-type="float">
            <text:p>7.59461742587713</text:p>
          </table:table-cell>
          <table:table-cell office:value-type="float" office:value="7.97673724671319" calcext:value-type="float">
            <text:p>7.97673724671319</text:p>
          </table:table-cell>
          <table:table-cell office:value-type="float" office:value="3.80702636134437" calcext:value-type="float">
            <text:p>3.80702636134437</text:p>
          </table:table-cell>
          <table:table-cell office:value-type="float" office:value="4.17318051987861" calcext:value-type="float">
            <text:p>4.1731805198786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60.4166666666667" calcext:value-type="float">
            <text:p>60.41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31" calcext:value-type="float">
            <text:p>31</text:p>
          </table:table-cell>
          <table:table-cell office:value-type="float" office:value="6.34611182017685" calcext:value-type="float">
            <text:p>6.34611182017685</text:p>
          </table:table-cell>
          <table:table-cell office:value-type="float" office:value="7.11618376915158" calcext:value-type="float">
            <text:p>7.11618376915158</text:p>
          </table:table-cell>
          <table:table-cell office:value-type="float" office:value="3.47850639296067" calcext:value-type="float">
            <text:p>3.47850639296067</text:p>
          </table:table-cell>
          <table:table-cell office:value-type="float" office:value="3.64084760530887" calcext:value-type="float">
            <text:p>3.64084760530887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63.4537037037037" calcext:value-type="float">
            <text:p>63.4537037037037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33" calcext:value-type="float">
            <text:p>33</text:p>
          </table:table-cell>
          <table:table-cell office:value-type="float" office:value="12.0121663437612" calcext:value-type="float">
            <text:p>12.0121663437612</text:p>
          </table:table-cell>
          <table:table-cell office:value-type="float" office:value="9.29954905938118" calcext:value-type="float">
            <text:p>9.29954905938118</text:p>
          </table:table-cell>
          <table:table-cell office:value-type="float" office:value="4.25420258550721" calcext:value-type="float">
            <text:p>4.25420258550721</text:p>
          </table:table-cell>
          <table:table-cell office:value-type="float" office:value="5.04922365430334" calcext:value-type="float">
            <text:p>5.04922365430334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49.6574074074074" calcext:value-type="float">
            <text:p>49.6574074074074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office:value-type="float" office:value="11.4448198922016" calcext:value-type="float">
            <text:p>11.4448198922016</text:p>
          </table:table-cell>
          <table:table-cell office:value-type="float" office:value="9.01595883559612" calcext:value-type="float">
            <text:p>9.01595883559612</text:p>
          </table:table-cell>
          <table:table-cell office:value-type="float" office:value="4.13013896387933" calcext:value-type="float">
            <text:p>4.13013896387933</text:p>
          </table:table-cell>
          <table:table-cell office:value-type="float" office:value="4.88958398347205" calcext:value-type="float">
            <text:p>4.88958398347205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47.6222222222222" calcext:value-type="float">
            <text:p>47.6222222222222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27" calcext:value-type="float">
            <text:p>27</text:p>
          </table:table-cell>
          <table:table-cell office:value-type="float" office:value="11.8175232078746" calcext:value-type="float">
            <text:p>11.8175232078746</text:p>
          </table:table-cell>
          <table:table-cell office:value-type="float" office:value="9.2895156842856" calcext:value-type="float">
            <text:p>9.2895156842856</text:p>
          </table:table-cell>
          <table:table-cell office:value-type="float" office:value="4.27361473749042" calcext:value-type="float">
            <text:p>4.27361473749042</text:p>
          </table:table-cell>
          <table:table-cell office:value-type="float" office:value="5.01979581900446" calcext:value-type="float">
            <text:p>5.01979581900446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32" calcext:value-type="float">
            <text:p>32</text:p>
          </table:table-cell>
          <table:table-cell office:value-type="float" office:value="12.0415767581515" calcext:value-type="float">
            <text:p>12.0415767581515</text:p>
          </table:table-cell>
          <table:table-cell office:value-type="float" office:value="9.50213282051689" calcext:value-type="float">
            <text:p>9.50213282051689</text:p>
          </table:table-cell>
          <table:table-cell office:value-type="float" office:value="4.35388095248407" calcext:value-type="float">
            <text:p>4.35388095248407</text:p>
          </table:table-cell>
          <table:table-cell office:value-type="float" office:value="5.15221989298732" calcext:value-type="float">
            <text:p>5.152219892987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08.604166666667" calcext:value-type="float">
            <text:p>108.604166666667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31" calcext:value-type="float">
            <text:p>31</text:p>
          </table:table-cell>
          <table:table-cell office:value-type="float" office:value="12.5500197416144" calcext:value-type="float">
            <text:p>12.5500197416144</text:p>
          </table:table-cell>
          <table:table-cell office:value-type="float" office:value="9.9769571022027" calcext:value-type="float">
            <text:p>9.9769571022027</text:p>
          </table:table-cell>
          <table:table-cell office:value-type="float" office:value="4.53564050217904" calcext:value-type="float">
            <text:p>4.53564050217904</text:p>
          </table:table-cell>
          <table:table-cell office:value-type="float" office:value="5.44545027636753" calcext:value-type="float">
            <text:p>5.44545027636753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82.7777777777778" calcext:value-type="float">
            <text:p>82.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627" calcext:value-type="float">
            <text:p>627</text:p>
          </table:table-cell>
          <table:table-cell office:value-type="float" office:value="38" calcext:value-type="float">
            <text:p>38</text:p>
          </table:table-cell>
          <table:table-cell office:value-type="float" office:value="8.29794228102877" calcext:value-type="float">
            <text:p>8.29794228102877</text:p>
          </table:table-cell>
          <table:table-cell office:value-type="float" office:value="8.22473405747554" calcext:value-type="float">
            <text:p>8.22473405747554</text:p>
          </table:table-cell>
          <table:table-cell office:value-type="float" office:value="3.88867798657488" calcext:value-type="float">
            <text:p>3.88867798657488</text:p>
          </table:table-cell>
          <table:table-cell office:value-type="float" office:value="4.33960012078607" calcext:value-type="float">
            <text:p>4.33960012078607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8.4766355140187" calcext:value-type="float">
            <text:p>28.4766355140187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30" calcext:value-type="float">
            <text:p>30</text:p>
          </table:table-cell>
          <table:table-cell office:value-type="float" office:value="6.30483807285115" calcext:value-type="float">
            <text:p>6.30483807285115</text:p>
          </table:table-cell>
          <table:table-cell office:value-type="float" office:value="6.88632915753965" calcext:value-type="float">
            <text:p>6.88632915753965</text:p>
          </table:table-cell>
          <table:table-cell office:value-type="float" office:value="3.38544231662672" calcext:value-type="float">
            <text:p>3.38544231662672</text:p>
          </table:table-cell>
          <table:table-cell office:value-type="float" office:value="3.50397225361507" calcext:value-type="float">
            <text:p>3.50397225361507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31.2592592592593" calcext:value-type="float">
            <text:p>31.2592592592593</text:p>
          </table:table-cell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  <table:table-cell office:value-type="float" office:value="21" calcext:value-type="float">
            <text:p>21</text:p>
          </table:table-cell>
          <table:table-cell office:value-type="float" office:value="12.7005334826962" calcext:value-type="float">
            <text:p>12.7005334826962</text:p>
          </table:table-cell>
          <table:table-cell office:value-type="float" office:value="9.65586644660951" calcext:value-type="float">
            <text:p>9.65586644660951</text:p>
          </table:table-cell>
          <table:table-cell office:value-type="float" office:value="4.40033991798" calcext:value-type="float">
            <text:p>4.40033991798</text:p>
          </table:table-cell>
          <table:table-cell office:value-type="float" office:value="5.2595368951952" calcext:value-type="float">
            <text:p>5.259536895195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39.4444444444444" calcext:value-type="float">
            <text:p>39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office:value-type="float" office:value="34" calcext:value-type="float">
            <text:p>34</text:p>
          </table:table-cell>
          <table:table-cell office:value-type="float" office:value="12.1860302827183" calcext:value-type="float">
            <text:p>12.1860302827183</text:p>
          </table:table-cell>
          <table:table-cell office:value-type="float" office:value="9.60453933461244" calcext:value-type="float">
            <text:p>9.60453933461244</text:p>
          </table:table-cell>
          <table:table-cell office:value-type="float" office:value="4.39582676769647" calcext:value-type="float">
            <text:p>4.39582676769647</text:p>
          </table:table-cell>
          <table:table-cell office:value-type="float" office:value="5.21271882030237" calcext:value-type="float">
            <text:p>5.21271882030237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office:value-type="float" office:value="12.6297758638104" calcext:value-type="float">
            <text:p>12.6297758638104</text:p>
          </table:table-cell>
          <table:table-cell office:value-type="float" office:value="9.95245475743965" calcext:value-type="float">
            <text:p>9.95245475743965</text:p>
          </table:table-cell>
          <table:table-cell office:value-type="float" office:value="4.57706703690692" calcext:value-type="float">
            <text:p>4.57706703690692</text:p>
          </table:table-cell>
          <table:table-cell office:value-type="float" office:value="5.37955915204844" calcext:value-type="float">
            <text:p>5.37955915204844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office:value-type="float" office:value="12.7276024497966" calcext:value-type="float">
            <text:p>12.7276024497966</text:p>
          </table:table-cell>
          <table:table-cell office:value-type="float" office:value="9.92677966623125" calcext:value-type="float">
            <text:p>9.92677966623125</text:p>
          </table:table-cell>
          <table:table-cell office:value-type="float" office:value="4.56452843548424" calcext:value-type="float">
            <text:p>4.56452843548424</text:p>
          </table:table-cell>
          <table:table-cell office:value-type="float" office:value="5.36641123487556" calcext:value-type="float">
            <text:p>5.36641123487556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31" calcext:value-type="float">
            <text:p>31</text:p>
          </table:table-cell>
          <table:table-cell office:value-type="float" office:value="13.070491336645" calcext:value-type="float">
            <text:p>13.070491336645</text:p>
          </table:table-cell>
          <table:table-cell office:value-type="float" office:value="10.1828252389727" calcext:value-type="float">
            <text:p>10.1828252389727</text:p>
          </table:table-cell>
          <table:table-cell office:value-type="float" office:value="4.63367951692246" calcext:value-type="float">
            <text:p>4.63367951692246</text:p>
          </table:table-cell>
          <table:table-cell office:value-type="float" office:value="5.55336874885206" calcext:value-type="float">
            <text:p>5.55336874885206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float" office:value="21" calcext:value-type="float">
            <text:p>21</text:p>
          </table:table-cell>
          <table:table-cell office:value-type="float" office:value="8.46704068608997" calcext:value-type="float">
            <text:p>8.46704068608997</text:p>
          </table:table-cell>
          <table:table-cell office:value-type="float" office:value="8.59762632914026" calcext:value-type="float">
            <text:p>8.59762632914026</text:p>
          </table:table-cell>
          <table:table-cell office:value-type="float" office:value="4.05945489361095" calcext:value-type="float">
            <text:p>4.05945489361095</text:p>
          </table:table-cell>
          <table:table-cell office:value-type="float" office:value="4.54187112748123" calcext:value-type="float">
            <text:p>4.541871127481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34" calcext:value-type="float">
            <text:p>34</text:p>
          </table:table-cell>
          <table:table-cell office:value-type="float" office:value="6.62769151661509" calcext:value-type="float">
            <text:p>6.62769151661509</text:p>
          </table:table-cell>
          <table:table-cell office:value-type="float" office:value="7.27905176245106" calcext:value-type="float">
            <text:p>7.27905176245106</text:p>
          </table:table-cell>
          <table:table-cell office:value-type="float" office:value="3.5463285984969" calcext:value-type="float">
            <text:p>3.5463285984969</text:p>
          </table:table-cell>
          <table:table-cell office:value-type="float" office:value="3.73595520463908" calcext:value-type="float">
            <text:p>3.73595520463908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office:value-type="float" office:value="21" calcext:value-type="float">
            <text:p>21</text:p>
          </table:table-cell>
          <table:table-cell office:value-type="float" office:value="13.6492879245595" calcext:value-type="float">
            <text:p>13.6492879245595</text:p>
          </table:table-cell>
          <table:table-cell office:value-type="float" office:value="10.1547837923118" calcext:value-type="float">
            <text:p>10.1547837923118</text:p>
          </table:table-cell>
          <table:table-cell office:value-type="float" office:value="4.64479825493834" calcext:value-type="float">
            <text:p>4.64479825493834</text:p>
          </table:table-cell>
          <table:table-cell office:value-type="float" office:value="5.51421869753226" calcext:value-type="float">
            <text:p>5.51421869753226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21" calcext:value-type="float">
            <text:p>21</text:p>
          </table:table-cell>
          <table:table-cell office:value-type="float" office:value="12.9343752008595" calcext:value-type="float">
            <text:p>12.9343752008595</text:p>
          </table:table-cell>
          <table:table-cell office:value-type="float" office:value="9.88708543245207" calcext:value-type="float">
            <text:p>9.88708543245207</text:p>
          </table:table-cell>
          <table:table-cell office:value-type="float" office:value="4.53051594878179" calcext:value-type="float">
            <text:p>4.53051594878179</text:p>
          </table:table-cell>
          <table:table-cell office:value-type="float" office:value="5.36069848961641" calcext:value-type="float">
            <text:p>5.36069848961641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64.6339869281046" calcext:value-type="float">
            <text:p>64.6339869281046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21" calcext:value-type="float">
            <text:p>21</text:p>
          </table:table-cell>
          <table:table-cell office:value-type="float" office:value="13.3200620713085" calcext:value-type="float">
            <text:p>13.3200620713085</text:p>
          </table:table-cell>
          <table:table-cell office:value-type="float" office:value="10.2318730514086" calcext:value-type="float">
            <text:p>10.2318730514086</text:p>
          </table:table-cell>
          <table:table-cell office:value-type="float" office:value="4.69173403003577" calcext:value-type="float">
            <text:p>4.69173403003577</text:p>
          </table:table-cell>
          <table:table-cell office:value-type="float" office:value="5.54441495769587" calcext:value-type="float">
            <text:p>5.5444149576958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62.1805555555556" calcext:value-type="float">
            <text:p>62.1805555555556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office:value-type="float" office:value="28" calcext:value-type="float">
            <text:p>28</text:p>
          </table:table-cell>
          <table:table-cell office:value-type="float" office:value="13.3996896434573" calcext:value-type="float">
            <text:p>13.3996896434573</text:p>
          </table:table-cell>
          <table:table-cell office:value-type="float" office:value="10.2971664275758" calcext:value-type="float">
            <text:p>10.2971664275758</text:p>
          </table:table-cell>
          <table:table-cell office:value-type="float" office:value="4.70852539832774" calcext:value-type="float">
            <text:p>4.70852539832774</text:p>
          </table:table-cell>
          <table:table-cell office:value-type="float" office:value="5.59293226883028" calcext:value-type="float">
            <text:p>5.592932268830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65.3725490196078" calcext:value-type="float">
            <text:p>65.3725490196078</text:p>
          </table:table-cell>
          <table:table-cell office:value-type="float" office:value="2" calcext:value-type="float">
            <text:p>2</text:p>
          </table:table-cell>
          <table:table-cell office:value-type="float" office:value="569" calcext:value-type="float">
            <text:p>569</text:p>
          </table:table-cell>
          <table:table-cell office:value-type="float" office:value="30" calcext:value-type="float">
            <text:p>30</text:p>
          </table:table-cell>
          <table:table-cell office:value-type="float" office:value="14.2455489546127" calcext:value-type="float">
            <text:p>14.2455489546127</text:p>
          </table:table-cell>
          <table:table-cell office:value-type="float" office:value="11.0588374962427" calcext:value-type="float">
            <text:p>11.0588374962427</text:p>
          </table:table-cell>
          <table:table-cell office:value-type="float" office:value="5.02837496931757" calcext:value-type="float">
            <text:p>5.02837496931757</text:p>
          </table:table-cell>
          <table:table-cell office:value-type="float" office:value="6.03504526990237" calcext:value-type="float">
            <text:p>6.03504526990237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46.7135922330097" calcext:value-type="float">
            <text:p>46.7135922330097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office:value-type="float" office:value="33" calcext:value-type="float">
            <text:p>33</text:p>
          </table:table-cell>
          <table:table-cell office:value-type="float" office:value="8.88132994206066" calcext:value-type="float">
            <text:p>8.88132994206066</text:p>
          </table:table-cell>
          <table:table-cell office:value-type="float" office:value="9.13422860372058" calcext:value-type="float">
            <text:p>9.13422860372058</text:p>
          </table:table-cell>
          <table:table-cell office:value-type="float" office:value="4.31471802425649" calcext:value-type="float">
            <text:p>4.31471802425649</text:p>
          </table:table-cell>
          <table:table-cell office:value-type="float" office:value="4.82344291224461" calcext:value-type="float">
            <text:p>4.82344291224461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46.7815533980582" calcext:value-type="float">
            <text:p>46.7815533980582</text:p>
          </table:table-cell>
          <table:table-cell office:value-type="float" office:value="2" calcext:value-type="float">
            <text:p>2</text:p>
          </table:table-cell>
          <table:table-cell office:value-type="float" office:value="619" calcext:value-type="float">
            <text:p>619</text:p>
          </table:table-cell>
          <table:table-cell office:value-type="float" office:value="22" calcext:value-type="float">
            <text:p>22</text:p>
          </table:table-cell>
          <table:table-cell office:value-type="float" office:value="6.62747114510546" calcext:value-type="float">
            <text:p>6.62747114510546</text:p>
          </table:table-cell>
          <table:table-cell office:value-type="float" office:value="7.43754283498168" calcext:value-type="float">
            <text:p>7.43754283498168</text:p>
          </table:table-cell>
          <table:table-cell office:value-type="float" office:value="3.62842393779324" calcext:value-type="float">
            <text:p>3.62842393779324</text:p>
          </table:table-cell>
          <table:table-cell office:value-type="float" office:value="3.81242575763956" calcext:value-type="float">
            <text:p>3.81242575763956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56.2268518518519" calcext:value-type="float">
            <text:p>56.226851851851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14.1101857548183" calcext:value-type="float">
            <text:p>14.1101857548183</text:p>
          </table:table-cell>
          <table:table-cell office:value-type="float" office:value="10.6702165606069" calcext:value-type="float">
            <text:p>10.6702165606069</text:p>
          </table:table-cell>
          <table:table-cell office:value-type="float" office:value="4.87108795043096" calcext:value-type="float">
            <text:p>4.87108795043096</text:p>
          </table:table-cell>
          <table:table-cell office:value-type="float" office:value="5.80356800545432" calcext:value-type="float">
            <text:p>5.803568005454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51.2777777777778" calcext:value-type="float">
            <text:p>51.2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2" calcext:value-type="float">
            <text:p>22</text:p>
          </table:table-cell>
          <table:table-cell office:value-type="float" office:value="13.3341750300715" calcext:value-type="float">
            <text:p>13.3341750300715</text:p>
          </table:table-cell>
          <table:table-cell office:value-type="float" office:value="10.2738652300907" calcext:value-type="float">
            <text:p>10.2738652300907</text:p>
          </table:table-cell>
          <table:table-cell office:value-type="float" office:value="4.70239118113127" calcext:value-type="float">
            <text:p>4.70239118113127</text:p>
          </table:table-cell>
          <table:table-cell office:value-type="float" office:value="5.57575969796002" calcext:value-type="float">
            <text:p>5.57575969796002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49.3703703703704" calcext:value-type="float">
            <text:p>49.3703703703704</text:p>
          </table:table-cell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20" calcext:value-type="float">
            <text:p>20</text:p>
          </table:table-cell>
          <table:table-cell office:value-type="float" office:value="14.2788617811527" calcext:value-type="float">
            <text:p>14.2788617811527</text:p>
          </table:table-cell>
          <table:table-cell office:value-type="float" office:value="10.94330746368" calcext:value-type="float">
            <text:p>10.94330746368</text:p>
          </table:table-cell>
          <table:table-cell office:value-type="float" office:value="5.01576595610432" calcext:value-type="float">
            <text:p>5.01576595610432</text:p>
          </table:table-cell>
          <table:table-cell office:value-type="float" office:value="5.93211275899408" calcext:value-type="float">
            <text:p>5.93211275899408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30" calcext:value-type="float">
            <text:p>30</text:p>
          </table:table-cell>
          <table:table-cell office:value-type="float" office:value="14.1251251067424" calcext:value-type="float">
            <text:p>14.1251251067424</text:p>
          </table:table-cell>
          <table:table-cell office:value-type="float" office:value="11.0493779612267" calcext:value-type="float">
            <text:p>11.0493779612267</text:p>
          </table:table-cell>
          <table:table-cell office:value-type="float" office:value="5.05233990256953" calcext:value-type="float">
            <text:p>5.05233990256953</text:p>
          </table:table-cell>
          <table:table-cell office:value-type="float" office:value="6.00164264271237" calcext:value-type="float">
            <text:p>6.00164264271237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7" calcext:value-type="float">
            <text:p>407</text:p>
          </table:table-cell>
          <table:table-cell office:value-type="float" office:value="27" calcext:value-type="float">
            <text:p>27</text:p>
          </table:table-cell>
          <table:table-cell office:value-type="float" office:value="14.5061749933429" calcext:value-type="float">
            <text:p>14.5061749933429</text:p>
          </table:table-cell>
          <table:table-cell office:value-type="float" office:value="11.59683048521" calcext:value-type="float">
            <text:p>11.59683048521</text:p>
          </table:table-cell>
          <table:table-cell office:value-type="float" office:value="5.31651632851315" calcext:value-type="float">
            <text:p>5.31651632851315</text:p>
          </table:table-cell>
          <table:table-cell office:value-type="float" office:value="6.28515950494883" calcext:value-type="float">
            <text:p>6.28515950494883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63.0518518518519" calcext:value-type="float">
            <text:p>63.0518518518519</text:p>
          </table:table-cell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20" calcext:value-type="float">
            <text:p>20</text:p>
          </table:table-cell>
          <table:table-cell office:value-type="float" office:value="9.34812271020228" calcext:value-type="float">
            <text:p>9.34812271020228</text:p>
          </table:table-cell>
          <table:table-cell office:value-type="float" office:value="9.54971773764325" calcext:value-type="float">
            <text:p>9.54971773764325</text:p>
          </table:table-cell>
          <table:table-cell office:value-type="float" office:value="4.51012214582347" calcext:value-type="float">
            <text:p>4.51012214582347</text:p>
          </table:table-cell>
          <table:table-cell office:value-type="float" office:value="5.04370601133235" calcext:value-type="float">
            <text:p>5.04370601133235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2.7222222222222" calcext:value-type="float">
            <text:p>52.7222222222222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25" calcext:value-type="float">
            <text:p>25</text:p>
          </table:table-cell>
          <table:table-cell office:value-type="float" office:value="7.14890686549074" calcext:value-type="float">
            <text:p>7.14890686549074</text:p>
          </table:table-cell>
          <table:table-cell office:value-type="float" office:value="8.00165194534475" calcext:value-type="float">
            <text:p>8.00165194534475</text:p>
          </table:table-cell>
          <table:table-cell office:value-type="float" office:value="3.89373092239847" calcext:value-type="float">
            <text:p>3.89373092239847</text:p>
          </table:table-cell>
          <table:table-cell office:value-type="float" office:value="4.11146967795886" calcext:value-type="float">
            <text:p>4.11146967795886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70.5925925925926" calcext:value-type="float">
            <text:p>70.5925925925926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15.4542224099461" calcext:value-type="float">
            <text:p>15.4542224099461</text:p>
          </table:table-cell>
          <table:table-cell office:value-type="float" office:value="11.5833581748591" calcext:value-type="float">
            <text:p>11.5833581748591</text:p>
          </table:table-cell>
          <table:table-cell office:value-type="float" office:value="5.2439652827909" calcext:value-type="float">
            <text:p>5.2439652827909</text:p>
          </table:table-cell>
          <table:table-cell office:value-type="float" office:value="6.34417211899925" calcext:value-type="float">
            <text:p>6.34417211899925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61.4953703703704" calcext:value-type="float">
            <text:p>61.4953703703704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  <table:table-cell office:value-type="float" office:value="14.7889300044993" calcext:value-type="float">
            <text:p>14.7889300044993</text:p>
          </table:table-cell>
          <table:table-cell office:value-type="float" office:value="11.4212558982611" calcext:value-type="float">
            <text:p>11.4212558982611</text:p>
          </table:table-cell>
          <table:table-cell office:value-type="float" office:value="5.18396302582437" calcext:value-type="float">
            <text:p>5.18396302582437</text:p>
          </table:table-cell>
          <table:table-cell office:value-type="float" office:value="6.24201741471849" calcext:value-type="float">
            <text:p>6.24201741471849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3.5092592592593" calcext:value-type="float">
            <text:p>73.5092592592593</text:p>
          </table: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office:value-type="float" office:value="18" calcext:value-type="float">
            <text:p>18</text:p>
          </table:table-cell>
          <table:table-cell office:value-type="float" office:value="15.3207231858375" calcext:value-type="float">
            <text:p>15.3207231858375</text:p>
          </table:table-cell>
          <table:table-cell office:value-type="float" office:value="11.9563798534708" calcext:value-type="float">
            <text:p>11.9563798534708</text:p>
          </table:table-cell>
          <table:table-cell office:value-type="float" office:value="5.474416388916" calcext:value-type="float">
            <text:p>5.474416388916</text:p>
          </table:table-cell>
          <table:table-cell office:value-type="float" office:value="6.48695271921741" calcext:value-type="float">
            <text:p>6.486952719217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76.5162790697674" calcext:value-type="float">
            <text:p>76.5162790697674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14.0856051493476" calcext:value-type="float">
            <text:p>14.0856051493476</text:p>
          </table:table-cell>
          <table:table-cell office:value-type="float" office:value="11.7013423580006" calcext:value-type="float">
            <text:p>11.7013423580006</text:p>
          </table:table-cell>
          <table:table-cell office:value-type="float" office:value="5.44346334414758" calcext:value-type="float">
            <text:p>5.44346334414758</text:p>
          </table:table-cell>
          <table:table-cell office:value-type="float" office:value="6.26284005863678" calcext:value-type="float">
            <text:p>6.2628400586367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52.8981481481481" calcext:value-type="float">
            <text:p>52.8981481481481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float" office:value="28" calcext:value-type="float">
            <text:p>28</text:p>
          </table:table-cell>
          <table:table-cell office:value-type="float" office:value="6.81867097615397" calcext:value-type="float">
            <text:p>6.81867097615397</text:p>
          </table:table-cell>
          <table:table-cell office:value-type="float" office:value="8.33568417432191" calcext:value-type="float">
            <text:p>8.33568417432191</text:p>
          </table:table-cell>
          <table:table-cell office:value-type="float" office:value="4.11261560873274" calcext:value-type="float">
            <text:p>4.11261560873274</text:p>
          </table:table-cell>
          <table:table-cell office:value-type="float" office:value="4.22681670696966" calcext:value-type="float">
            <text:p>4.22681670696966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50.875" calcext:value-type="float">
            <text:p>50.875</text:p>
          </table:table-cell>
          <table:table-cell office:value-type="float" office:value="2" calcext:value-type="float">
            <text:p>2</text:p>
          </table:table-cell>
          <table:table-cell office:value-type="float" office:value="417" calcext:value-type="float">
            <text:p>417</text:p>
          </table:table-cell>
          <table:table-cell office:value-type="float" office:value="24" calcext:value-type="float">
            <text:p>24</text:p>
          </table:table-cell>
          <table:table-cell office:value-type="float" office:value="6.41533602064147" calcext:value-type="float">
            <text:p>6.41533602064147</text:p>
          </table:table-cell>
          <table:table-cell office:value-type="float" office:value="7.94451474438929" calcext:value-type="float">
            <text:p>7.94451474438929</text:p>
          </table:table-cell>
          <table:table-cell office:value-type="float" office:value="3.9102208113715" calcext:value-type="float">
            <text:p>3.9102208113715</text:p>
          </table:table-cell>
          <table:table-cell office:value-type="float" office:value="4.03785761652831" calcext:value-type="float">
            <text:p>4.03785761652831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0.8194444444444" calcext:value-type="float">
            <text:p>50.8194444444444</text:p>
          </table:table-cell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6.68443718034653" calcext:value-type="float">
            <text:p>6.68443718034653</text:p>
          </table:table-cell>
          <table:table-cell office:value-type="float" office:value="7.70329480495932" calcext:value-type="float">
            <text:p>7.70329480495932</text:p>
          </table:table-cell>
          <table:table-cell office:value-type="float" office:value="3.80798765103808" calcext:value-type="float">
            <text:p>3.80798765103808</text:p>
          </table:table-cell>
          <table:table-cell office:value-type="float" office:value="3.89877766452791" calcext:value-type="float">
            <text:p>3.89877766452791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58.4537037037037" calcext:value-type="float">
            <text:p>58.4537037037037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float" office:value="14.7694914009201" calcext:value-type="float">
            <text:p>14.7694914009201</text:p>
          </table:table-cell>
          <table:table-cell office:value-type="float" office:value="11.297877479407" calcext:value-type="float">
            <text:p>11.297877479407</text:p>
          </table:table-cell>
          <table:table-cell office:value-type="float" office:value="5.20476388172767" calcext:value-type="float">
            <text:p>5.20476388172767</text:p>
          </table:table-cell>
          <table:table-cell office:value-type="float" office:value="6.09785709737314" calcext:value-type="float">
            <text:p>6.09785709737314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1.7638888888889" calcext:value-type="float">
            <text:p>61.7638888888889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  <table:table-cell office:value-type="float" office:value="15.0233961086064" calcext:value-type="float">
            <text:p>15.0233961086064</text:p>
          </table:table-cell>
          <table:table-cell office:value-type="float" office:value="11.5239864286393" calcext:value-type="float">
            <text:p>11.5239864286393</text:p>
          </table:table-cell>
          <table:table-cell office:value-type="float" office:value="5.33156771650413" calcext:value-type="float">
            <text:p>5.33156771650413</text:p>
          </table:table-cell>
          <table:table-cell office:value-type="float" office:value="6.19727777786904" calcext:value-type="float">
            <text:p>6.19727777786904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9.3051643192488" calcext:value-type="float">
            <text:p>69.3051643192488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23" calcext:value-type="float">
            <text:p>23</text:p>
          </table:table-cell>
          <table:table-cell office:value-type="float" office:value="15.2113821884727" calcext:value-type="float">
            <text:p>15.2113821884727</text:p>
          </table:table-cell>
          <table:table-cell office:value-type="float" office:value="11.6937143827892" calcext:value-type="float">
            <text:p>11.6937143827892</text:p>
          </table:table-cell>
          <table:table-cell office:value-type="float" office:value="5.39619650781802" calcext:value-type="float">
            <text:p>5.39619650781802</text:p>
          </table:table-cell>
          <table:table-cell office:value-type="float" office:value="6.30243584186922" calcext:value-type="float">
            <text:p>6.30243584186922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70.787037037037" calcext:value-type="float">
            <text:p>70.787037037037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32" calcext:value-type="float">
            <text:p>32</text:p>
          </table:table-cell>
          <table:table-cell office:value-type="float" office:value="15.3602431432323" calcext:value-type="float">
            <text:p>15.3602431432323</text:p>
          </table:table-cell>
          <table:table-cell office:value-type="float" office:value="11.6988790250399" calcext:value-type="float">
            <text:p>11.6988790250399</text:p>
          </table:table-cell>
          <table:table-cell office:value-type="float" office:value="5.34027736945522" calcext:value-type="float">
            <text:p>5.34027736945522</text:p>
          </table:table-cell>
          <table:table-cell office:value-type="float" office:value="6.36346865909199" calcext:value-type="float">
            <text:p>6.36346865909199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9.3657407407407" calcext:value-type="float">
            <text:p>29.3657407407407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25" calcext:value-type="float">
            <text:p>25</text:p>
          </table:table-cell>
          <table:table-cell office:value-type="float" office:value="15.3330456260846" calcext:value-type="float">
            <text:p>15.3330456260846</text:p>
          </table:table-cell>
          <table:table-cell office:value-type="float" office:value="11.8376713824504" calcext:value-type="float">
            <text:p>11.8376713824504</text:p>
          </table:table-cell>
          <table:table-cell office:value-type="float" office:value="5.39544327440132" calcext:value-type="float">
            <text:p>5.39544327440132</text:p>
          </table:table-cell>
          <table:table-cell office:value-type="float" office:value="6.44714538846785" calcext:value-type="float">
            <text:p>6.44714538846785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6.4305555555556" calcext:value-type="float">
            <text:p>26.4305555555556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30" calcext:value-type="float">
            <text:p>30</text:p>
          </table:table-cell>
          <table:table-cell office:value-type="float" office:value="9.60525035121709" calcext:value-type="float">
            <text:p>9.60525035121709</text:p>
          </table:table-cell>
          <table:table-cell office:value-type="float" office:value="9.76786092240725" calcext:value-type="float">
            <text:p>9.76786092240725</text:p>
          </table:table-cell>
          <table:table-cell office:value-type="float" office:value="4.6726397569242" calcext:value-type="float">
            <text:p>4.6726397569242</text:p>
          </table:table-cell>
          <table:table-cell office:value-type="float" office:value="5.09947969973359" calcext:value-type="float">
            <text:p>5.09947969973359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7.4722222222222" calcext:value-type="float">
            <text:p>37.4722222222222</text:p>
          </table:table-cell>
          <table:table-cell office:value-type="float" office:value="2" calcext:value-type="float">
            <text:p>2</text:p>
          </table:table-cell>
          <table:table-cell office:value-type="float" office:value="417" calcext:value-type="float">
            <text:p>417</text:p>
          </table:table-cell>
          <table:table-cell office:value-type="float" office:value="24" calcext:value-type="float">
            <text:p>24</text:p>
          </table:table-cell>
          <table:table-cell office:value-type="float" office:value="7.39185727271893" calcext:value-type="float">
            <text:p>7.39185727271893</text:p>
          </table:table-cell>
          <table:table-cell office:value-type="float" office:value="8.20786368857909" calcext:value-type="float">
            <text:p>8.20786368857909</text:p>
          </table:table-cell>
          <table:table-cell office:value-type="float" office:value="4.01143650868764" calcext:value-type="float">
            <text:p>4.01143650868764</text:p>
          </table:table-cell>
          <table:table-cell office:value-type="float" office:value="4.2000831090139" calcext:value-type="float">
            <text:p>4.2000831090139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53.1658767772512" calcext:value-type="float">
            <text:p>53.1658767772512</text:p>
          </table:table-cell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34" calcext:value-type="float">
            <text:p>34</text:p>
          </table:table-cell>
          <table:table-cell office:value-type="float" office:value="15.2874470878823" calcext:value-type="float">
            <text:p>15.2874470878823</text:p>
          </table:table-cell>
          <table:table-cell office:value-type="float" office:value="11.2660804146314" calcext:value-type="float">
            <text:p>11.2660804146314</text:p>
          </table:table-cell>
          <table:table-cell office:value-type="float" office:value="5.1677367245358" calcext:value-type="float">
            <text:p>5.1677367245358</text:p>
          </table:table-cell>
          <table:table-cell office:value-type="float" office:value="6.10305344410699" calcext:value-type="float">
            <text:p>6.10305344410699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36.9166666666667" calcext:value-type="float">
            <text:p>36.9166666666667</text:p>
          </table:table-cell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float" office:value="14.9829854830268" calcext:value-type="float">
            <text:p>14.9829854830268</text:p>
          </table:table-cell>
          <table:table-cell office:value-type="float" office:value="11.2799324376225" calcext:value-type="float">
            <text:p>11.2799324376225</text:p>
          </table:table-cell>
          <table:table-cell office:value-type="float" office:value="5.18563955263838" calcext:value-type="float">
            <text:p>5.18563955263838</text:p>
          </table:table-cell>
          <table:table-cell office:value-type="float" office:value="6.0990189552131" calcext:value-type="float">
            <text:p>6.099018955213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36.3055555555556" calcext:value-type="float">
            <text:p>36.3055555555556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office:value-type="float" office:value="15.1742036783678" calcext:value-type="float">
            <text:p>15.1742036783678</text:p>
          </table:table-cell>
          <table:table-cell office:value-type="float" office:value="10.8998608255708" calcext:value-type="float">
            <text:p>10.8998608255708</text:p>
          </table:table-cell>
          <table:table-cell office:value-type="float" office:value="4.9553705106966" calcext:value-type="float">
            <text:p>4.9553705106966</text:p>
          </table:table-cell>
          <table:table-cell office:value-type="float" office:value="5.94900652330061" calcext:value-type="float">
            <text:p>5.94900652330061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2.9111111111111" calcext:value-type="float">
            <text:p>32.9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office:value-type="float" office:value="16" calcext:value-type="float">
            <text:p>16</text:p>
          </table:table-cell>
          <table:table-cell office:value-type="float" office:value="15.3673133958331" calcext:value-type="float">
            <text:p>15.3673133958331</text:p>
          </table:table-cell>
          <table:table-cell office:value-type="float" office:value="11.4216956167381" calcext:value-type="float">
            <text:p>11.4216956167381</text:p>
          </table:table-cell>
          <table:table-cell office:value-type="float" office:value="5.23207887291128" calcext:value-type="float">
            <text:p>5.23207887291128</text:p>
          </table:table-cell>
          <table:table-cell office:value-type="float" office:value="6.19438513776275" calcext:value-type="float">
            <text:p>6.19438513776275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6.544776119403" calcext:value-type="float">
            <text:p>46.544776119403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office:value-type="float" office:value="16.4607417337729" calcext:value-type="float">
            <text:p>16.4607417337729</text:p>
          </table:table-cell>
          <table:table-cell office:value-type="float" office:value="12.293565201015" calcext:value-type="float">
            <text:p>12.293565201015</text:p>
          </table:table-cell>
          <table:table-cell office:value-type="float" office:value="5.60693937127315" calcext:value-type="float">
            <text:p>5.60693937127315</text:p>
          </table:table-cell>
          <table:table-cell office:value-type="float" office:value="6.69173586274143" calcext:value-type="float">
            <text:p>6.69173586274143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1.1944444444444" calcext:value-type="float">
            <text:p>31.1944444444444</text:p>
          </table:table-cell>
          <table:table-cell office:value-type="float" office:value="3" calcext:value-type="float">
            <text:p>3</text:p>
          </table:table-cell>
          <table:table-cell office:value-type="float" office:value="321" calcext:value-type="float">
            <text:p>321</text:p>
          </table:table-cell>
          <table:table-cell office:value-type="float" office:value="20" calcext:value-type="float">
            <text:p>20</text:p>
          </table:table-cell>
          <table:table-cell office:value-type="float" office:value="11.1349867317987" calcext:value-type="float">
            <text:p>11.1349867317987</text:p>
          </table:table-cell>
          <table:table-cell office:value-type="float" office:value="10.041542831495" calcext:value-type="float">
            <text:p>10.041542831495</text:p>
          </table:table-cell>
          <table:table-cell office:value-type="float" office:value="4.73767892113023" calcext:value-type="float">
            <text:p>4.73767892113023</text:p>
          </table:table-cell>
          <table:table-cell office:value-type="float" office:value="5.30818171978369" calcext:value-type="float">
            <text:p>5.30818171978369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8.9212962962963" calcext:value-type="float">
            <text:p>28.9212962962963</text:p>
          </table:table-cell>
          <table:table-cell office:value-type="float" office:value="3" calcext:value-type="float">
            <text:p>3</text:p>
          </table:table-cell>
          <table:table-cell office:value-type="float" office:value="357" calcext:value-type="float">
            <text:p>357</text:p>
          </table:table-cell>
          <table:table-cell office:value-type="float" office:value="28" calcext:value-type="float">
            <text:p>28</text:p>
          </table:table-cell>
          <table:table-cell office:value-type="float" office:value="8.25782548412866" calcext:value-type="float">
            <text:p>8.25782548412866</text:p>
          </table:table-cell>
          <table:table-cell office:value-type="float" office:value="8.44451308208723" calcext:value-type="float">
            <text:p>8.44451308208723</text:p>
          </table:table-cell>
          <table:table-cell office:value-type="float" office:value="4.09702308155288" calcext:value-type="float">
            <text:p>4.09702308155288</text:p>
          </table:table-cell>
          <table:table-cell office:value-type="float" office:value="4.35122393125139" calcext:value-type="float">
            <text:p>4.35122393125139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51.1327014218009" calcext:value-type="float">
            <text:p>51.1327014218009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23" calcext:value-type="float">
            <text:p>23</text:p>
          </table:table-cell>
          <table:table-cell office:value-type="float" office:value="16.1999412342641" calcext:value-type="float">
            <text:p>16.1999412342641</text:p>
          </table:table-cell>
          <table:table-cell office:value-type="float" office:value="11.6942497131731" calcext:value-type="float">
            <text:p>11.6942497131731</text:p>
          </table:table-cell>
          <table:table-cell office:value-type="float" office:value="5.37345805426042" calcext:value-type="float">
            <text:p>5.37345805426042</text:p>
          </table:table-cell>
          <table:table-cell office:value-type="float" office:value="6.32568890251764" calcext:value-type="float">
            <text:p>6.32568890251764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51.9953703703704" calcext:value-type="float">
            <text:p>51.9953703703704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office:value-type="float" office:value="15.7316517762862" calcext:value-type="float">
            <text:p>15.7316517762862</text:p>
          </table:table-cell>
          <table:table-cell office:value-type="float" office:value="11.773495139591" calcext:value-type="float">
            <text:p>11.773495139591</text:p>
          </table:table-cell>
          <table:table-cell office:value-type="float" office:value="5.40807752121973" calcext:value-type="float">
            <text:p>5.40807752121973</text:p>
          </table:table-cell>
          <table:table-cell office:value-type="float" office:value="6.3703464133462" calcext:value-type="float">
            <text:p>6.3703464133462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1.0469483568075" calcext:value-type="float">
            <text:p>61.0469483568075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20" calcext:value-type="float">
            <text:p>20</text:p>
          </table:table-cell>
          <table:table-cell office:value-type="float" office:value="15.8249515641786" calcext:value-type="float">
            <text:p>15.8249515641786</text:p>
          </table:table-cell>
          <table:table-cell office:value-type="float" office:value="11.866244013512" calcext:value-type="float">
            <text:p>11.866244013512</text:p>
          </table:table-cell>
          <table:table-cell office:value-type="float" office:value="5.41416114541263" calcext:value-type="float">
            <text:p>5.41416114541263</text:p>
          </table:table-cell>
          <table:table-cell office:value-type="float" office:value="6.45701720754667" calcext:value-type="float">
            <text:p>6.4570172075466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58.0558139534884" calcext:value-type="float">
            <text:p>58.0558139534884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22" calcext:value-type="float">
            <text:p>22</text:p>
          </table:table-cell>
          <table:table-cell office:value-type="float" office:value="15.7056387560028" calcext:value-type="float">
            <text:p>15.7056387560028</text:p>
          </table:table-cell>
          <table:table-cell office:value-type="float" office:value="11.9852127390304" calcext:value-type="float">
            <text:p>11.9852127390304</text:p>
          </table:table-cell>
          <table:table-cell office:value-type="float" office:value="5.43518075967917" calcext:value-type="float">
            <text:p>5.43518075967917</text:p>
          </table:table-cell>
          <table:table-cell office:value-type="float" office:value="6.55498547558187" calcext:value-type="float">
            <text:p>6.55498547558187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70.2222222222222" calcext:value-type="float">
            <text:p>70.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office:value-type="float" office:value="16.0396117788572" calcext:value-type="float">
            <text:p>16.0396117788572</text:p>
          </table:table-cell>
          <table:table-cell office:value-type="float" office:value="12.0361256882998" calcext:value-type="float">
            <text:p>12.0361256882998</text:p>
          </table:table-cell>
          <table:table-cell office:value-type="float" office:value="5.40142615411124" calcext:value-type="float">
            <text:p>5.40142615411124</text:p>
          </table:table-cell>
          <table:table-cell office:value-type="float" office:value="6.63962226726352" calcext:value-type="float">
            <text:p>6.63962226726352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5.1527777777778" calcext:value-type="float">
            <text:p>65.1527777777778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22" calcext:value-type="float">
            <text:p>22</text:p>
          </table:table-cell>
          <table:table-cell office:value-type="float" office:value="11.3551929628031" calcext:value-type="float">
            <text:p>11.3551929628031</text:p>
          </table:table-cell>
          <table:table-cell office:value-type="float" office:value="10.0723104195413" calcext:value-type="float">
            <text:p>10.0723104195413</text:p>
          </table:table-cell>
          <table:table-cell office:value-type="float" office:value="4.68935860514325" calcext:value-type="float">
            <text:p>4.68935860514325</text:p>
          </table:table-cell>
          <table:table-cell office:value-type="float" office:value="5.38722558581459" calcext:value-type="float">
            <text:p>5.38722558581459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53.0277777777778" calcext:value-type="float">
            <text:p>53.0277777777778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office:value-type="float" office:value="22" calcext:value-type="float">
            <text:p>22</text:p>
          </table:table-cell>
          <table:table-cell office:value-type="float" office:value="8.37537532022735" calcext:value-type="float">
            <text:p>8.37537532022735</text:p>
          </table:table-cell>
          <table:table-cell office:value-type="float" office:value="8.62789911180109" calcext:value-type="float">
            <text:p>8.62789911180109</text:p>
          </table:table-cell>
          <table:table-cell office:value-type="float" office:value="4.14840662382975" calcext:value-type="float">
            <text:p>4.14840662382975</text:p>
          </table:table-cell>
          <table:table-cell office:value-type="float" office:value="4.4832732484433" calcext:value-type="float">
            <text:p>4.4832732484433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46.9205607476636" calcext:value-type="float">
            <text:p>46.9205607476636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  <table:table-cell office:value-type="float" office:value="8.50841543702425" calcext:value-type="float">
            <text:p>8.50841543702425</text:p>
          </table:table-cell>
          <table:table-cell office:value-type="float" office:value="8.48141859161822" calcext:value-type="float">
            <text:p>8.48141859161822</text:p>
          </table:table-cell>
          <table:table-cell office:value-type="float" office:value="4.03599548483002" calcext:value-type="float">
            <text:p>4.03599548483002</text:p>
          </table:table-cell>
          <table:table-cell office:value-type="float" office:value="4.44910141838533" calcext:value-type="float">
            <text:p>4.44910141838533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4.3148148148148" calcext:value-type="float">
            <text:p>64.314814814814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15.7621089553472" calcext:value-type="float">
            <text:p>15.7621089553472</text:p>
          </table:table-cell>
          <table:table-cell office:value-type="float" office:value="11.8279945288678" calcext:value-type="float">
            <text:p>11.8279945288678</text:p>
          </table:table-cell>
          <table:table-cell office:value-type="float" office:value="5.36565954607715" calcext:value-type="float">
            <text:p>5.36565954607715</text:p>
          </table:table-cell>
          <table:table-cell office:value-type="float" office:value="6.46722511901816" calcext:value-type="float">
            <text:p>6.46722511901816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59.5348837209302" calcext:value-type="float">
            <text:p>59.534883720930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15.9840414298438" calcext:value-type="float">
            <text:p>15.9840414298438</text:p>
          </table:table-cell>
          <table:table-cell office:value-type="float" office:value="11.894011885412" calcext:value-type="float">
            <text:p>11.894011885412</text:p>
          </table:table-cell>
          <table:table-cell office:value-type="float" office:value="5.41516697412575" calcext:value-type="float">
            <text:p>5.41516697412575</text:p>
          </table:table-cell>
          <table:table-cell office:value-type="float" office:value="6.48378016742226" calcext:value-type="float">
            <text:p>6.48378016742226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75.3827751196172" calcext:value-type="float">
            <text:p>75.3827751196172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19" calcext:value-type="float">
            <text:p>19</text:p>
          </table:table-cell>
          <table:table-cell office:value-type="float" office:value="15.9788167886362" calcext:value-type="float">
            <text:p>15.9788167886362</text:p>
          </table:table-cell>
          <table:table-cell office:value-type="float" office:value="12.0464009676787" calcext:value-type="float">
            <text:p>12.0464009676787</text:p>
          </table:table-cell>
          <table:table-cell office:value-type="float" office:value="5.47823135449994" calcext:value-type="float">
            <text:p>5.47823135449994</text:p>
          </table:table-cell>
          <table:table-cell office:value-type="float" office:value="6.57316234471152" calcext:value-type="float">
            <text:p>6.5731623447115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57.0231481481481" calcext:value-type="float">
            <text:p>57.0231481481481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  <table:table-cell office:value-type="float" office:value="18" calcext:value-type="float">
            <text:p>18</text:p>
          </table:table-cell>
          <table:table-cell office:value-type="float" office:value="16.6284077240214" calcext:value-type="float">
            <text:p>16.6284077240214</text:p>
          </table:table-cell>
          <table:table-cell office:value-type="float" office:value="12.6763041986553" calcext:value-type="float">
            <text:p>12.6763041986553</text:p>
          </table:table-cell>
          <table:table-cell office:value-type="float" office:value="5.72764049989206" calcext:value-type="float">
            <text:p>5.72764049989206</text:p>
          </table:table-cell>
          <table:table-cell office:value-type="float" office:value="6.95388373593973" calcext:value-type="float">
            <text:p>6.953883735939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3.5138888888889" calcext:value-type="float">
            <text:p>63.5138888888889</text:p>
          </table:table-cell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float" office:value="20" calcext:value-type="float">
            <text:p>20</text:p>
          </table:table-cell>
          <table:table-cell office:value-type="float" office:value="11.676558898877" calcext:value-type="float">
            <text:p>11.676558898877</text:p>
          </table:table-cell>
          <table:table-cell office:value-type="float" office:value="10.4088460764062" calcext:value-type="float">
            <text:p>10.4088460764062</text:p>
          </table:table-cell>
          <table:table-cell office:value-type="float" office:value="4.86963352807455" calcext:value-type="float">
            <text:p>4.86963352807455</text:p>
          </table:table-cell>
          <table:table-cell office:value-type="float" office:value="5.54365061808356" calcext:value-type="float">
            <text:p>5.54365061808356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43.3209302325581" calcext:value-type="float">
            <text:p>43.3209302325581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8.88574655439963" calcext:value-type="float">
            <text:p>8.88574655439963</text:p>
          </table:table-cell>
          <table:table-cell office:value-type="float" office:value="8.47329115048339" calcext:value-type="float">
            <text:p>8.47329115048339</text:p>
          </table:table-cell>
          <table:table-cell office:value-type="float" office:value="4.13973878301045" calcext:value-type="float">
            <text:p>4.13973878301045</text:p>
          </table:table-cell>
          <table:table-cell office:value-type="float" office:value="4.33732522827813" calcext:value-type="float">
            <text:p>4.33732522827813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55.7175925925926" calcext:value-type="float">
            <text:p>55.7175925925926</text:p>
          </table:table-cell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float" office:value="15.6162413802602" calcext:value-type="float">
            <text:p>15.6162413802602</text:p>
          </table:table-cell>
          <table:table-cell office:value-type="float" office:value="11.8182917497743" calcext:value-type="float">
            <text:p>11.8182917497743</text:p>
          </table:table-cell>
          <table:table-cell office:value-type="float" office:value="5.3737713693689" calcext:value-type="float">
            <text:p>5.3737713693689</text:p>
          </table:table-cell>
          <table:table-cell office:value-type="float" office:value="6.44941790955838" calcext:value-type="float">
            <text:p>6.44941790955838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4.8657407407407" calcext:value-type="float">
            <text:p>54.8657407407407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20" calcext:value-type="float">
            <text:p>20</text:p>
          </table:table-cell>
          <table:table-cell office:value-type="float" office:value="15.6723810223402" calcext:value-type="float">
            <text:p>15.6723810223402</text:p>
          </table:table-cell>
          <table:table-cell office:value-type="float" office:value="11.8260949983744" calcext:value-type="float">
            <text:p>11.8260949983744</text:p>
          </table:table-cell>
          <table:table-cell office:value-type="float" office:value="5.39995881360878" calcext:value-type="float">
            <text:p>5.39995881360878</text:p>
          </table:table-cell>
          <table:table-cell office:value-type="float" office:value="6.43105758054092" calcext:value-type="float">
            <text:p>6.43105758054092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.4537037037037" calcext:value-type="float">
            <text:p>57.4537037037037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float" office:value="16.0516036618399" calcext:value-type="float">
            <text:p>16.0516036618399</text:p>
          </table:table-cell>
          <table:table-cell office:value-type="float" office:value="11.9909411380794" calcext:value-type="float">
            <text:p>11.9909411380794</text:p>
          </table:table-cell>
          <table:table-cell office:value-type="float" office:value="5.44626845510404" calcext:value-type="float">
            <text:p>5.44626845510404</text:p>
          </table:table-cell>
          <table:table-cell office:value-type="float" office:value="6.54963628427149" calcext:value-type="float">
            <text:p>6.5496362842714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4.4418604651163" calcext:value-type="float">
            <text:p>64.4418604651163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office:value-type="float" office:value="20" calcext:value-type="float">
            <text:p>20</text:p>
          </table:table-cell>
          <table:table-cell office:value-type="float" office:value="16.2650885618004" calcext:value-type="float">
            <text:p>16.2650885618004</text:p>
          </table:table-cell>
          <table:table-cell office:value-type="float" office:value="12.1791649919055" calcext:value-type="float">
            <text:p>12.1791649919055</text:p>
          </table:table-cell>
          <table:table-cell office:value-type="float" office:value="5.52004649753601" calcext:value-type="float">
            <text:p>5.52004649753601</text:p>
          </table:table-cell>
          <table:table-cell office:value-type="float" office:value="6.6641493352426" calcext:value-type="float">
            <text:p>6.6641493352426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4.4212962962963" calcext:value-type="float">
            <text:p>64.4212962962963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9" calcext:value-type="float">
            <text:p>19</text:p>
          </table:table-cell>
          <table:table-cell office:value-type="float" office:value="16.7075761888584" calcext:value-type="float">
            <text:p>16.7075761888584</text:p>
          </table:table-cell>
          <table:table-cell office:value-type="float" office:value="12.7221013296891" calcext:value-type="float">
            <text:p>12.7221013296891</text:p>
          </table:table-cell>
          <table:table-cell office:value-type="float" office:value="5.74437240685788" calcext:value-type="float">
            <text:p>5.74437240685788</text:p>
          </table:table-cell>
          <table:table-cell office:value-type="float" office:value="6.98296420907512" calcext:value-type="float">
            <text:p>6.98296420907512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1.0509259259259" calcext:value-type="float">
            <text:p>51.0509259259259</text:p>
          </table:table-cell>
          <table:table-cell office:value-type="float" office:value="3" calcext:value-type="float">
            <text:p>3</text:p>
          </table:table-cell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office:value-type="float" office:value="12.1111682444655" calcext:value-type="float">
            <text:p>12.1111682444655</text:p>
          </table:table-cell>
          <table:table-cell office:value-type="float" office:value="10.835810219799" calcext:value-type="float">
            <text:p>10.835810219799</text:p>
          </table:table-cell>
          <table:table-cell office:value-type="float" office:value="5.04793759488761" calcext:value-type="float">
            <text:p>5.04793759488761</text:p>
          </table:table-cell>
          <table:table-cell office:value-type="float" office:value="5.79247319680661" calcext:value-type="float">
            <text:p>5.79247319680661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5.2916666666667" calcext:value-type="float">
            <text:p>25.2916666666667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office:value-type="float" office:value="22" calcext:value-type="float">
            <text:p>22</text:p>
          </table:table-cell>
          <table:table-cell office:value-type="float" office:value="9.84329749235586" calcext:value-type="float">
            <text:p>9.84329749235586</text:p>
          </table:table-cell>
          <table:table-cell office:value-type="float" office:value="10.5298925624716" calcext:value-type="float">
            <text:p>10.5298925624716</text:p>
          </table:table-cell>
          <table:table-cell office:value-type="float" office:value="5.24897366273041" calcext:value-type="float">
            <text:p>5.24897366273041</text:p>
          </table:table-cell>
          <table:table-cell office:value-type="float" office:value="5.28570269119222" calcext:value-type="float">
            <text:p>5.28570269119222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1.2268518518519" calcext:value-type="float">
            <text:p>51.2268518518519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16.17132048445" calcext:value-type="float">
            <text:p>16.17132048445</text:p>
          </table:table-cell>
          <table:table-cell office:value-type="float" office:value="11.8693965645592" calcext:value-type="float">
            <text:p>11.8693965645592</text:p>
          </table:table-cell>
          <table:table-cell office:value-type="float" office:value="5.39395098813396" calcext:value-type="float">
            <text:p>5.39395098813396</text:p>
          </table:table-cell>
          <table:table-cell office:value-type="float" office:value="6.48036149680938" calcext:value-type="float">
            <text:p>6.48036149680938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47.0324074074074" calcext:value-type="float">
            <text:p>47.0324074074074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5.974666458538" calcext:value-type="float">
            <text:p>15.974666458538</text:p>
          </table:table-cell>
          <table:table-cell office:value-type="float" office:value="11.7690353552537" calcext:value-type="float">
            <text:p>11.7690353552537</text:p>
          </table:table-cell>
          <table:table-cell office:value-type="float" office:value="5.32724861304264" calcext:value-type="float">
            <text:p>5.32724861304264</text:p>
          </table:table-cell>
          <table:table-cell office:value-type="float" office:value="6.44664187161543" calcext:value-type="float">
            <text:p>6.4466418716154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37.9333333333333" calcext:value-type="float">
            <text:p>37.9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16.2178280551296" calcext:value-type="float">
            <text:p>16.2178280551296</text:p>
          </table:table-cell>
          <table:table-cell office:value-type="float" office:value="12.0795803204066" calcext:value-type="float">
            <text:p>12.0795803204066</text:p>
          </table:table-cell>
          <table:table-cell office:value-type="float" office:value="5.46842797228484" calcext:value-type="float">
            <text:p>5.46842797228484</text:p>
          </table:table-cell>
          <table:table-cell office:value-type="float" office:value="6.6161361450819" calcext:value-type="float">
            <text:p>6.6161361450819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office:value-type="float" office:value="16.4108184046939" calcext:value-type="float">
            <text:p>16.4108184046939</text:p>
          </table:table-cell>
          <table:table-cell office:value-type="float" office:value="12.2398560310628" calcext:value-type="float">
            <text:p>12.2398560310628</text:p>
          </table:table-cell>
          <table:table-cell office:value-type="float" office:value="5.52041810715818" calcext:value-type="float">
            <text:p>5.52041810715818</text:p>
          </table:table-cell>
          <table:table-cell office:value-type="float" office:value="6.724469103454" calcext:value-type="float">
            <text:p>6.724469103454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7.8561157684997" calcext:value-type="float">
            <text:p>17.8561157684997</text:p>
          </table:table-cell>
          <table:table-cell office:value-type="float" office:value="13.1353852535837" calcext:value-type="float">
            <text:p>13.1353852535837</text:p>
          </table:table-cell>
          <table:table-cell office:value-type="float" office:value="5.90106211842421" calcext:value-type="float">
            <text:p>5.90106211842421</text:p>
          </table:table-cell>
          <table:table-cell office:value-type="float" office:value="7.23970122473049" calcext:value-type="float">
            <text:p>7.23970122473049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 office:value-type="float" office:value="11.8121241058885" calcext:value-type="float">
            <text:p>11.8121241058885</text:p>
          </table:table-cell>
          <table:table-cell office:value-type="float" office:value="10.7122110114835" calcext:value-type="float">
            <text:p>10.7122110114835</text:p>
          </table:table-cell>
          <table:table-cell office:value-type="float" office:value="4.99650820526367" calcext:value-type="float">
            <text:p>4.99650820526367</text:p>
          </table:table-cell>
          <table:table-cell office:value-type="float" office:value="5.72025650657592" calcext:value-type="float">
            <text:p>5.72025650657592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  <table:table-cell office:value-type="float" office:value="9.14217635230059" calcext:value-type="float">
            <text:p>9.14217635230059</text:p>
          </table:table-cell>
          <table:table-cell office:value-type="float" office:value="9.10652296878489" calcext:value-type="float">
            <text:p>9.10652296878489</text:p>
          </table:table-cell>
          <table:table-cell office:value-type="float" office:value="4.31464743279163" calcext:value-type="float">
            <text:p>4.31464743279163</text:p>
          </table:table-cell>
          <table:table-cell office:value-type="float" office:value="4.79580780443837" calcext:value-type="float">
            <text:p>4.79580780443837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23" calcext:value-type="float">
            <text:p>23</text:p>
          </table:table-cell>
          <table:table-cell office:value-type="float" office:value="16.7298337113317" calcext:value-type="float">
            <text:p>16.7298337113317</text:p>
          </table:table-cell>
          <table:table-cell office:value-type="float" office:value="12.0911365169258" calcext:value-type="float">
            <text:p>12.0911365169258</text:p>
          </table:table-cell>
          <table:table-cell office:value-type="float" office:value="5.48352382286167" calcext:value-type="float">
            <text:p>5.48352382286167</text:p>
          </table:table-cell>
          <table:table-cell office:value-type="float" office:value="6.61261024902837" calcext:value-type="float">
            <text:p>6.61261024902837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3.0833333333333" calcext:value-type="float">
            <text:p>53.0833333333333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float" office:value="16.9716638967192" calcext:value-type="float">
            <text:p>16.9716638967192</text:p>
          </table:table-cell>
          <table:table-cell office:value-type="float" office:value="12.3182072068514" calcext:value-type="float">
            <text:p>12.3182072068514</text:p>
          </table:table-cell>
          <table:table-cell office:value-type="float" office:value="5.60657176699472" calcext:value-type="float">
            <text:p>5.60657176699472</text:p>
          </table:table-cell>
          <table:table-cell office:value-type="float" office:value="6.7167451378304" calcext:value-type="float">
            <text:p>6.7167451378304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1.8888888888889" calcext:value-type="float">
            <text:p>51.8888888888889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office:value-type="float" office:value="16.8799526201254" calcext:value-type="float">
            <text:p>16.8799526201254</text:p>
          </table:table-cell>
          <table:table-cell office:value-type="float" office:value="12.214107185487" calcext:value-type="float">
            <text:p>12.214107185487</text:p>
          </table:table-cell>
          <table:table-cell office:value-type="float" office:value="5.54772799642013" calcext:value-type="float">
            <text:p>5.54772799642013</text:p>
          </table:table-cell>
          <table:table-cell office:value-type="float" office:value="6.67143525820856" calcext:value-type="float">
            <text:p>6.67143525820856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6.2222222222222" calcext:value-type="float">
            <text:p>56.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float" office:value="17.3605186076193" calcext:value-type="float">
            <text:p>17.3605186076193</text:p>
          </table:table-cell>
          <table:table-cell office:value-type="float" office:value="12.5687688584654" calcext:value-type="float">
            <text:p>12.5687688584654</text:p>
          </table:table-cell>
          <table:table-cell office:value-type="float" office:value="5.68649961594576" calcext:value-type="float">
            <text:p>5.68649961594576</text:p>
          </table:table-cell>
          <table:table-cell office:value-type="float" office:value="6.88745178485971" calcext:value-type="float">
            <text:p>6.88745178485971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67.6990740740741" calcext:value-type="float">
            <text:p>67.6990740740741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 office:value-type="float" office:value="18.0317426795339" calcext:value-type="float">
            <text:p>18.0317426795339</text:p>
          </table:table-cell>
          <table:table-cell office:value-type="float" office:value="13.1754249327584" calcext:value-type="float">
            <text:p>13.1754249327584</text:p>
          </table:table-cell>
          <table:table-cell office:value-type="float" office:value="5.89636833108447" calcext:value-type="float">
            <text:p>5.89636833108447</text:p>
          </table:table-cell>
          <table:table-cell office:value-type="float" office:value="7.28443041343733" calcext:value-type="float">
            <text:p>7.28443041343733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63.4953703703704" calcext:value-type="float">
            <text:p>63.4953703703704</text:p>
          </table:table-cell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float" office:value="13.2325378533979" calcext:value-type="float">
            <text:p>13.2325378533979</text:p>
          </table:table-cell>
          <table:table-cell office:value-type="float" office:value="11.2186509552013" calcext:value-type="float">
            <text:p>11.2186509552013</text:p>
          </table:table-cell>
          <table:table-cell office:value-type="float" office:value="5.10701531774329" calcext:value-type="float">
            <text:p>5.10701531774329</text:p>
          </table:table-cell>
          <table:table-cell office:value-type="float" office:value="6.11629005140383" calcext:value-type="float">
            <text:p>6.11629005140383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47.0462962962963" calcext:value-type="float">
            <text:p>47.0462962962963</text:p>
          </table:table-cell>
          <table:table-cell office:value-type="float" office:value="3" calcext:value-type="float">
            <text:p>3</text:p>
          </table:table-cell>
          <table:table-cell office:value-type="float" office:value="321" calcext:value-type="float">
            <text:p>321</text:p>
          </table:table-cell>
          <table:table-cell office:value-type="float" office:value="15" calcext:value-type="float">
            <text:p>15</text:p>
          </table:table-cell>
          <table:table-cell office:value-type="float" office:value="9.5079563297125" calcext:value-type="float">
            <text:p>9.5079563297125</text:p>
          </table:table-cell>
          <table:table-cell office:value-type="float" office:value="9.35170321537929" calcext:value-type="float">
            <text:p>9.35170321537929</text:p>
          </table:table-cell>
          <table:table-cell office:value-type="float" office:value="4.35748202736114" calcext:value-type="float">
            <text:p>4.35748202736114</text:p>
          </table:table-cell>
          <table:table-cell office:value-type="float" office:value="4.99819249490781" calcext:value-type="float">
            <text:p>4.99819249490781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.6822429906542" calcext:value-type="float">
            <text:p>50.6822429906542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office:value-type="float" office:value="16.8102142194717" calcext:value-type="float">
            <text:p>16.8102142194717</text:p>
          </table:table-cell>
          <table:table-cell office:value-type="float" office:value="12.2021777050827" calcext:value-type="float">
            <text:p>12.2021777050827</text:p>
          </table:table-cell>
          <table:table-cell office:value-type="float" office:value="5.5404468553056" calcext:value-type="float">
            <text:p>5.5404468553056</text:p>
          </table:table-cell>
          <table:table-cell office:value-type="float" office:value="6.66678028305761" calcext:value-type="float">
            <text:p>6.6667802830576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60.3111111111111" calcext:value-type="float">
            <text:p>60.3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16.8278072116577" calcext:value-type="float">
            <text:p>16.8278072116577</text:p>
          </table:table-cell>
          <table:table-cell office:value-type="float" office:value="12.3023640222352" calcext:value-type="float">
            <text:p>12.3023640222352</text:p>
          </table:table-cell>
          <table:table-cell office:value-type="float" office:value="5.58796041629555" calcext:value-type="float">
            <text:p>5.58796041629555</text:p>
          </table:table-cell>
          <table:table-cell office:value-type="float" office:value="6.71949634196499" calcext:value-type="float">
            <text:p>6.71949634196499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17.053834923375" calcext:value-type="float">
            <text:p>17.053834923375</text:p>
          </table:table-cell>
          <table:table-cell office:value-type="float" office:value="12.4505734991285" calcext:value-type="float">
            <text:p>12.4505734991285</text:p>
          </table:table-cell>
          <table:table-cell office:value-type="float" office:value="5.62879875181797" calcext:value-type="float">
            <text:p>5.62879875181797</text:p>
          </table:table-cell>
          <table:table-cell office:value-type="float" office:value="6.82690470243671" calcext:value-type="float">
            <text:p>6.82690470243671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float" office:value="17.3543573874958" calcext:value-type="float">
            <text:p>17.3543573874958</text:p>
          </table:table-cell>
          <table:table-cell office:value-type="float" office:value="12.6029848893294" calcext:value-type="float">
            <text:p>12.6029848893294</text:p>
          </table:table-cell>
          <table:table-cell office:value-type="float" office:value="5.69984864630387" calcext:value-type="float">
            <text:p>5.69984864630387</text:p>
          </table:table-cell>
          <table:table-cell office:value-type="float" office:value="6.90833095135869" calcext:value-type="float">
            <text:p>6.9083309513586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17.4096798185608" calcext:value-type="float">
            <text:p>17.4096798185608</text:p>
          </table:table-cell>
          <table:table-cell office:value-type="float" office:value="13.0016508212202" calcext:value-type="float">
            <text:p>13.0016508212202</text:p>
          </table:table-cell>
          <table:table-cell office:value-type="float" office:value="5.83102204519752" calcext:value-type="float">
            <text:p>5.83102204519752</text:p>
          </table:table-cell>
          <table:table-cell office:value-type="float" office:value="7.17594303271412" calcext:value-type="float">
            <text:p>7.17594303271412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office:value-type="float" office:value="12.8263472504063" calcext:value-type="float">
            <text:p>12.8263472504063</text:p>
          </table:table-cell>
          <table:table-cell office:value-type="float" office:value="11.0411825929443" calcext:value-type="float">
            <text:p>11.0411825929443</text:p>
          </table:table-cell>
          <table:table-cell office:value-type="float" office:value="5.03827326277132" calcext:value-type="float">
            <text:p>5.03827326277132</text:p>
          </table:table-cell>
          <table:table-cell office:value-type="float" office:value="6.00750109422271" calcext:value-type="float">
            <text:p>6.00750109422271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9.42167170154352" calcext:value-type="float">
            <text:p>9.42167170154352</text:p>
          </table:table-cell>
          <table:table-cell office:value-type="float" office:value="9.39463614980402" calcext:value-type="float">
            <text:p>9.39463614980402</text:p>
          </table:table-cell>
          <table:table-cell office:value-type="float" office:value="4.36604872495605" calcext:value-type="float">
            <text:p>4.36604872495605</text:p>
          </table:table-cell>
          <table:table-cell office:value-type="float" office:value="5.03256653922483" calcext:value-type="float">
            <text:p>5.03256653922483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8" calcext:value-type="float">
            <text:p>18</text:p>
          </table:table-cell>
          <table:table-cell office:value-type="float" office:value="16.9244217543409" calcext:value-type="float">
            <text:p>16.9244217543409</text:p>
          </table:table-cell>
          <table:table-cell office:value-type="float" office:value="12.2770220783273" calcext:value-type="float">
            <text:p>12.2770220783273</text:p>
          </table:table-cell>
          <table:table-cell office:value-type="float" office:value="5.5489744189197" calcext:value-type="float">
            <text:p>5.5489744189197</text:p>
          </table:table-cell>
          <table:table-cell office:value-type="float" office:value="6.7331048645095" calcext:value-type="float">
            <text:p>6.7331048645095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6.5649866399772" calcext:value-type="float">
            <text:p>16.5649866399772</text:p>
          </table:table-cell>
          <table:table-cell office:value-type="float" office:value="12.1652460083089" calcext:value-type="float">
            <text:p>12.1652460083089</text:p>
          </table:table-cell>
          <table:table-cell office:value-type="float" office:value="5.54502473311955" calcext:value-type="float">
            <text:p>5.54502473311955</text:p>
          </table:table-cell>
          <table:table-cell office:value-type="float" office:value="6.62527488064033" calcext:value-type="float">
            <text:p>6.62527488064033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7.0592523896536" calcext:value-type="float">
            <text:p>17.0592523896536</text:p>
          </table:table-cell>
          <table:table-cell office:value-type="float" office:value="12.3334163855022" calcext:value-type="float">
            <text:p>12.3334163855022</text:p>
          </table:table-cell>
          <table:table-cell office:value-type="float" office:value="5.63523375735316" calcext:value-type="float">
            <text:p>5.63523375735316</text:p>
          </table:table-cell>
          <table:table-cell office:value-type="float" office:value="6.7033184479883" calcext:value-type="float">
            <text:p>6.7033184479883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25.1388888888889" calcext:value-type="float">
            <text:p>25.1388888888889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16" calcext:value-type="float">
            <text:p>16</text:p>
          </table:table-cell>
          <table:table-cell office:value-type="float" office:value="17.1727345349702" calcext:value-type="float">
            <text:p>17.1727345349702</text:p>
          </table:table-cell>
          <table:table-cell office:value-type="float" office:value="12.4241805531187" calcext:value-type="float">
            <text:p>12.4241805531187</text:p>
          </table:table-cell>
          <table:table-cell office:value-type="float" office:value="5.68381306965972" calcext:value-type="float">
            <text:p>5.68381306965972</text:p>
          </table:table-cell>
          <table:table-cell office:value-type="float" office:value="6.74554757734379" calcext:value-type="float">
            <text:p>6.74554757734379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28.8504672897196" calcext:value-type="float">
            <text:p>28.8504672897196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18" calcext:value-type="float">
            <text:p>18</text:p>
          </table:table-cell>
          <table:table-cell office:value-type="float" office:value="17.3532096192164" calcext:value-type="float">
            <text:p>17.3532096192164</text:p>
          </table:table-cell>
          <table:table-cell office:value-type="float" office:value="12.9206238789864" calcext:value-type="float">
            <text:p>12.9206238789864</text:p>
          </table:table-cell>
          <table:table-cell office:value-type="float" office:value="5.84201567515142" calcext:value-type="float">
            <text:p>5.84201567515142</text:p>
          </table:table-cell>
          <table:table-cell office:value-type="float" office:value="7.08393247986287" calcext:value-type="float">
            <text:p>7.0839324798628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35.7452830188679" calcext:value-type="float">
            <text:p>35.7452830188679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12.7951095889153" calcext:value-type="float">
            <text:p>12.7951095889153</text:p>
          </table:table-cell>
          <table:table-cell office:value-type="float" office:value="11.1853776850716" calcext:value-type="float">
            <text:p>11.1853776850716</text:p>
          </table:table-cell>
          <table:table-cell office:value-type="float" office:value="5.13364837659209" calcext:value-type="float">
            <text:p>5.13364837659209</text:p>
          </table:table-cell>
          <table:table-cell office:value-type="float" office:value="6.05640799517037" calcext:value-type="float">
            <text:p>6.05640799517037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38.421875" calcext:value-type="float">
            <text:p>38.421875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9.29593139100333" calcext:value-type="float">
            <text:p>9.29593139100333</text:p>
          </table:table-cell>
          <table:table-cell office:value-type="float" office:value="9.38207702821284" calcext:value-type="float">
            <text:p>9.38207702821284</text:p>
          </table:table-cell>
          <table:table-cell office:value-type="float" office:value="4.40133179515388" calcext:value-type="float">
            <text:p>4.40133179515388</text:p>
          </table:table-cell>
          <table:table-cell office:value-type="float" office:value="4.98475650359823" calcext:value-type="float">
            <text:p>4.98475650359823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3.2039800995025" calcext:value-type="float">
            <text:p>43.2039800995025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16.75737096789" calcext:value-type="float">
            <text:p>16.75737096789</text:p>
          </table:table-cell>
          <table:table-cell office:value-type="float" office:value="12.1903773082769" calcext:value-type="float">
            <text:p>12.1903773082769</text:p>
          </table:table-cell>
          <table:table-cell office:value-type="float" office:value="5.58164271618721" calcext:value-type="float">
            <text:p>5.58164271618721</text:p>
          </table:table-cell>
          <table:table-cell office:value-type="float" office:value="6.61382157031136" calcext:value-type="float">
            <text:p>6.61382157031136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1.4444444444444" calcext:value-type="float">
            <text:p>41.4444444444444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16.9432267898299" calcext:value-type="float">
            <text:p>16.9432267898299</text:p>
          </table:table-cell>
          <table:table-cell office:value-type="float" office:value="12.4272158708658" calcext:value-type="float">
            <text:p>12.4272158708658</text:p>
          </table:table-cell>
          <table:table-cell office:value-type="float" office:value="5.74065866510916" calcext:value-type="float">
            <text:p>5.74065866510916</text:p>
          </table:table-cell>
          <table:table-cell office:value-type="float" office:value="6.69178910738352" calcext:value-type="float">
            <text:p>6.69178910738352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9.7116279069767" calcext:value-type="float">
            <text:p>49.7116279069767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17.2599281956164" calcext:value-type="float">
            <text:p>17.2599281956164</text:p>
          </table:table-cell>
          <table:table-cell office:value-type="float" office:value="12.511366055389" calcext:value-type="float">
            <text:p>12.511366055389</text:p>
          </table:table-cell>
          <table:table-cell office:value-type="float" office:value="5.76335926506471" calcext:value-type="float">
            <text:p>5.76335926506471</text:p>
          </table:table-cell>
          <table:table-cell office:value-type="float" office:value="6.75325938074534" calcext:value-type="float">
            <text:p>6.75325938074534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62.5555555555556" calcext:value-type="float">
            <text:p>62.5555555555556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17.3082171026656" calcext:value-type="float">
            <text:p>17.3082171026656</text:p>
          </table:table-cell>
          <table:table-cell office:value-type="float" office:value="12.6347356041228" calcext:value-type="float">
            <text:p>12.6347356041228</text:p>
          </table:table-cell>
          <table:table-cell office:value-type="float" office:value="5.78642478779319" calcext:value-type="float">
            <text:p>5.78642478779319</text:p>
          </table:table-cell>
          <table:table-cell office:value-type="float" office:value="6.85358442812698" calcext:value-type="float">
            <text:p>6.85358442812698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18" calcext:value-type="float">
            <text:p>18</text:p>
          </table:table-cell>
          <table:table-cell office:value-type="float" office:value="18.2565583479483" calcext:value-type="float">
            <text:p>18.2565583479483</text:p>
          </table:table-cell>
          <table:table-cell office:value-type="float" office:value="13.2383547010211" calcext:value-type="float">
            <text:p>13.2383547010211</text:p>
          </table:table-cell>
          <table:table-cell office:value-type="float" office:value="6.01784631826272" calcext:value-type="float">
            <text:p>6.01784631826272</text:p>
          </table:table-cell>
          <table:table-cell office:value-type="float" office:value="7.22599290670929" calcext:value-type="float">
            <text:p>7.22599290670929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13.6225495147236" calcext:value-type="float">
            <text:p>13.6225495147236</text:p>
          </table:table-cell>
          <table:table-cell office:value-type="float" office:value="11.4012344427986" calcext:value-type="float">
            <text:p>11.4012344427986</text:p>
          </table:table-cell>
          <table:table-cell office:value-type="float" office:value="5.26572564876696" calcext:value-type="float">
            <text:p>5.26572564876696</text:p>
          </table:table-cell>
          <table:table-cell office:value-type="float" office:value="6.14030785284973" calcext:value-type="float">
            <text:p>6.14030785284973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14" calcext:value-type="float">
            <text:p>14</text:p>
          </table:table-cell>
          <table:table-cell office:value-type="float" office:value="9.65217111847723" calcext:value-type="float">
            <text:p>9.65217111847723</text:p>
          </table:table-cell>
          <table:table-cell office:value-type="float" office:value="9.54934940936411" calcext:value-type="float">
            <text:p>9.54934940936411</text:p>
          </table:table-cell>
          <table:table-cell office:value-type="float" office:value="4.49307914295032" calcext:value-type="float">
            <text:p>4.49307914295032</text:p>
          </table:table-cell>
          <table:table-cell office:value-type="float" office:value="5.06036515333339" calcext:value-type="float">
            <text:p>5.06036515333339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float" office:value="17.6591862782007" calcext:value-type="float">
            <text:p>17.6591862782007</text:p>
          </table:table-cell>
          <table:table-cell office:value-type="float" office:value="12.5009995282431" calcext:value-type="float">
            <text:p>12.5009995282431</text:p>
          </table:table-cell>
          <table:table-cell office:value-type="float" office:value="5.72346969275372" calcext:value-type="float">
            <text:p>5.72346969275372</text:p>
          </table:table-cell>
          <table:table-cell office:value-type="float" office:value="6.78274607149012" calcext:value-type="float">
            <text:p>6.78274607149012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8" calcext:value-type="float">
            <text:p>46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3" calcext:value-type="float">
            <text:p>88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3" calcext:value-type="float">
            <text:p>87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" calcext:value-type="float">
            <text:p>62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9" calcext:value-type="float">
            <text:p>8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6" calcext:value-type="float">
            <text:p>92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4" calcext:value-type="float">
            <text:p>93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2" calcext:value-type="float">
            <text:p>8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5" calcext:value-type="float">
            <text:p>82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1" calcext:value-type="float">
            <text:p>88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2" calcext:value-type="float">
            <text:p>89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5" calcext:value-type="float">
            <text:p>81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51" calcext:value-type="float">
            <text:p>105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0:22:35.4837182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4:43:37.602116643</meta:creation-date>
    <meta:generator>LibreOffice/6.4.6.2$Linux_X86_64 LibreOffice_project/40$Build-2</meta:generator>
    <dc:date>2021-01-26T10:38:30.605667104</dc:date>
    <meta:editing-duration>PT45M50S</meta:editing-duration>
    <meta:editing-cycles>6</meta:editing-cycles>
    <meta:document-statistic meta:table-count="1" meta:cell-count="2881" meta:object-count="0"/>
  </office:meta>
</office:document-meta>
</file>